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0.2035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0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#00ccff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>
      <style:table-cell-properties fo:background-color="#00ccff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2">
      <style:table-cell-properties fo:background-color="#00ccff"/>
    </style:style>
    <style:style style:name="ce6" style:family="table-cell" style:parent-style-name="Default" style:data-style-name="N123">
      <style:table-cell-properties fo:background-color="#00ccff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2">
      <style:table-cell-properties fo:background-color="#00ccff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00ccff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4">
      <style:table-cell-properties fo:background-color="#00ccff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fo:background-color="#00ccff"/>
    </style:style>
    <style:style style:name="ce11" style:family="table-cell" style:parent-style-name="Default" style:data-style-name="N121"/>
    <style:style style:name="ce12" style:family="table-cell" style:parent-style-name="Default" style:data-style-name="N123">
      <style:table-cell-properties fo:background-color="#00ccff"/>
    </style:style>
    <style:style style:name="ce1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6pt solid #000000" fo:background-color="#00ccff" style:text-align-source="fix" style:repeat-content="false" fo:border-left="none" fo:border-right="none" fo:border-top="none"/>
      <style:paragraph-properties fo:text-align="center" fo:margin-left="0in"/>
    </style:style>
    <style:style style:name="ce15" style:family="table-cell" style:parent-style-name="Default" style:data-style-name="N122">
      <style:table-cell-properties fo:border-bottom="0.06pt solid #000000" fo:background-color="#00ccff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 style:data-style-name="N122">
      <style:table-cell-properties fo:border-bottom="0.06pt solid #000000" fo:background-color="#00ccff" style:text-align-source="fix" style:repeat-content="false" fo:border-left="none" fo:border-right="none" fo:border-top="none"/>
      <style:paragraph-properties fo:text-align="center" fo:margin-left="0in"/>
      <style:text-properties style:font-name="Liberation Sans1"/>
    </style:style>
  </office:automatic-styles>
  <office:body>
    <office:spreadsheet>
      <table:table table:name="Nb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office:value-type="float" office:value="104.67" calcext:value-type="float">
            <text:p>104.67</text:p>
          </table:table-cell>
          <table:table-cell office:value-type="string" calcext:value-type="string">
            <text:p>91mNb</text:p>
          </table:table-cell>
          <table:table-cell office:value-type="float" office:value="60.86" calcext:value-type="float">
            <text:p>60.86</text:p>
          </table:table-cell>
          <table:table-cell office:value-type="string" calcext:value-type="string">
            <text:p>d</text:p>
          </table:table-cell>
          <table:table-cell table:formula="of:=[.C1]*86400" office:value-type="float" office:value="5258304" calcext:value-type="float">
            <text:p>5258304</text:p>
          </table:table-cell>
          <table:table-cell office:value-type="float" office:value="0.574" calcext:value-type="float">
            <text:p>0.574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style-name="Default" office:value-type="string" calcext:value-type="string">
            <text:p>Nuclide</text:p>
          </table:table-cell>
          <table:table-cell office:value-type="string" calcext:value-type="string">
            <text:p>Half-life</text:p>
          </table:table-cell>
          <table:table-cell table:style-name="Default" office:value-type="string" calcext:value-type="string">
            <text:p>E_gamma</text:p>
          </table:table-cell>
          <table:table-cell office:value-type="string" calcext:value-type="string">
            <text:p>I_gamma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2Na</text:p>
          </table:table-cell>
          <table:table-cell table:formula="of:=CONCATENATE([.S2];&quot;(&quot;;[.T2];&quot;) &quot;;[.U2])" office:value-type="string" office:string-value="2.6018(22) y" calcext:value-type="string">
            <text:p>2.6018(22) y</text:p>
          </table:table-cell>
          <table:table-cell table:style-name="ce5" office:value-type="float" office:value="1274.537" calcext:value-type="float">
            <text:p>1274.537</text:p>
          </table:table-cell>
          <table:table-cell office:value-type="string" calcext:value-type="string">
            <text:p>99.940(14)</text:p>
          </table:table-cell>
          <table:table-cell table:number-columns-repeated="2"/>
          <table:table-cell table:formula="of:=[.S2]*60" office:value-type="float" office:value="156.108" calcext:value-type="float">
            <text:p>156.108</text:p>
          </table:table-cell>
          <table:table-cell table:style-name="ce7" office:value-type="float" office:value="99.94" calcext:value-type="float">
            <text:p>99.940</text:p>
          </table:table-cell>
          <table:table-cell office:value-type="float" office:value="14" calcext:value-type="float">
            <text:p>14</text:p>
          </table:table-cell>
          <table:table-cell office:value-type="float" office:value="2.6018" calcext:value-type="float">
            <text:p>2.6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24Na</text:p>
          </table:table-cell>
          <table:table-cell table:formula="of:=CONCATENATE([.S3];&quot;(&quot;;[.T3];&quot;) &quot;;[.U3])" office:value-type="string" office:string-value="14.997(12) h" calcext:value-type="string">
            <text:p>14.997(12) h</text:p>
          </table:table-cell>
          <table:table-cell table:style-name="Default" office:value-type="float" office:value="1368.626" calcext:value-type="float">
            <text:p>1368.626</text:p>
          </table:table-cell>
          <table:table-cell table:formula="of:=CONCATENATE([.Q3];&quot;(&quot;;[.R3];&quot;)&quot;)" office:value-type="string" office:string-value="99.9936(15)" calcext:value-type="string">
            <text:p>99.9936(15)</text:p>
          </table:table-cell>
          <table:table-cell table:number-columns-repeated="2"/>
          <table:table-cell table:style-name="ce3"/>
          <table:table-cell table:style-name="ce3" office:value-type="float" office:value="99.9936" calcext:value-type="float">
            <text:p>99.9936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4.997" calcext:value-type="float">
            <text:p>14.9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22.48" calcext:value-type="float">
            <text:p>122.48</text:p>
          </table:table-cell>
          <table:table-cell office:value-type="string" calcext:value-type="string">
            <text:p>90Mo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h</text:p>
          </table:table-cell>
          <table:table-cell table:formula="of:=[.C4]*3600" office:value-type="float" office:value="20412" calcext:value-type="float">
            <text:p>204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 office:value-type="string" calcext:value-type="string">
            <text:p>51Cr</text:p>
          </table:table-cell>
          <table:table-cell table:formula="of:=CONCATENATE([.S4];&quot;(&quot;;[.T4];&quot;) &quot;;[.U4])" office:value-type="string" office:string-value="27.704(3) d" calcext:value-type="string">
            <text:p>27.704(3) d</text:p>
          </table:table-cell>
          <table:table-cell table:style-name="ce6" office:value-type="float" office:value="320.0824" calcext:value-type="float">
            <text:p>320.0824</text:p>
          </table:table-cell>
          <table:table-cell office:value-type="string" calcext:value-type="string">
            <text:p>9.910(10)</text:p>
          </table:table-cell>
          <table:table-cell table:style-name="ce4" table:number-columns-repeated="2"/>
          <table:table-cell table:style-name="ce4" table:formula="of:=[.S4]*24*3600" office:value-type="float" office:value="2393625.6" calcext:value-type="float">
            <text:p>2393625.60</text:p>
          </table:table-cell>
          <table:table-cell table:style-name="ce7" office:value-type="float" office:value="9.91" calcext:value-type="float">
            <text:p>9.910</text:p>
          </table:table-cell>
          <table:table-cell table:style-name="ce7" office:value-type="float" office:value="10" calcext:value-type="float">
            <text:p>10.000</text:p>
          </table:table-cell>
          <table:table-cell table:style-name="ce4" office:value-type="float" office:value="27.704" calcext:value-type="float">
            <text:p>27.7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52mMn</text:p>
          </table:table-cell>
          <table:table-cell table:formula="of:=CONCATENATE([.S5];&quot;(&quot;;[.T5];&quot;) &quot;;[.U5])" office:value-type="string" office:string-value="21.1(2) m" calcext:value-type="string">
            <text:p>21.1(2) m</text:p>
          </table:table-cell>
          <table:table-cell table:style-name="ce6" office:value-type="float" office:value="1434.06" calcext:value-type="float">
            <text:p>1434.0600</text:p>
          </table:table-cell>
          <table:table-cell table:formula="of:=CONCATENATE([.Q5];&quot;(&quot;;[.R5];&quot;)&quot;)" office:value-type="string" office:string-value="98.2(5)" calcext:value-type="string">
            <text:p>98.2(5)</text:p>
          </table:table-cell>
          <table:table-cell table:style-name="ce4" table:number-columns-repeated="3"/>
          <table:table-cell table:style-name="ce7" office:value-type="float" office:value="98.2" calcext:value-type="float">
            <text:p>98.200</text:p>
          </table:table-cell>
          <table:table-cell table:style-name="ce7" office:value-type="float" office:value="5" calcext:value-type="float">
            <text:p>5.000</text:p>
          </table:table-cell>
          <table:table-cell table:style-name="ce4" office:value-type="float" office:value="21.1" calcext:value-type="float">
            <text:p>21.10</text:p>
          </table:table-cell>
          <table:table-cell table:style-name="ce4" office:value-type="float" office:value="2" calcext:value-type="float">
            <text:p>2.00</text:p>
          </table:table-cell>
          <table:table-cell table:style-name="ce4" office:value-type="string" calcext:value-type="string">
            <text:p>m</text:p>
          </table:table-cell>
        </table:table-row>
        <table:table-row table:style-name="ro1">
          <table:table-cell office:value-type="float" office:value="132.52" calcext:value-type="float">
            <text:p>132.52</text:p>
          </table:table-cell>
          <table:table-cell office:value-type="string" calcext:value-type="string">
            <text:p>90Nb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h</text:p>
          </table:table-cell>
          <table:table-cell table:formula="of:=[.C6]*3600" office:value-type="float" office:value="52560" calcext:value-type="float">
            <text:p>52560</text:p>
          </table:table-cell>
          <table:table-cell office:value-type="float" office:value="4.13" calcext:value-type="float">
            <text:p>4.13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4" office:value-type="string" calcext:value-type="string">
            <text:p>52Mn</text:p>
          </table:table-cell>
          <table:table-cell table:formula="of:=CONCATENATE([.S6];&quot;(&quot;;[.T6];&quot;) &quot;;[.U6])" office:value-type="string" office:string-value="5.591(3) d" calcext:value-type="string">
            <text:p>5.591(3) d</text:p>
          </table:table-cell>
          <table:table-cell table:style-name="ce7" office:value-type="float" office:value="744.233" calcext:value-type="float">
            <text:p>744.233</text:p>
          </table:table-cell>
          <table:table-cell office:value-type="string" calcext:value-type="string">
            <text:p>90.0(12)</text:p>
          </table:table-cell>
          <table:table-cell table:style-name="ce4" table:number-columns-repeated="2"/>
          <table:table-cell table:style-name="ce4" table:formula="of:=[.S6]*24*3600" office:value-type="float" office:value="483062.4" calcext:value-type="float">
            <text:p>483062.40</text:p>
          </table:table-cell>
          <table:table-cell table:style-name="ce7" office:value-type="float" office:value="90" calcext:value-type="float">
            <text:p>90.000</text:p>
          </table:table-cell>
          <table:table-cell table:style-name="ce7" office:value-type="float" office:value="1.2" calcext:value-type="float">
            <text:p>1.200</text:p>
          </table:table-cell>
          <table:table-cell table:style-name="ce4" office:value-type="float" office:value="5.591" calcext:value-type="float">
            <text:p>5.59</text:p>
          </table:table-cell>
          <table:table-cell table:style-name="ce4" table:formula="of:=[.T4]" office:value-type="float" office:value="3" calcext:value-type="float">
            <text:p>3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140.91" calcext:value-type="float">
            <text:p>140.91</text:p>
          </table:table-cell>
          <table:table-cell office:value-type="string" calcext:value-type="string">
            <text:p>90Nb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h</text:p>
          </table:table-cell>
          <table:table-cell table:formula="of:=[.C7]*3600" office:value-type="float" office:value="52560" calcext:value-type="float">
            <text:p>52560</text:p>
          </table:table-cell>
          <table:table-cell office:value-type="float" office:value="66.8" calcext:value-type="float">
            <text:p>66.8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style-name="ce4"/>
          <table:table-cell table:formula="of:=CONCATENATE([.S7];&quot;(&quot;;[.T7];&quot;) &quot;;[.U7])" office:value-type="string" office:string-value="5.591(3) d" calcext:value-type="string">
            <text:p>5.591(3) d</text:p>
          </table:table-cell>
          <table:table-cell table:style-name="ce7" office:value-type="float" office:value="935.544" calcext:value-type="float">
            <text:p>935.544</text:p>
          </table:table-cell>
          <table:table-cell table:formula="of:=CONCATENATE([.Q7];&quot;(&quot;;[.R7];&quot;)&quot;)" office:value-type="string" office:string-value="94.5(13)" calcext:value-type="string">
            <text:p>94.5(13)</text:p>
          </table:table-cell>
          <table:table-cell table:style-name="ce4" table:number-columns-repeated="2"/>
          <table:table-cell table:style-name="ce4" table:formula="of:=[.S7]*24*3600" office:value-type="float" office:value="483062.4" calcext:value-type="float">
            <text:p>483062.40</text:p>
          </table:table-cell>
          <table:table-cell table:style-name="ce7" office:value-type="float" office:value="94.5" calcext:value-type="float">
            <text:p>94.500</text:p>
          </table:table-cell>
          <table:table-cell table:style-name="ce7" office:value-type="float" office:value="13" calcext:value-type="float">
            <text:p>13.000</text:p>
          </table:table-cell>
          <table:table-cell table:style-name="ce4" office:value-type="float" office:value="5.591" calcext:value-type="float">
            <text:p>5.59</text:p>
          </table:table-cell>
          <table:table-cell table:style-name="ce4" table:formula="of:=[.T6]" office:value-type="float" office:value="3" calcext:value-type="float">
            <text:p>3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151.03" calcext:value-type="float">
            <text:p>151.03</text:p>
          </table:table-cell>
          <table:table-cell office:value-type="string" calcext:value-type="string">
            <text:p>85mSr</text:p>
          </table:table-cell>
          <table:table-cell office:value-type="float" office:value="67.63" calcext:value-type="float">
            <text:p>67.63</text:p>
          </table:table-cell>
          <table:table-cell office:value-type="string" calcext:value-type="string">
            <text:p>m</text:p>
          </table:table-cell>
          <table:table-cell table:formula="of:=[.C8]*60" office:value-type="float" office:value="4057.8" calcext:value-type="float">
            <text:p>4057.8</text:p>
          </table:table-cell>
          <table:table-cell office:value-type="float" office:value="12.8" calcext:value-type="float">
            <text:p>12.8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4"/>
          <table:table-cell table:formula="of:=CONCATENATE([.S8];&quot;(&quot;;[.T8];&quot;) &quot;;[.U8])" office:value-type="string" office:string-value="5.591(3) d" calcext:value-type="string">
            <text:p>5.591(3) d</text:p>
          </table:table-cell>
          <table:table-cell table:style-name="ce7" office:value-type="float" office:value="1246.278" calcext:value-type="float">
            <text:p>1246.278</text:p>
          </table:table-cell>
          <table:table-cell table:formula="of:=CONCATENATE([.Q8];&quot;(&quot;;[.R8];&quot;)&quot;)" office:value-type="string" office:string-value="4.21(7)" calcext:value-type="string">
            <text:p>4.21(7)</text:p>
          </table:table-cell>
          <table:table-cell table:style-name="ce4" table:number-columns-repeated="2"/>
          <table:table-cell table:style-name="ce4" table:formula="of:=[.S8]*24*3600" office:value-type="float" office:value="483062.4" calcext:value-type="float">
            <text:p>483062.40</text:p>
          </table:table-cell>
          <table:table-cell table:style-name="ce7" office:value-type="float" office:value="4.21" calcext:value-type="float">
            <text:p>4.210</text:p>
          </table:table-cell>
          <table:table-cell table:style-name="ce7" office:value-type="float" office:value="7" calcext:value-type="float">
            <text:p>7.000</text:p>
          </table:table-cell>
          <table:table-cell table:style-name="ce4" office:value-type="float" office:value="5.591" calcext:value-type="float">
            <text:p>5.59</text:p>
          </table:table-cell>
          <table:table-cell table:style-name="ce4" table:formula="of:=[.T7]" office:value-type="float" office:value="3" calcext:value-type="float">
            <text:p>3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162.95" calcext:value-type="float">
            <text:p>162.95</text:p>
          </table:table-cell>
          <table:table-cell office:value-type="string" calcext:value-type="string">
            <text:p>90Mo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h</text:p>
          </table:table-cell>
          <table:table-cell table:formula="of:=[.C9]*3600" office:value-type="float" office:value="20412" calcext:value-type="float">
            <text:p>20412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style-name="ce4"/>
          <table:table-cell table:formula="of:=CONCATENATE([.S9];&quot;(&quot;;[.T9];&quot;) &quot;;[.U9])" office:value-type="string" office:string-value="5.591(3) d" calcext:value-type="string">
            <text:p>5.591(3) d</text:p>
          </table:table-cell>
          <table:table-cell table:style-name="ce7" office:value-type="float" office:value="1434.092" calcext:value-type="float">
            <text:p>1434.092</text:p>
          </table:table-cell>
          <table:table-cell office:value-type="string" calcext:value-type="string">
            <text:p>100.0(14)</text:p>
          </table:table-cell>
          <table:table-cell table:style-name="ce4" table:number-columns-repeated="2"/>
          <table:table-cell table:style-name="ce4" table:formula="of:=[.S9]*24*3600" office:value-type="float" office:value="483062.4" calcext:value-type="float">
            <text:p>483062.40</text:p>
          </table:table-cell>
          <table:table-cell table:style-name="ce7" office:value-type="float" office:value="100" calcext:value-type="float">
            <text:p>100.000</text:p>
          </table:table-cell>
          <table:table-cell table:style-name="ce7" office:value-type="float" office:value="14" calcext:value-type="float">
            <text:p>14.000</text:p>
          </table:table-cell>
          <table:table-cell table:style-name="ce4" office:value-type="float" office:value="5.591" calcext:value-type="float">
            <text:p>5.59</text:p>
          </table:table-cell>
          <table:table-cell table:style-name="ce4" table:formula="of:=[.T8]" office:value-type="float" office:value="3" calcext:value-type="float">
            <text:p>3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187.7" calcext:value-type="float">
            <text:p>187.70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10]*3600" office:value-type="float" office:value="53064" calcext:value-type="float">
            <text:p>53064</text:p>
          </table:table-cell>
          <table:table-cell office:value-type="float" office:value="1.26" calcext:value-type="float">
            <text:p>1.26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4" office:value-type="string" calcext:value-type="string">
            <text:p>54Mn</text:p>
          </table:table-cell>
          <table:table-cell office:value-type="string" calcext:value-type="string">
            <text:p>312.20(20)</text:p>
          </table:table-cell>
          <table:table-cell table:style-name="ce7" office:value-type="float" office:value="834.848" calcext:value-type="float">
            <text:p>834.848</text:p>
          </table:table-cell>
          <table:table-cell office:value-type="string" calcext:value-type="string">
            <text:p>99.9760(10)</text:p>
          </table:table-cell>
          <table:table-cell table:style-name="ce4" table:number-columns-repeated="2"/>
          <table:table-cell table:style-name="ce4" table:formula="of:=[.S10]*24*3600" office:value-type="float" office:value="26974080" calcext:value-type="float">
            <text:p>26974080.00</text:p>
          </table:table-cell>
          <table:table-cell table:style-name="ce7" office:value-type="float" office:value="99.976" calcext:value-type="float">
            <text:p>99.976</text:p>
          </table:table-cell>
          <table:table-cell table:style-name="ce7" office:value-type="float" office:value="10" calcext:value-type="float">
            <text:p>10.000</text:p>
          </table:table-cell>
          <table:table-cell table:style-name="ce4" office:value-type="float" office:value="312.2" calcext:value-type="float">
            <text:p>312.20</text:p>
          </table:table-cell>
          <table:table-cell table:style-name="ce4" office:value-type="float" office:value="20" calcext:value-type="float">
            <text:p>20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190.79" calcext:value-type="float">
            <text:p>190.79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11]*3600" office:value-type="float" office:value="53064" calcext:value-type="float">
            <text:p>53064</text:p>
          </table:table-cell>
          <table:table-cell office:value-type="float" office:value="1.01" calcext:value-type="float">
            <text:p>1.01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55Co</text:p>
          </table:table-cell>
          <table:table-cell table:formula="of:=CONCATENATE([.S11];&quot;(&quot;;[.T11];&quot;) &quot;;[.U11])" office:value-type="string" office:string-value="17.53(3) h" calcext:value-type="string">
            <text:p>17.53(3) h</text:p>
          </table:table-cell>
          <table:table-cell table:style-name="ce8" office:value-type="float" office:value="477.2" calcext:value-type="float">
            <text:p>477.2</text:p>
          </table:table-cell>
          <table:table-cell table:formula="of:=CONCATENATE([.Q11];&quot;(&quot;;[.R11];&quot;)&quot;)" office:value-type="string" office:string-value="20.2(17)" calcext:value-type="string">
            <text:p>20.2(17)</text:p>
          </table:table-cell>
          <table:table-cell table:style-name="ce4" table:number-columns-repeated="2"/>
          <table:table-cell table:style-name="ce4" table:formula="of:=[.S11]*3600" office:value-type="float" office:value="63108" calcext:value-type="float">
            <text:p>63108.00</text:p>
          </table:table-cell>
          <table:table-cell table:style-name="ce7" office:value-type="float" office:value="20.2" calcext:value-type="float">
            <text:p>20.200</text:p>
          </table:table-cell>
          <table:table-cell table:style-name="ce7" office:value-type="float" office:value="17" calcext:value-type="float">
            <text:p>17.000</text:p>
          </table:table-cell>
          <table:table-cell table:style-name="ce4" office:value-type="float" office:value="17.53" calcext:value-type="float">
            <text:p>17.53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202.99" calcext:value-type="float">
            <text:p>202.99</text:p>
          </table:table-cell>
          <table:table-cell office:value-type="string" calcext:value-type="string">
            <text:p>90Mo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h</text:p>
          </table:table-cell>
          <table:table-cell table:formula="of:=[.C12]*3600" office:value-type="float" office:value="20412" calcext:value-type="float">
            <text:p>20412</text:p>
          </table:table-cell>
          <table:table-cell office:value-type="float" office:value="6.4" calcext:value-type="float">
            <text:p>6.4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style-name="ce4"/>
          <table:table-cell table:formula="of:=CONCATENATE([.S12];&quot;(&quot;;[.T12];&quot;) &quot;;[.U12])" office:value-type="string" office:string-value="17.53(3) h" calcext:value-type="string">
            <text:p>17.53(3) h</text:p>
          </table:table-cell>
          <table:table-cell table:style-name="ce8" office:value-type="float" office:value="931.1" calcext:value-type="float">
            <text:p>931.1</text:p>
          </table:table-cell>
          <table:table-cell office:value-type="string" calcext:value-type="string">
            <text:p>75.0(35)</text:p>
          </table:table-cell>
          <table:table-cell table:style-name="ce4" table:number-columns-repeated="2"/>
          <table:table-cell table:style-name="ce4" table:formula="of:=[.S12]*3600" office:value-type="float" office:value="63108" calcext:value-type="float">
            <text:p>63108.00</text:p>
          </table:table-cell>
          <table:table-cell table:style-name="ce7" office:value-type="float" office:value="75" calcext:value-type="float">
            <text:p>75.000</text:p>
          </table:table-cell>
          <table:table-cell table:style-name="ce7" office:value-type="float" office:value="3.5" calcext:value-type="float">
            <text:p>3.500</text:p>
          </table:table-cell>
          <table:table-cell table:style-name="ce4" office:value-type="float" office:value="17.53" calcext:value-type="float">
            <text:p>17.53</text:p>
          </table:table-cell>
          <table:table-cell table:style-name="ce4" table:formula="of:=[.T11]" office:value-type="float" office:value="3" calcext:value-type="float">
            <text:p>3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231.59" calcext:value-type="float">
            <text:p>231.59</text:p>
          </table:table-cell>
          <table:table-cell office:value-type="string" calcext:value-type="string">
            <text:p>85mSr</text:p>
          </table:table-cell>
          <table:table-cell office:value-type="float" office:value="67.63" calcext:value-type="float">
            <text:p>67.63</text:p>
          </table:table-cell>
          <table:table-cell office:value-type="string" calcext:value-type="string">
            <text:p>m</text:p>
          </table:table-cell>
          <table:table-cell table:formula="of:=[.C13]*60" office:value-type="float" office:value="4057.8" calcext:value-type="float">
            <text:p>4057.8</text:p>
          </table:table-cell>
          <table:table-cell office:value-type="float" office:value="83.9" calcext:value-type="float">
            <text:p>83.9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4"/>
          <table:table-cell table:formula="of:=CONCATENATE([.S13];&quot;(&quot;;[.T13];&quot;) &quot;;[.U13])" office:value-type="string" office:string-value="17.53(3) h" calcext:value-type="string">
            <text:p>17.53(3) h</text:p>
          </table:table-cell>
          <table:table-cell table:style-name="ce8" office:value-type="float" office:value="1316.6" calcext:value-type="float">
            <text:p>1316.6</text:p>
          </table:table-cell>
          <table:table-cell table:formula="of:=CONCATENATE([.Q13];&quot;(&quot;;[.R13];&quot;)&quot;)" office:value-type="string" office:string-value="7.1(3)" calcext:value-type="string">
            <text:p>7.1(3)</text:p>
          </table:table-cell>
          <table:table-cell table:style-name="ce4" table:number-columns-repeated="2"/>
          <table:table-cell table:style-name="ce4" table:formula="of:=[.S13]*3600" office:value-type="float" office:value="63108" calcext:value-type="float">
            <text:p>63108.00</text:p>
          </table:table-cell>
          <table:table-cell table:style-name="ce7" office:value-type="float" office:value="7.1" calcext:value-type="float">
            <text:p>7.100</text:p>
          </table:table-cell>
          <table:table-cell table:style-name="ce7" office:value-type="float" office:value="3" calcext:value-type="float">
            <text:p>3.000</text:p>
          </table:table-cell>
          <table:table-cell table:style-name="ce4" office:value-type="float" office:value="17.53" calcext:value-type="float">
            <text:p>17.53</text:p>
          </table:table-cell>
          <table:table-cell table:style-name="ce4" table:formula="of:=[.T12]" office:value-type="float" office:value="3" calcext:value-type="float">
            <text:p>3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242.84" calcext:value-type="float">
            <text:p>242.84</text:p>
          </table:table-cell>
          <table:table-cell office:value-type="string" calcext:value-type="string">
            <text:p>86Zr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</text:p>
          </table:table-cell>
          <table:table-cell table:formula="of:=[.C14]*3600" office:value-type="float" office:value="59400" calcext:value-type="float">
            <text:p>59400</text:p>
          </table:table-cell>
          <table:table-cell office:value-type="float" office:value="95.84" calcext:value-type="float">
            <text:p>95.84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style-name="ce4"/>
          <table:table-cell table:formula="of:=CONCATENATE([.S14];&quot;(&quot;;[.T14];&quot;) &quot;;[.U14])" office:value-type="string" office:string-value="17.53(3) h" calcext:value-type="string">
            <text:p>17.53(3) h</text:p>
          </table:table-cell>
          <table:table-cell table:style-name="ce8" office:value-type="float" office:value="1408.5" calcext:value-type="float">
            <text:p>1408.5</text:p>
          </table:table-cell>
          <table:table-cell table:formula="of:=CONCATENATE([.Q14];&quot;(&quot;;[.R14];&quot;)&quot;)" office:value-type="string" office:string-value="16.9(8)" calcext:value-type="string">
            <text:p>16.9(8)</text:p>
          </table:table-cell>
          <table:table-cell table:style-name="ce4" table:number-columns-repeated="2"/>
          <table:table-cell table:style-name="ce4" table:formula="of:=[.S14]*3600" office:value-type="float" office:value="63108" calcext:value-type="float">
            <text:p>63108.00</text:p>
          </table:table-cell>
          <table:table-cell table:style-name="ce7" office:value-type="float" office:value="16.9" calcext:value-type="float">
            <text:p>16.900</text:p>
          </table:table-cell>
          <table:table-cell table:style-name="ce7" office:value-type="float" office:value="8" calcext:value-type="float">
            <text:p>8.000</text:p>
          </table:table-cell>
          <table:table-cell table:style-name="ce4" office:value-type="float" office:value="17.53" calcext:value-type="float">
            <text:p>17.53</text:p>
          </table:table-cell>
          <table:table-cell table:style-name="ce4" table:formula="of:=[.T13]" office:value-type="float" office:value="3" calcext:value-type="float">
            <text:p>3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257.43" calcext:value-type="float">
            <text:p>257.43</text:p>
          </table:table-cell>
          <table:table-cell office:value-type="string" calcext:value-type="string">
            <text:p>90Mo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h</text:p>
          </table:table-cell>
          <table:table-cell table:formula="of:=[.C15]*3600" office:value-type="float" office:value="20412" calcext:value-type="float">
            <text:p>20412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style-name="ce4" office:value-type="string" calcext:value-type="string">
            <text:p>56Ni</text:p>
          </table:table-cell>
          <table:table-cell table:formula="of:=CONCATENATE([.S15];&quot;(&quot;;[.T15];&quot;) &quot;;[.U15])" office:value-type="string" office:string-value="6.075(10) d" calcext:value-type="string">
            <text:p>6.075(10) d</text:p>
          </table:table-cell>
          <table:table-cell table:style-name="ce4" office:value-type="float" office:value="158.38" calcext:value-type="float">
            <text:p>158.38</text:p>
          </table:table-cell>
          <table:table-cell table:formula="of:=CONCATENATE([.Q15];&quot;(&quot;;[.R15];&quot;)&quot;)" office:value-type="string" office:string-value="98.8(10)" calcext:value-type="string">
            <text:p>98.8(10)</text:p>
          </table:table-cell>
          <table:table-cell table:style-name="ce4" table:number-columns-repeated="2"/>
          <table:table-cell table:style-name="ce4" table:formula="of:=[.S15]*24*3600" office:value-type="float" office:value="524880" calcext:value-type="float">
            <text:p>524880.00</text:p>
          </table:table-cell>
          <table:table-cell table:style-name="ce7" office:value-type="float" office:value="98.8" calcext:value-type="float">
            <text:p>98.800</text:p>
          </table:table-cell>
          <table:table-cell table:style-name="ce7" office:value-type="float" office:value="10" calcext:value-type="float">
            <text:p>10.000</text:p>
          </table:table-cell>
          <table:table-cell table:style-name="ce4" office:value-type="float" office:value="6.075" calcext:value-type="float">
            <text:p>6.08</text:p>
          </table:table-cell>
          <table:table-cell table:style-name="ce4" office:value-type="float" office:value="10" calcext:value-type="float">
            <text:p>10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263.06" calcext:value-type="float">
            <text:p>263.06</text:p>
          </table:table-cell>
          <table:table-cell office:value-type="string" calcext:value-type="string">
            <text:p>93mMo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h</text:p>
          </table:table-cell>
          <table:table-cell table:formula="of:=[.C16]*3600" office:value-type="float" office:value="24660" calcext:value-type="float">
            <text:p>24660</text:p>
          </table:table-cell>
          <table:table-cell office:value-type="float" office:value="57.4" calcext:value-type="float">
            <text:p>57.4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table:style-name="ce4"/>
          <table:table-cell table:formula="of:=CONCATENATE([.S16];&quot;(&quot;;[.T16];&quot;) &quot;;[.U16])" office:value-type="string" office:string-value="6.075(10) d" calcext:value-type="string">
            <text:p>6.075(10) d</text:p>
          </table:table-cell>
          <table:table-cell table:style-name="ce4" office:value-type="float" office:value="269.5" calcext:value-type="float">
            <text:p>269.50</text:p>
          </table:table-cell>
          <table:table-cell table:formula="of:=CONCATENATE([.Q16];&quot;(&quot;;[.R16];&quot;)&quot;)" office:value-type="string" office:string-value="36.5(8)" calcext:value-type="string">
            <text:p>36.5(8)</text:p>
          </table:table-cell>
          <table:table-cell table:style-name="ce4" table:number-columns-repeated="2"/>
          <table:table-cell table:style-name="ce4" table:formula="of:=[.S16]*24*3600" office:value-type="float" office:value="524880" calcext:value-type="float">
            <text:p>524880.00</text:p>
          </table:table-cell>
          <table:table-cell table:style-name="ce7" office:value-type="float" office:value="36.5" calcext:value-type="float">
            <text:p>36.500</text:p>
          </table:table-cell>
          <table:table-cell table:style-name="ce7" office:value-type="float" office:value="8" calcext:value-type="float">
            <text:p>8.000</text:p>
          </table:table-cell>
          <table:table-cell table:style-name="ce4" office:value-type="float" office:value="6.075" calcext:value-type="float">
            <text:p>6.08</text:p>
          </table:table-cell>
          <table:table-cell table:style-name="ce4" table:formula="of:=[.T15]" office:value-type="float" office:value="10" calcext:value-type="float">
            <text:p>10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306.77" calcext:value-type="float">
            <text:p>306.77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17]*3600" office:value-type="float" office:value="53064" calcext:value-type="float">
            <text:p>53064</text:p>
          </table:table-cell>
          <table:table-cell office:value-type="float" office:value="3.47" calcext:value-type="float">
            <text:p>3.47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table:style-name="ce4"/>
          <table:table-cell table:formula="of:=CONCATENATE([.S17];&quot;(&quot;;[.T17];&quot;) &quot;;[.U17])" office:value-type="string" office:string-value="6.075(10) d" calcext:value-type="string">
            <text:p>6.075(10) d</text:p>
          </table:table-cell>
          <table:table-cell table:style-name="ce4" office:value-type="float" office:value="480.44" calcext:value-type="float">
            <text:p>480.44</text:p>
          </table:table-cell>
          <table:table-cell table:formula="of:=CONCATENATE([.Q17];&quot;(&quot;;[.R17];&quot;)&quot;)" office:value-type="string" office:string-value="36.5(8)" calcext:value-type="string">
            <text:p>36.5(8)</text:p>
          </table:table-cell>
          <table:table-cell table:style-name="ce4" table:number-columns-repeated="2"/>
          <table:table-cell table:style-name="ce4" table:formula="of:=[.S17]*24*3600" office:value-type="float" office:value="524880" calcext:value-type="float">
            <text:p>524880.00</text:p>
          </table:table-cell>
          <table:table-cell table:style-name="ce7" office:value-type="float" office:value="36.5" calcext:value-type="float">
            <text:p>36.500</text:p>
          </table:table-cell>
          <table:table-cell table:style-name="ce7" office:value-type="float" office:value="8" calcext:value-type="float">
            <text:p>8.000</text:p>
          </table:table-cell>
          <table:table-cell table:style-name="ce4" office:value-type="float" office:value="6.075" calcext:value-type="float">
            <text:p>6.08</text:p>
          </table:table-cell>
          <table:table-cell table:style-name="ce4" table:formula="of:=[.T16]" office:value-type="float" office:value="10" calcext:value-type="float">
            <text:p>10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323.03" calcext:value-type="float">
            <text:p>323.03</text:p>
          </table:table-cell>
          <table:table-cell office:value-type="string" calcext:value-type="string">
            <text:p>90Mo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h</text:p>
          </table:table-cell>
          <table:table-cell table:formula="of:=[.C18]*3600" office:value-type="float" office:value="20412" calcext:value-type="float">
            <text:p>20412</text:p>
          </table:table-cell>
          <table:table-cell office:value-type="float" office:value="6.3" calcext:value-type="float">
            <text:p>6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style-name="ce4"/>
          <table:table-cell table:formula="of:=CONCATENATE([.S18];&quot;(&quot;;[.T18];&quot;) &quot;;[.U18])" office:value-type="string" office:string-value="6.075(10) d" calcext:value-type="string">
            <text:p>6.075(10) d</text:p>
          </table:table-cell>
          <table:table-cell table:style-name="ce4" office:value-type="float" office:value="749.95" calcext:value-type="float">
            <text:p>749.95</text:p>
          </table:table-cell>
          <table:table-cell table:formula="of:=CONCATENATE([.Q18];&quot;(&quot;;[.R18];&quot;)&quot;)" office:value-type="string" office:string-value="49.5(12)" calcext:value-type="string">
            <text:p>49.5(12)</text:p>
          </table:table-cell>
          <table:table-cell table:style-name="ce4" table:number-columns-repeated="2"/>
          <table:table-cell table:style-name="ce4" table:formula="of:=[.S18]*24*3600" office:value-type="float" office:value="524880" calcext:value-type="float">
            <text:p>524880.00</text:p>
          </table:table-cell>
          <table:table-cell table:style-name="ce7" office:value-type="float" office:value="49.5" calcext:value-type="float">
            <text:p>49.500</text:p>
          </table:table-cell>
          <table:table-cell table:style-name="ce7" office:value-type="float" office:value="12" calcext:value-type="float">
            <text:p>12.000</text:p>
          </table:table-cell>
          <table:table-cell table:style-name="ce4" office:value-type="float" office:value="6.075" calcext:value-type="float">
            <text:p>6.08</text:p>
          </table:table-cell>
          <table:table-cell table:style-name="ce4" table:formula="of:=[.T17]" office:value-type="float" office:value="10" calcext:value-type="float">
            <text:p>10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table:number-columns-repeated="9"/>
          <table:table-cell table:style-name="ce4"/>
          <table:table-cell table:formula="of:=CONCATENATE([.S19];&quot;(&quot;;[.T19];&quot;) &quot;;[.U19])" office:value-type="string" office:string-value="6.075(10) d" calcext:value-type="string">
            <text:p>6.075(10) d</text:p>
          </table:table-cell>
          <table:table-cell table:style-name="ce4" office:value-type="float" office:value="811.85" calcext:value-type="float">
            <text:p>811.85</text:p>
          </table:table-cell>
          <table:table-cell office:value-type="string" calcext:value-type="string">
            <text:p>86.0(9)</text:p>
          </table:table-cell>
          <table:table-cell table:style-name="ce4" table:number-columns-repeated="3"/>
          <table:table-cell table:style-name="ce7" table:number-columns-repeated="2"/>
          <table:table-cell table:style-name="ce4" table:formula="of:=[.S18]" office:value-type="float" office:value="6.075" calcext:value-type="float">
            <text:p>6.08</text:p>
          </table:table-cell>
          <table:table-cell table:style-name="ce4" table:formula="of:=[.T18]" office:value-type="float" office:value="10" calcext:value-type="float">
            <text:p>10.00</text:p>
          </table:table-cell>
          <table:table-cell table:style-name="ce4" table:formula="of:=[.U18]" office:value-type="string" office:string-value="d" calcext:value-type="string">
            <text:p>d</text:p>
          </table:table-cell>
        </table:table-row>
        <table:table-row table:style-name="ro1">
          <table:table-cell table:number-columns-repeated="9"/>
          <table:table-cell table:style-name="ce4"/>
          <table:table-cell table:formula="of:=CONCATENATE([.S20];&quot;(&quot;;[.T20];&quot;) &quot;;[.U20])" office:value-type="string" office:string-value="6.075(10) d" calcext:value-type="string">
            <text:p>6.075(10) d</text:p>
          </table:table-cell>
          <table:table-cell table:style-name="ce4" office:value-type="float" office:value="1561.8" calcext:value-type="float">
            <text:p>1561.80</text:p>
          </table:table-cell>
          <table:table-cell office:value-type="string" calcext:value-type="string">
            <text:p>14.0(6)</text:p>
          </table:table-cell>
          <table:table-cell table:style-name="ce4" table:number-columns-repeated="3"/>
          <table:table-cell table:style-name="ce7" table:number-columns-repeated="2"/>
          <table:table-cell table:style-name="ce4" table:formula="of:=[.S19]" office:value-type="float" office:value="6.075" calcext:value-type="float">
            <text:p>6.08</text:p>
          </table:table-cell>
          <table:table-cell table:style-name="ce4" table:formula="of:=[.T19]" office:value-type="float" office:value="10" calcext:value-type="float">
            <text:p>10.00</text:p>
          </table:table-cell>
          <table:table-cell table:style-name="ce4" table:formula="of:=[.U19]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371.07" calcext:value-type="float">
            <text:p>371.07</text:p>
          </table:table-cell>
          <table:table-cell office:value-type="string" calcext:value-type="string">
            <text:p>90Nb – blurred w/ 86Y 370.28?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h</text:p>
          </table:table-cell>
          <table:table-cell table:formula="of:=[.C21]*3600" office:value-type="float" office:value="52560" calcext:value-type="float">
            <text:p>52560</text:p>
          </table:table-cell>
          <table:table-cell office:value-type="float" office:value="1.8" calcext:value-type="float">
            <text:p>1.8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style-name="ce4" office:value-type="string" calcext:value-type="string">
            <text:p>56Co</text:p>
          </table:table-cell>
          <table:table-cell table:formula="of:=CONCATENATE([.S21];&quot;(&quot;;[.T21];&quot;) &quot;;[.U21])" office:value-type="string" office:string-value="77.236(26) d" calcext:value-type="string">
            <text:p>77.236(26) d</text:p>
          </table:table-cell>
          <table:table-cell table:style-name="ce7" office:value-type="float" office:value="846.77" calcext:value-type="float">
            <text:p>846.770</text:p>
          </table:table-cell>
          <table:table-cell table:formula="of:=CONCATENATE([.Q21];&quot;(&quot;;[.R21];&quot;)&quot;)" office:value-type="string" office:string-value="99.9399(2)" calcext:value-type="string">
            <text:p>99.9399(2)</text:p>
          </table:table-cell>
          <table:table-cell table:style-name="ce4" table:number-columns-repeated="2"/>
          <table:table-cell table:style-name="ce4" table:formula="of:=[.S21]*24*3600" office:value-type="float" office:value="6673190.4" calcext:value-type="float">
            <text:p>6673190.40</text:p>
          </table:table-cell>
          <table:table-cell table:style-name="ce7" office:value-type="float" office:value="99.9399" calcext:value-type="float">
            <text:p>99.940</text:p>
          </table:table-cell>
          <table:table-cell table:style-name="ce7" office:value-type="float" office:value="2" calcext:value-type="float">
            <text:p>2.000</text:p>
          </table:table-cell>
          <table:table-cell table:style-name="ce4" office:value-type="float" office:value="77.236" calcext:value-type="float">
            <text:p>77.24</text:p>
          </table:table-cell>
          <table:table-cell table:style-name="ce4" office:value-type="float" office:value="26" calcext:value-type="float">
            <text:p>26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380.61" calcext:value-type="float">
            <text:p>380.61</text:p>
          </table:table-cell>
          <table:table-cell office:value-type="string" calcext:value-type="string">
            <text:p>87mY, maybe some 83Sr?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h</text:p>
          </table:table-cell>
          <table:table-cell table:formula="of:=[.C22]*3600" office:value-type="float" office:value="48132" calcext:value-type="float">
            <text:p>48132</text:p>
          </table:table-cell>
          <table:table-cell office:value-type="float" office:value="78.05" calcext:value-type="float">
            <text:p>78.05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4"/>
          <table:table-cell table:formula="of:=CONCATENATE([.S22];&quot;(&quot;;[.T22];&quot;) &quot;;[.U22])" office:value-type="string" office:string-value="77.236(26) d" calcext:value-type="string">
            <text:p>77.236(26) d</text:p>
          </table:table-cell>
          <table:table-cell table:style-name="ce7" office:value-type="float" office:value="977.372" calcext:value-type="float">
            <text:p>977.372</text:p>
          </table:table-cell>
          <table:table-cell table:formula="of:=CONCATENATE([.Q22];&quot;(&quot;;[.R22];&quot;)&quot;)" office:value-type="string" office:string-value="1.421(6)" calcext:value-type="string">
            <text:p>1.421(6)</text:p>
          </table:table-cell>
          <table:table-cell table:style-name="ce4" table:number-columns-repeated="2"/>
          <table:table-cell table:style-name="ce4" table:formula="of:=[.S22]*24*3600" office:value-type="float" office:value="6673190.4" calcext:value-type="float">
            <text:p>6673190.40</text:p>
          </table:table-cell>
          <table:table-cell table:style-name="ce7" office:value-type="float" office:value="1.421" calcext:value-type="float">
            <text:p>1.421</text:p>
          </table:table-cell>
          <table:table-cell table:style-name="ce7" office:value-type="float" office:value="6" calcext:value-type="float">
            <text:p>6.000</text:p>
          </table:table-cell>
          <table:table-cell table:style-name="ce4" office:value-type="float" office:value="77.236" calcext:value-type="float">
            <text:p>77.24</text:p>
          </table:table-cell>
          <table:table-cell table:style-name="ce4" office:value-type="float" office:value="26" calcext:value-type="float">
            <text:p>26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388.29" calcext:value-type="float">
            <text:p>388.29</text:p>
          </table:table-cell>
          <table:table-cell office:value-type="string" calcext:value-type="string">
            <text:p>87Y</text:p>
          </table:table-cell>
          <table:table-cell office:value-type="float" office:value="79.8" calcext:value-type="float">
            <text:p>79.8</text:p>
          </table:table-cell>
          <table:table-cell office:value-type="string" calcext:value-type="string">
            <text:p>h</text:p>
          </table:table-cell>
          <table:table-cell table:formula="of:=[.C23]*3600" office:value-type="float" office:value="287280" calcext:value-type="float">
            <text:p>287280</text:p>
          </table:table-cell>
          <table:table-cell office:value-type="float" office:value="82.2" calcext:value-type="float">
            <text:p>82.2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style-name="ce4"/>
          <table:table-cell table:formula="of:=CONCATENATE([.S23];&quot;(&quot;;[.T23];&quot;) &quot;;[.U23])" office:value-type="string" office:string-value="77.236(26) d" calcext:value-type="string">
            <text:p>77.236(26) d</text:p>
          </table:table-cell>
          <table:table-cell table:style-name="ce7" office:value-type="float" office:value="1037.843" calcext:value-type="float">
            <text:p>1037.843</text:p>
          </table:table-cell>
          <table:table-cell table:formula="of:=CONCATENATE([.Q23];&quot;(&quot;;[.R23];&quot;)&quot;)" office:value-type="string" office:string-value="14.05(4)" calcext:value-type="string">
            <text:p>14.05(4)</text:p>
          </table:table-cell>
          <table:table-cell table:style-name="ce4" table:number-columns-repeated="2"/>
          <table:table-cell table:style-name="ce4" table:formula="of:=[.S23]*24*3600" office:value-type="float" office:value="6673190.4" calcext:value-type="float">
            <text:p>6673190.40</text:p>
          </table:table-cell>
          <table:table-cell table:style-name="ce7" office:value-type="float" office:value="14.05" calcext:value-type="float">
            <text:p>14.050</text:p>
          </table:table-cell>
          <table:table-cell table:style-name="ce7" office:value-type="float" office:value="4" calcext:value-type="float">
            <text:p>4.000</text:p>
          </table:table-cell>
          <table:table-cell table:style-name="ce4" office:value-type="float" office:value="77.236" calcext:value-type="float">
            <text:p>77.24</text:p>
          </table:table-cell>
          <table:table-cell table:style-name="ce4" office:value-type="float" office:value="26" calcext:value-type="float">
            <text:p>26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392.72" calcext:value-type="float">
            <text:p>392.72</text:p>
          </table:table-cell>
          <table:table-cell office:value-type="string" calcext:value-type="string">
            <text:p>88Zr</text:p>
          </table:table-cell>
          <table:table-cell office:value-type="float" office:value="83.4" calcext:value-type="float">
            <text:p>83.4</text:p>
          </table:table-cell>
          <table:table-cell office:value-type="string" calcext:value-type="string">
            <text:p>d</text:p>
          </table:table-cell>
          <table:table-cell table:formula="of:=[.C24]*24*3600" office:value-type="float" office:value="7205760" calcext:value-type="float">
            <text:p>7205760</text:p>
          </table:table-cell>
          <table:table-cell office:value-type="float" office:value="97.29" calcext:value-type="float">
            <text:p>97.29</text:p>
          </table:table-cell>
          <table:table-cell office:value-type="float" office:value="0.1433" calcext:value-type="float">
            <text:p>0.1433</text:p>
          </table:table-cell>
          <table:table-cell table:number-columns-repeated="2"/>
          <table:table-cell table:style-name="ce4"/>
          <table:table-cell table:formula="of:=CONCATENATE([.S24];&quot;(&quot;;[.T24];&quot;) &quot;;[.U24])" office:value-type="string" office:string-value="77.236(26) d" calcext:value-type="string">
            <text:p>77.236(26) d</text:p>
          </table:table-cell>
          <table:table-cell table:style-name="ce7" office:value-type="float" office:value="1238.288" calcext:value-type="float">
            <text:p>1238.288</text:p>
          </table:table-cell>
          <table:table-cell table:formula="of:=CONCATENATE([.Q24];&quot;(&quot;;[.R24];&quot;)&quot;)" office:value-type="string" office:string-value="66.46(12)" calcext:value-type="string">
            <text:p>66.46(12)</text:p>
          </table:table-cell>
          <table:table-cell table:style-name="ce4" table:number-columns-repeated="2"/>
          <table:table-cell table:style-name="ce4" table:formula="of:=[.S24]*24*3600" office:value-type="float" office:value="6673190.4" calcext:value-type="float">
            <text:p>6673190.40</text:p>
          </table:table-cell>
          <table:table-cell table:style-name="ce7" office:value-type="float" office:value="66.46" calcext:value-type="float">
            <text:p>66.460</text:p>
          </table:table-cell>
          <table:table-cell table:style-name="ce7" office:value-type="float" office:value="12" calcext:value-type="float">
            <text:p>12.000</text:p>
          </table:table-cell>
          <table:table-cell table:style-name="ce4" office:value-type="float" office:value="77.236" calcext:value-type="float">
            <text:p>77.24</text:p>
          </table:table-cell>
          <table:table-cell table:style-name="ce4" table:formula="of:=[.T23]" office:value-type="float" office:value="26" calcext:value-type="float">
            <text:p>26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419.74" calcext:value-type="float">
            <text:p>419.74</text:p>
          </table:table-cell>
          <table:table-cell office:value-type="string" calcext:value-type="string">
            <text:p>83Sr</text:p>
          </table:table-cell>
          <table:table-cell office:value-type="float" office:value="32.41" calcext:value-type="float">
            <text:p>32.41</text:p>
          </table:table-cell>
          <table:table-cell office:value-type="string" calcext:value-type="string">
            <text:p>h</text:p>
          </table:table-cell>
          <table:table-cell table:formula="of:=[.C25]*3600" office:value-type="float" office:value="116676" calcext:value-type="float">
            <text:p>116676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4"/>
          <table:table-cell table:formula="of:=CONCATENATE([.S25];&quot;(&quot;;[.T25];&quot;) &quot;;[.U25])" office:value-type="string" office:string-value="77.236(26) d" calcext:value-type="string">
            <text:p>77.236(26) d</text:p>
          </table:table-cell>
          <table:table-cell table:style-name="ce7" office:value-type="float" office:value="1360.212" calcext:value-type="float">
            <text:p>1360.212</text:p>
          </table:table-cell>
          <table:table-cell table:formula="of:=CONCATENATE([.Q25];&quot;(&quot;;[.R25];&quot;)&quot;)" office:value-type="string" office:string-value="4.283(12)" calcext:value-type="string">
            <text:p>4.283(12)</text:p>
          </table:table-cell>
          <table:table-cell table:style-name="ce4" table:number-columns-repeated="2"/>
          <table:table-cell table:style-name="ce4" table:formula="of:=[.S25]*24*3600" office:value-type="float" office:value="6673190.4" calcext:value-type="float">
            <text:p>6673190.40</text:p>
          </table:table-cell>
          <table:table-cell table:style-name="ce7" office:value-type="float" office:value="4.283" calcext:value-type="float">
            <text:p>4.283</text:p>
          </table:table-cell>
          <table:table-cell table:style-name="ce7" office:value-type="float" office:value="12" calcext:value-type="float">
            <text:p>12.000</text:p>
          </table:table-cell>
          <table:table-cell table:style-name="ce4" office:value-type="float" office:value="77.236" calcext:value-type="float">
            <text:p>77.24</text:p>
          </table:table-cell>
          <table:table-cell table:style-name="ce4" table:formula="of:=[.T24]" office:value-type="float" office:value="26" calcext:value-type="float">
            <text:p>26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442.84" calcext:value-type="float">
            <text:p>442.84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26]*3600" office:value-type="float" office:value="53064" calcext:value-type="float">
            <text:p>53064</text:p>
          </table:table-cell>
          <table:table-cell office:value-type="float" office:value="16.9" calcext:value-type="float">
            <text:p>16.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4"/>
          <table:table-cell table:formula="of:=CONCATENATE([.S26];&quot;(&quot;;[.T26];&quot;) &quot;;[.U26])" office:value-type="string" office:string-value="77.236(26) d" calcext:value-type="string">
            <text:p>77.236(26) d</text:p>
          </table:table-cell>
          <table:table-cell table:style-name="ce7" office:value-type="float" office:value="1771.357" calcext:value-type="float">
            <text:p>1771.357</text:p>
          </table:table-cell>
          <table:table-cell table:formula="of:=CONCATENATE([.Q26];&quot;(&quot;;[.R26];&quot;)&quot;)" office:value-type="string" office:string-value="15.41(6)" calcext:value-type="string">
            <text:p>15.41(6)</text:p>
          </table:table-cell>
          <table:table-cell table:style-name="ce4" table:number-columns-repeated="2"/>
          <table:table-cell table:style-name="ce4" table:formula="of:=[.S26]*24*3600" office:value-type="float" office:value="6673190.4" calcext:value-type="float">
            <text:p>6673190.40</text:p>
          </table:table-cell>
          <table:table-cell table:style-name="ce7" office:value-type="float" office:value="15.41" calcext:value-type="float">
            <text:p>15.410</text:p>
          </table:table-cell>
          <table:table-cell table:style-name="ce7" office:value-type="float" office:value="6" calcext:value-type="float">
            <text:p>6.000</text:p>
          </table:table-cell>
          <table:table-cell table:style-name="ce4" office:value-type="float" office:value="77.236" calcext:value-type="float">
            <text:p>77.24</text:p>
          </table:table-cell>
          <table:table-cell table:style-name="ce4" table:formula="of:=[.T25]" office:value-type="float" office:value="26" calcext:value-type="float">
            <text:p>26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445.09" calcext:value-type="float">
            <text:p>445.09</text:p>
          </table:table-cell>
          <table:table-cell office:value-type="string" calcext:value-type="string">
            <text:p>90Mo – blurred w/ 86Y 444.18?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h</text:p>
          </table:table-cell>
          <table:table-cell table:formula="of:=[.C27]*3600" office:value-type="float" office:value="20412" calcext:value-type="float">
            <text:p>2041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style-name="ce4" office:value-type="string" calcext:value-type="string">
            <text:p>57Ni</text:p>
          </table:table-cell>
          <table:table-cell office:value-type="string" calcext:value-type="string">
            <text:p>35.60(6) h</text:p>
          </table:table-cell>
          <table:table-cell table:style-name="ce7" office:value-type="float" office:value="127.164" calcext:value-type="float">
            <text:p>127.164</text:p>
          </table:table-cell>
          <table:table-cell table:formula="of:=CONCATENATE([.Q27];&quot;(&quot;;[.R27];&quot;)&quot;)" office:value-type="string" office:string-value="16.7(5)" calcext:value-type="string">
            <text:p>16.7(5)</text:p>
          </table:table-cell>
          <table:table-cell table:style-name="ce4" table:number-columns-repeated="2"/>
          <table:table-cell table:style-name="ce4" table:formula="of:=[.S27]*3600" office:value-type="float" office:value="128160" calcext:value-type="float">
            <text:p>128160.00</text:p>
          </table:table-cell>
          <table:table-cell table:style-name="ce7" office:value-type="float" office:value="16.7" calcext:value-type="float">
            <text:p>16.700</text:p>
          </table:table-cell>
          <table:table-cell table:style-name="ce7" office:value-type="float" office:value="5" calcext:value-type="float">
            <text:p>5.000</text:p>
          </table:table-cell>
          <table:table-cell table:style-name="ce4" office:value-type="float" office:value="35.6" calcext:value-type="float">
            <text:p>35.60</text:p>
          </table:table-cell>
          <table:table-cell table:style-name="ce4" office:value-type="float" office:value="6" calcext:value-type="float">
            <text:p>6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472.13" calcext:value-type="float">
            <text:p>472.13</text:p>
          </table:table-cell>
          <table:table-cell office:value-type="string" calcext:value-type="string">
            <text:p>90Mo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h</text:p>
          </table:table-cell>
          <table:table-cell table:formula="of:=[.C28]*3600" office:value-type="float" office:value="20412" calcext:value-type="float">
            <text:p>20412</text:p>
          </table:table-cell>
          <table:table-cell office:value-type="float" office:value="1.42" calcext:value-type="float">
            <text:p>1.42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table:style-name="ce4"/>
          <table:table-cell table:formula="of:=[.K27]" office:value-type="string" office:string-value="35.60(6) h" calcext:value-type="string">
            <text:p>35.60(6) h</text:p>
          </table:table-cell>
          <table:table-cell table:style-name="ce4" office:value-type="float" office:value="1377.63" calcext:value-type="float">
            <text:p>1377.63</text:p>
          </table:table-cell>
          <table:table-cell table:formula="of:=CONCATENATE([.Q28];&quot;(&quot;;[.R28];&quot;)&quot;)" office:value-type="string" office:string-value="81.7(24)" calcext:value-type="string">
            <text:p>81.7(24)</text:p>
          </table:table-cell>
          <table:table-cell table:style-name="ce4" table:number-columns-repeated="2"/>
          <table:table-cell table:style-name="ce4" table:formula="of:=[.S28]*3600" office:value-type="float" office:value="128160" calcext:value-type="float">
            <text:p>128160.00</text:p>
          </table:table-cell>
          <table:table-cell table:style-name="ce7" office:value-type="float" office:value="81.7" calcext:value-type="float">
            <text:p>81.700</text:p>
          </table:table-cell>
          <table:table-cell table:style-name="ce7" office:value-type="float" office:value="24" calcext:value-type="float">
            <text:p>24.000</text:p>
          </table:table-cell>
          <table:table-cell table:style-name="ce4" office:value-type="float" office:value="35.6" calcext:value-type="float">
            <text:p>35.60</text:p>
          </table:table-cell>
          <table:table-cell table:style-name="ce4" table:formula="of:=[.T27]" office:value-type="float" office:value="6" calcext:value-type="float">
            <text:p>6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484.99" calcext:value-type="float">
            <text:p>484.99</text:p>
          </table:table-cell>
          <table:table-cell office:value-type="string" calcext:value-type="string">
            <text:p>87Y</text:p>
          </table:table-cell>
          <table:table-cell office:value-type="float" office:value="79.8" calcext:value-type="float">
            <text:p>79.8</text:p>
          </table:table-cell>
          <table:table-cell office:value-type="string" calcext:value-type="string">
            <text:p>h</text:p>
          </table:table-cell>
          <table:table-cell table:formula="of:=[.C29]*3600" office:value-type="float" office:value="287280" calcext:value-type="float">
            <text:p>287280</text:p>
          </table:table-cell>
          <table:table-cell office:value-type="float" office:value="89.8" calcext:value-type="float">
            <text:p>89.8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style-name="ce4"/>
          <table:table-cell table:formula="of:=[.K28]" office:value-type="string" office:string-value="35.60(6) h" calcext:value-type="string">
            <text:p>35.60(6) h</text:p>
          </table:table-cell>
          <table:table-cell table:style-name="ce4" office:value-type="float" office:value="1757.55" calcext:value-type="float">
            <text:p>1757.55</text:p>
          </table:table-cell>
          <table:table-cell table:formula="of:=CONCATENATE([.Q29];&quot;(&quot;;[.R29];&quot;)&quot;)" office:value-type="string" office:string-value="5.75(20)" calcext:value-type="string">
            <text:p>5.75(20)</text:p>
          </table:table-cell>
          <table:table-cell table:style-name="ce4" table:number-columns-repeated="2"/>
          <table:table-cell table:style-name="ce4" table:formula="of:=[.S29]*3600" office:value-type="float" office:value="128160" calcext:value-type="float">
            <text:p>128160.00</text:p>
          </table:table-cell>
          <table:table-cell table:style-name="ce7" office:value-type="float" office:value="5.75" calcext:value-type="float">
            <text:p>5.750</text:p>
          </table:table-cell>
          <table:table-cell table:style-name="ce7" office:value-type="float" office:value="20" calcext:value-type="float">
            <text:p>20.000</text:p>
          </table:table-cell>
          <table:table-cell table:style-name="ce4" office:value-type="float" office:value="35.6" calcext:value-type="float">
            <text:p>35.60</text:p>
          </table:table-cell>
          <table:table-cell table:style-name="ce4" table:formula="of:=[.T28]" office:value-type="float" office:value="6" calcext:value-type="float">
            <text:p>6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516.96" calcext:value-type="float">
            <text:p>516.96</text:p>
          </table:table-cell>
          <table:table-cell office:value-type="string" calcext:value-type="string">
            <text:p>90Mo? Weak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h</text:p>
          </table:table-cell>
          <table:table-cell table:formula="of:=[.C30]*3600" office:value-type="float" office:value="20412" calcext:value-type="float">
            <text:p>20412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4"/>
          <table:table-cell table:formula="of:=[.K29]" office:value-type="string" office:string-value="35.60(6) h" calcext:value-type="string">
            <text:p>35.60(6) h</text:p>
          </table:table-cell>
          <table:table-cell table:style-name="ce4" office:value-type="float" office:value="1919.52" calcext:value-type="float">
            <text:p>1919.52</text:p>
          </table:table-cell>
          <table:table-cell table:formula="of:=CONCATENATE([.Q30];&quot;(&quot;;[.R30];&quot;)&quot;)" office:value-type="string" office:string-value="12.3(4)" calcext:value-type="string">
            <text:p>12.3(4)</text:p>
          </table:table-cell>
          <table:table-cell table:style-name="ce4" table:number-columns-repeated="2"/>
          <table:table-cell table:style-name="ce4" table:formula="of:=[.S30]*3600" office:value-type="float" office:value="128160" calcext:value-type="float">
            <text:p>128160.00</text:p>
          </table:table-cell>
          <table:table-cell table:style-name="ce7" office:value-type="float" office:value="12.3" calcext:value-type="float">
            <text:p>12.300</text:p>
          </table:table-cell>
          <table:table-cell table:style-name="ce7" office:value-type="float" office:value="4" calcext:value-type="float">
            <text:p>4.000</text:p>
          </table:table-cell>
          <table:table-cell table:style-name="ce4" office:value-type="float" office:value="35.6" calcext:value-type="float">
            <text:p>35.60</text:p>
          </table:table-cell>
          <table:table-cell table:style-name="ce4" table:formula="of:=[.T29]" office:value-type="float" office:value="6" calcext:value-type="float">
            <text:p>6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518.17" calcext:value-type="float">
            <text:p>518.17</text:p>
          </table:table-cell>
          <table:table-cell office:value-type="string" calcext:value-type="string">
            <text:p>90Nb – weak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h</text:p>
          </table:table-cell>
          <table:table-cell table:formula="of:=[.C31]*3600" office:value-type="float" office:value="52560" calcext:value-type="float">
            <text:p>52560</text:p>
          </table:table-cell>
          <table:table-cell office:value-type="float" office:value="0.69" calcext:value-type="float">
            <text:p>0.69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4" office:value-type="string" calcext:value-type="string">
            <text:p>57Co</text:p>
          </table:table-cell>
          <table:table-cell table:formula="of:=CONCATENATE([.S31];&quot;(&quot;;[.T31];&quot;) &quot;;[.U31])" office:value-type="string" office:string-value="271.74(6) d" calcext:value-type="string">
            <text:p>271.74(6) d</text:p>
          </table:table-cell>
          <table:table-cell table:style-name="ce9" office:value-type="float" office:value="122.06065" calcext:value-type="float">
            <text:p>122.06065</text:p>
          </table:table-cell>
          <table:table-cell office:value-type="string" calcext:value-type="string">
            <text:p>85.60(17)</text:p>
          </table:table-cell>
          <table:table-cell table:style-name="ce4" table:number-columns-repeated="2"/>
          <table:table-cell table:style-name="ce4" table:formula="of:=[.S31]*24*3600" office:value-type="float" office:value="23478336" calcext:value-type="float">
            <text:p>23478336.00</text:p>
          </table:table-cell>
          <table:table-cell table:style-name="ce7" office:value-type="float" office:value="85.6" calcext:value-type="float">
            <text:p>85.600</text:p>
          </table:table-cell>
          <table:table-cell table:style-name="ce7" office:value-type="float" office:value="0.17" calcext:value-type="float">
            <text:p>0.170</text:p>
          </table:table-cell>
          <table:table-cell table:style-name="ce4" office:value-type="float" office:value="271.74" calcext:value-type="float">
            <text:p>271.74</text:p>
          </table:table-cell>
          <table:table-cell table:style-name="ce4" office:value-type="float" office:value="6" calcext:value-type="float">
            <text:p>6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554.05" calcext:value-type="float">
            <text:p>554.05</text:p>
          </table:table-cell>
          <table:table-cell office:value-type="string" calcext:value-type="string">
            <text:p>82mRb</text:p>
          </table:table-cell>
          <table:table-cell office:value-type="float" office:value="6.472" calcext:value-type="float">
            <text:p>6.472</text:p>
          </table:table-cell>
          <table:table-cell office:value-type="string" calcext:value-type="string">
            <text:p>h</text:p>
          </table:table-cell>
          <table:table-cell table:formula="of:=[.C32]*3600" office:value-type="float" office:value="23299.2" calcext:value-type="float">
            <text:p>23299.2</text:p>
          </table:table-cell>
          <table:table-cell office:value-type="float" office:value="62.4" calcext:value-type="float">
            <text:p>62.4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style-name="ce4"/>
          <table:table-cell table:formula="of:=CONCATENATE([.S32];&quot;(&quot;;[.T32];&quot;) &quot;;[.U32])" office:value-type="string" office:string-value="271.74(6) d" calcext:value-type="string">
            <text:p>271.74(6) d</text:p>
          </table:table-cell>
          <table:table-cell table:style-name="ce9" office:value-type="float" office:value="136.47356" calcext:value-type="float">
            <text:p>136.47356</text:p>
          </table:table-cell>
          <table:table-cell table:formula="of:=CONCATENATE([.Q32];&quot;(&quot;;[.R32];&quot;)&quot;)" office:value-type="string" office:string-value="10.68(8)" calcext:value-type="string">
            <text:p>10.68(8)</text:p>
          </table:table-cell>
          <table:table-cell table:style-name="ce4" table:number-columns-repeated="2"/>
          <table:table-cell table:style-name="ce4" table:formula="of:=[.S32]*24*3600" office:value-type="float" office:value="23478336" calcext:value-type="float">
            <text:p>23478336.00</text:p>
          </table:table-cell>
          <table:table-cell table:style-name="ce7" office:value-type="float" office:value="10.68" calcext:value-type="float">
            <text:p>10.680</text:p>
          </table:table-cell>
          <table:table-cell table:style-name="ce7" office:value-type="float" office:value="8" calcext:value-type="float">
            <text:p>8.000</text:p>
          </table:table-cell>
          <table:table-cell table:style-name="ce4" office:value-type="float" office:value="271.74" calcext:value-type="float">
            <text:p>271.74</text:p>
          </table:table-cell>
          <table:table-cell table:style-name="ce4" table:formula="of:=[.T31]" office:value-type="float" office:value="6" calcext:value-type="float">
            <text:p>6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580.25" calcext:value-type="float">
            <text:p>580.25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33]*3600" office:value-type="float" office:value="53064" calcext:value-type="float">
            <text:p>53064</text:p>
          </table:table-cell>
          <table:table-cell office:value-type="float" office:value="4.78" calcext:value-type="float">
            <text:p>4.78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table:style-name="ce4" office:value-type="string" calcext:value-type="string">
            <text:p>58Co</text:p>
          </table:table-cell>
          <table:table-cell table:formula="of:=CONCATENATE([.S33];&quot;(&quot;;[.T33];&quot;) &quot;;[.U33])" office:value-type="string" office:string-value="70.86(6) d" calcext:value-type="string">
            <text:p>70.86(6) d</text:p>
          </table:table-cell>
          <table:table-cell table:style-name="ce6" office:value-type="float" office:value="810.7593" calcext:value-type="float">
            <text:p>810.7593</text:p>
          </table:table-cell>
          <table:table-cell office:value-type="string" calcext:value-type="string">
            <text:p>99.450(10)</text:p>
          </table:table-cell>
          <table:table-cell table:style-name="ce4" table:number-columns-repeated="2"/>
          <table:table-cell table:style-name="ce4" table:formula="of:=[.S33]*24*3600" office:value-type="float" office:value="6122304" calcext:value-type="float">
            <text:p>6122304.00</text:p>
          </table:table-cell>
          <table:table-cell table:style-name="ce7" office:value-type="float" office:value="99.45" calcext:value-type="float">
            <text:p>99.450</text:p>
          </table:table-cell>
          <table:table-cell table:style-name="ce7" office:value-type="float" office:value="10" calcext:value-type="float">
            <text:p>10.000</text:p>
          </table:table-cell>
          <table:table-cell table:style-name="ce4" office:value-type="float" office:value="70.86" calcext:value-type="float">
            <text:p>70.86</text:p>
          </table:table-cell>
          <table:table-cell table:style-name="ce4" table:formula="of:=[.T32]" office:value-type="float" office:value="6" calcext:value-type="float">
            <text:p>6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587.84" calcext:value-type="float">
            <text:p>587.84</text:p>
          </table:table-cell>
          <table:table-cell office:value-type="string" calcext:value-type="string">
            <text:p>89mN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table:formula="of:=[.C34]*60" office:value-type="float" office:value="3960" calcext:value-type="float">
            <text:p>3960</text:p>
          </table:table-cell>
          <table:table-cell office:value-type="float" office:value="95.57" calcext:value-type="float">
            <text:p>95.57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table:style-name="ce4"/>
          <table:table-cell table:formula="of:=CONCATENATE([.S34];&quot;(&quot;;[.T34];&quot;) &quot;;[.U34])" office:value-type="string" office:string-value="70.86(6) d" calcext:value-type="string">
            <text:p>70.86(6) d</text:p>
          </table:table-cell>
          <table:table-cell table:style-name="ce7" office:value-type="float" office:value="863.951" calcext:value-type="float">
            <text:p>863.951</text:p>
          </table:table-cell>
          <table:table-cell table:formula="of:=CONCATENATE([.Q34];&quot;(&quot;;[.R34];&quot;)&quot;)" office:value-type="string" office:string-value="0.686(10)" calcext:value-type="string">
            <text:p>0.686(10)</text:p>
          </table:table-cell>
          <table:table-cell table:style-name="ce4" table:number-columns-repeated="2"/>
          <table:table-cell table:style-name="ce4" table:formula="of:=[.S34]*24*3600" office:value-type="float" office:value="6122304" calcext:value-type="float">
            <text:p>6122304.00</text:p>
          </table:table-cell>
          <table:table-cell table:style-name="ce7" office:value-type="float" office:value="0.686" calcext:value-type="float">
            <text:p>0.686</text:p>
          </table:table-cell>
          <table:table-cell table:style-name="ce7" office:value-type="float" office:value="10" calcext:value-type="float">
            <text:p>10.000</text:p>
          </table:table-cell>
          <table:table-cell table:style-name="ce4" office:value-type="float" office:value="70.86" calcext:value-type="float">
            <text:p>70.86</text:p>
          </table:table-cell>
          <table:table-cell table:style-name="ce4" table:formula="of:=[.T33]" office:value-type="float" office:value="6" calcext:value-type="float">
            <text:p>6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607.94" calcext:value-type="float">
            <text:p>607.94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35]*3600" office:value-type="float" office:value="53064" calcext:value-type="float">
            <text:p>53064</text:p>
          </table:table-cell>
          <table:table-cell office:value-type="float" office:value="2.01" calcext:value-type="float">
            <text:p>2.01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table:style-name="ce4"/>
          <table:table-cell table:formula="of:=CONCATENATE([.S35];&quot;(&quot;;[.T35];&quot;) &quot;;[.U35])" office:value-type="string" office:string-value="70.86(6) d" calcext:value-type="string">
            <text:p>70.86(6) d</text:p>
          </table:table-cell>
          <table:table-cell table:style-name="ce7" office:value-type="float" office:value="1674.725" calcext:value-type="float">
            <text:p>1674.725</text:p>
          </table:table-cell>
          <table:table-cell table:formula="of:=CONCATENATE([.Q35];&quot;(&quot;;[.R35];&quot;)&quot;)" office:value-type="string" office:string-value="0.517(10)" calcext:value-type="string">
            <text:p>0.517(10)</text:p>
          </table:table-cell>
          <table:table-cell table:style-name="ce4" table:number-columns-repeated="2"/>
          <table:table-cell table:style-name="ce4" table:formula="of:=[.S35]*24*3600" office:value-type="float" office:value="6122304" calcext:value-type="float">
            <text:p>6122304.00</text:p>
          </table:table-cell>
          <table:table-cell table:style-name="ce7" office:value-type="float" office:value="0.517" calcext:value-type="float">
            <text:p>0.517</text:p>
          </table:table-cell>
          <table:table-cell table:style-name="ce7" office:value-type="float" office:value="10" calcext:value-type="float">
            <text:p>10.000</text:p>
          </table:table-cell>
          <table:table-cell table:style-name="ce4" office:value-type="float" office:value="70.86" calcext:value-type="float">
            <text:p>70.86</text:p>
          </table:table-cell>
          <table:table-cell table:style-name="ce4" table:formula="of:=[.T34]" office:value-type="float" office:value="6" calcext:value-type="float">
            <text:p>6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611.35" calcext:value-type="float">
            <text:p>611.35</text:p>
          </table:table-cell>
          <table:table-cell office:value-type="string" calcext:value-type="string">
            <text:p>86Zr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</text:p>
          </table:table-cell>
          <table:table-cell table:formula="of:=[.C36]*3600" office:value-type="float" office:value="59400" calcext:value-type="float">
            <text:p>59400</text:p>
          </table:table-cell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4" office:value-type="string" calcext:value-type="string">
            <text:p>59Fe</text:p>
          </table:table-cell>
          <table:table-cell table:formula="of:=CONCATENATE([.S36];&quot;(&quot;;[.T36];&quot;) &quot;;[.U36])" office:value-type="string" office:string-value="44.495(9) d" calcext:value-type="string">
            <text:p>44.495(9) d</text:p>
          </table:table-cell>
          <table:table-cell table:style-name="ce7" office:value-type="float" office:value="1099.245" calcext:value-type="float">
            <text:p>1099.245</text:p>
          </table:table-cell>
          <table:table-cell table:formula="of:=CONCATENATE([.Q36];&quot;(&quot;;[.R36];&quot;)&quot;)" office:value-type="string" office:string-value="56.5(18)" calcext:value-type="string">
            <text:p>56.5(18)</text:p>
          </table:table-cell>
          <table:table-cell table:style-name="ce4" table:number-columns-repeated="2"/>
          <table:table-cell table:style-name="ce4" table:formula="of:=[.S36]*24*3600" office:value-type="float" office:value="3844368" calcext:value-type="float">
            <text:p>3844368.00</text:p>
          </table:table-cell>
          <table:table-cell table:style-name="ce7" office:value-type="float" office:value="56.5" calcext:value-type="float">
            <text:p>56.500</text:p>
          </table:table-cell>
          <table:table-cell table:style-name="ce7" office:value-type="float" office:value="18" calcext:value-type="float">
            <text:p>18.000</text:p>
          </table:table-cell>
          <table:table-cell table:style-name="ce4" office:value-type="float" office:value="44.495" calcext:value-type="float">
            <text:p>44.50</text:p>
          </table:table-cell>
          <table:table-cell table:style-name="ce4" office:value-type="float" office:value="9" calcext:value-type="float">
            <text:p>9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618.71" calcext:value-type="float">
            <text:p>618.71</text:p>
          </table:table-cell>
          <table:table-cell office:value-type="string" calcext:value-type="string">
            <text:p>82mRb</text:p>
          </table:table-cell>
          <table:table-cell office:value-type="float" office:value="6.472" calcext:value-type="float">
            <text:p>6.472</text:p>
          </table:table-cell>
          <table:table-cell office:value-type="string" calcext:value-type="string">
            <text:p>h</text:p>
          </table:table-cell>
          <table:table-cell table:formula="of:=[.C37]*3600" office:value-type="float" office:value="23299.2" calcext:value-type="float">
            <text:p>23299.2</text:p>
          </table:table-cell>
          <table:table-cell office:value-type="float" office:value="37.98" calcext:value-type="float">
            <text:p>37.98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table:style-name="ce4"/>
          <table:table-cell table:formula="of:=CONCATENATE([.S37];&quot;(&quot;;[.T37];&quot;) &quot;;[.U37])" office:value-type="string" office:string-value="44.495(9) d" calcext:value-type="string">
            <text:p>44.495(9) d</text:p>
          </table:table-cell>
          <table:table-cell table:style-name="ce7" office:value-type="float" office:value="1291.59" calcext:value-type="float">
            <text:p>1291.590</text:p>
          </table:table-cell>
          <table:table-cell table:formula="of:=CONCATENATE([.Q37];&quot;(&quot;;[.R37];&quot;)&quot;)" office:value-type="string" office:string-value="43.2(14)" calcext:value-type="string">
            <text:p>43.2(14)</text:p>
          </table:table-cell>
          <table:table-cell table:style-name="ce4" table:number-columns-repeated="2"/>
          <table:table-cell table:style-name="ce4" table:formula="of:=[.S37]*24*3600" office:value-type="float" office:value="3844368" calcext:value-type="float">
            <text:p>3844368.00</text:p>
          </table:table-cell>
          <table:table-cell table:style-name="ce7" office:value-type="float" office:value="43.2" calcext:value-type="float">
            <text:p>43.200</text:p>
          </table:table-cell>
          <table:table-cell table:style-name="ce7" office:value-type="float" office:value="14" calcext:value-type="float">
            <text:p>14.000</text:p>
          </table:table-cell>
          <table:table-cell table:style-name="ce4" office:value-type="float" office:value="44.495" calcext:value-type="float">
            <text:p>44.50</text:p>
          </table:table-cell>
          <table:table-cell table:style-name="ce4" table:formula="of:=[.T36]" office:value-type="float" office:value="9" calcext:value-type="float">
            <text:p>9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627.45" calcext:value-type="float">
            <text:p>627.45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38]*3600" office:value-type="float" office:value="53064" calcext:value-type="float">
            <text:p>53064</text:p>
          </table:table-cell>
          <table:table-cell office:value-type="float" office:value="32.6" calcext:value-type="float">
            <text:p>32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60Co</text:p>
          </table:table-cell>
          <table:table-cell table:formula="of:=CONCATENATE([.S38];&quot;(&quot;;[.T38];&quot;) &quot;;[.U38])" office:value-type="string" office:string-value="5.2714(5) y" calcext:value-type="string">
            <text:p>5.2714(5) y</text:p>
          </table:table-cell>
          <table:table-cell table:style-name="ce7" office:value-type="float" office:value="1173.228" calcext:value-type="float">
            <text:p>1173.228</text:p>
          </table:table-cell>
          <table:table-cell table:formula="of:=CONCATENATE([.Q38];&quot;(&quot;;[.R38];&quot;)&quot;)" office:value-type="string" office:string-value="99.85(3)" calcext:value-type="string">
            <text:p>99.85(3)</text:p>
          </table:table-cell>
          <table:table-cell table:style-name="ce4" table:number-columns-repeated="2"/>
          <table:table-cell table:style-name="ce4" table:formula="of:=[.S38]*24*3600" office:value-type="float" office:value="455448.96" calcext:value-type="float">
            <text:p>455448.96</text:p>
          </table:table-cell>
          <table:table-cell table:style-name="ce7" office:value-type="float" office:value="99.85" calcext:value-type="float">
            <text:p>99.850</text:p>
          </table:table-cell>
          <table:table-cell table:style-name="ce7" office:value-type="float" office:value="3" calcext:value-type="float">
            <text:p>3.000</text:p>
          </table:table-cell>
          <table:table-cell table:style-name="ce4" office:value-type="float" office:value="5.2714" calcext:value-type="float">
            <text:p>5.27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office:value-type="float" office:value="644.8" calcext:value-type="float">
            <text:p>644.80</text:p>
          </table:table-cell>
          <table:table-cell office:value-type="string" calcext:value-type="string">
            <text:p>86Y -blurred w/ 645.9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39]*3600" office:value-type="float" office:value="53064" calcext:value-type="float">
            <text:p>53064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4"/>
          <table:table-cell table:formula="of:=CONCATENATE([.S39];&quot;(&quot;;[.T39];&quot;) &quot;;[.U39])" office:value-type="string" office:string-value="5.2714(5) y" calcext:value-type="string">
            <text:p>5.2714(5) y</text:p>
          </table:table-cell>
          <table:table-cell table:style-name="ce7" office:value-type="float" office:value="1332.492" calcext:value-type="float">
            <text:p>1332.492</text:p>
          </table:table-cell>
          <table:table-cell table:formula="of:=CONCATENATE([.Q39];&quot;(&quot;;[.R39];&quot;)&quot;)" office:value-type="string" office:string-value="99.9826(6)" calcext:value-type="string">
            <text:p>99.9826(6)</text:p>
          </table:table-cell>
          <table:table-cell table:style-name="ce4" table:number-columns-repeated="2"/>
          <table:table-cell table:style-name="ce4" table:formula="of:=[.S39]*24*3600" office:value-type="float" office:value="455448.96" calcext:value-type="float">
            <text:p>455448.96</text:p>
          </table:table-cell>
          <table:table-cell table:style-name="ce7" office:value-type="float" office:value="99.9826" calcext:value-type="float">
            <text:p>99.983</text:p>
          </table:table-cell>
          <table:table-cell table:style-name="ce7" office:value-type="float" office:value="6" calcext:value-type="float">
            <text:p>6.000</text:p>
          </table:table-cell>
          <table:table-cell table:style-name="ce4" table:formula="of:=[.S38]" office:value-type="float" office:value="5.2714" calcext:value-type="float">
            <text:p>5.27</text:p>
          </table:table-cell>
          <table:table-cell table:style-name="ce4" table:formula="of:=[.T38]" office:value-type="float" office:value="5" calcext:value-type="float">
            <text:p>5.00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office:value-type="float" office:value="645.9" calcext:value-type="float">
            <text:p>645.90</text:p>
          </table:table-cell>
          <table:table-cell office:value-type="string" calcext:value-type="string">
            <text:p>86Y – blurred w/ 644.8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40]*3600" office:value-type="float" office:value="53064" calcext:value-type="float">
            <text:p>53064</text:p>
          </table:table-cell>
          <table:table-cell office:value-type="float" office:value="9.2" calcext:value-type="float">
            <text:p>9.2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table:style-name="ce4" office:value-type="string" calcext:value-type="string">
            <text:p>61Cu</text:p>
          </table:table-cell>
          <table:table-cell table:formula="of:=CONCATENATE([.S40];&quot;(&quot;;[.T40];&quot;) &quot;;[.U40])" office:value-type="string" office:string-value="3.339(8) h" calcext:value-type="string">
            <text:p>3.339(8) h</text:p>
          </table:table-cell>
          <table:table-cell table:style-name="ce7" office:value-type="float" office:value="282.956" calcext:value-type="float">
            <text:p>282.956</text:p>
          </table:table-cell>
          <table:table-cell table:formula="of:=CONCATENATE([.Q40];&quot;(&quot;;[.R40];&quot;)&quot;)" office:value-type="string" office:string-value="12.2(2.2)" calcext:value-type="string">
            <text:p>12.2(2.2)</text:p>
          </table:table-cell>
          <table:table-cell table:style-name="ce4" table:number-columns-repeated="2"/>
          <table:table-cell table:style-name="ce4" table:formula="of:=[.S40]*3600" office:value-type="float" office:value="12020.4" calcext:value-type="float">
            <text:p>12020.40</text:p>
          </table:table-cell>
          <table:table-cell table:style-name="ce7" office:value-type="float" office:value="12.2" calcext:value-type="float">
            <text:p>12.200</text:p>
          </table:table-cell>
          <table:table-cell table:style-name="ce7" office:value-type="float" office:value="2.2" calcext:value-type="float">
            <text:p>2.200</text:p>
          </table:table-cell>
          <table:table-cell table:style-name="ce4" office:value-type="float" office:value="3.339" calcext:value-type="float">
            <text:p>3.34</text:p>
          </table:table-cell>
          <table:table-cell table:style-name="ce4" office:value-type="float" office:value="8" calcext:value-type="float">
            <text:p>8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684.3" calcext:value-type="float">
            <text:p>684.30</text:p>
          </table:table-cell>
          <table:table-cell office:value-type="string" calcext:value-type="string">
            <text:p>93mMo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h</text:p>
          </table:table-cell>
          <table:table-cell table:formula="of:=[.C41]*3600" office:value-type="float" office:value="24660" calcext:value-type="float">
            <text:p>24660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style-name="ce4"/>
          <table:table-cell table:formula="of:=CONCATENATE([.S41];&quot;(&quot;;[.T41];&quot;) &quot;;[.U41])" office:value-type="string" office:string-value="3.339(8) h" calcext:value-type="string">
            <text:p>3.339(8) h</text:p>
          </table:table-cell>
          <table:table-cell table:style-name="ce7" office:value-type="float" office:value="373.05" calcext:value-type="float">
            <text:p>373.050</text:p>
          </table:table-cell>
          <table:table-cell table:formula="of:=CONCATENATE([.Q41];&quot;(&quot;;[.R41];&quot;)&quot;)" office:value-type="string" office:string-value="2.1(4)" calcext:value-type="string">
            <text:p>2.1(4)</text:p>
          </table:table-cell>
          <table:table-cell table:style-name="ce4" table:number-columns-repeated="2"/>
          <table:table-cell table:style-name="ce4" table:formula="of:=[.S41]*3600" office:value-type="float" office:value="12020.4" calcext:value-type="float">
            <text:p>12020.40</text:p>
          </table:table-cell>
          <table:table-cell table:style-name="ce7" office:value-type="float" office:value="2.1" calcext:value-type="float">
            <text:p>2.100</text:p>
          </table:table-cell>
          <table:table-cell table:style-name="ce7" office:value-type="float" office:value="4" calcext:value-type="float">
            <text:p>4.000</text:p>
          </table:table-cell>
          <table:table-cell table:style-name="ce4" office:value-type="float" office:value="3.339" calcext:value-type="float">
            <text:p>3.34</text:p>
          </table:table-cell>
          <table:table-cell table:style-name="ce4" table:formula="of:=[.T40]" office:value-type="float" office:value="8" calcext:value-type="float">
            <text:p>8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698.11" calcext:value-type="float">
            <text:p>698.11</text:p>
          </table:table-cell>
          <table:table-cell office:value-type="string" calcext:value-type="string">
            <text:p>82mRb</text:p>
          </table:table-cell>
          <table:table-cell office:value-type="float" office:value="6.472" calcext:value-type="float">
            <text:p>6.472</text:p>
          </table:table-cell>
          <table:table-cell office:value-type="string" calcext:value-type="string">
            <text:p>h</text:p>
          </table:table-cell>
          <table:table-cell table:formula="of:=[.C42]*3600" office:value-type="float" office:value="23299.2" calcext:value-type="float">
            <text:p>23299.2</text:p>
          </table:table-cell>
          <table:table-cell office:value-type="float" office:value="26.3" calcext:value-type="float">
            <text:p>26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style-name="ce4"/>
          <table:table-cell table:formula="of:=CONCATENATE([.S42];&quot;(&quot;;[.T42];&quot;) &quot;;[.U42])" office:value-type="string" office:string-value="3.339(8) h" calcext:value-type="string">
            <text:p>3.339(8) h</text:p>
          </table:table-cell>
          <table:table-cell table:style-name="ce7" office:value-type="float" office:value="588.605" calcext:value-type="float">
            <text:p>588.605</text:p>
          </table:table-cell>
          <table:table-cell table:formula="of:=CONCATENATE([.Q42];&quot;(&quot;;[.R42];&quot;)&quot;)" office:value-type="string" office:string-value="1.17(21)" calcext:value-type="string">
            <text:p>1.17(21)</text:p>
          </table:table-cell>
          <table:table-cell table:style-name="ce4" table:number-columns-repeated="2"/>
          <table:table-cell table:style-name="ce4" table:formula="of:=[.S42]*3600" office:value-type="float" office:value="12020.4" calcext:value-type="float">
            <text:p>12020.40</text:p>
          </table:table-cell>
          <table:table-cell table:style-name="ce7" office:value-type="float" office:value="1.17" calcext:value-type="float">
            <text:p>1.170</text:p>
          </table:table-cell>
          <table:table-cell table:style-name="ce7" office:value-type="float" office:value="21" calcext:value-type="float">
            <text:p>21.000</text:p>
          </table:table-cell>
          <table:table-cell table:style-name="ce4" office:value-type="float" office:value="3.339" calcext:value-type="float">
            <text:p>3.34</text:p>
          </table:table-cell>
          <table:table-cell table:style-name="ce4" table:formula="of:=[.T41]" office:value-type="float" office:value="8" calcext:value-type="float">
            <text:p>8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703.01" calcext:value-type="float">
            <text:p>703.01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43]*3600" office:value-type="float" office:value="53064" calcext:value-type="float">
            <text:p>53064</text:p>
          </table:table-cell>
          <table:table-cell office:value-type="float" office:value="15.4" calcext:value-type="float">
            <text:p>15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4"/>
          <table:table-cell table:formula="of:=CONCATENATE([.S43];&quot;(&quot;;[.T43];&quot;) &quot;;[.U43])" office:value-type="string" office:string-value="3.339(8) h" calcext:value-type="string">
            <text:p>3.339(8) h</text:p>
          </table:table-cell>
          <table:table-cell table:style-name="ce7" office:value-type="float" office:value="656.008" calcext:value-type="float">
            <text:p>656.008</text:p>
          </table:table-cell>
          <table:table-cell table:formula="of:=CONCATENATE([.Q43];&quot;(&quot;;[.R43];&quot;)&quot;)" office:value-type="string" office:string-value="10.8(20)" calcext:value-type="string">
            <text:p>10.8(20)</text:p>
          </table:table-cell>
          <table:table-cell table:style-name="ce4" table:number-columns-repeated="2"/>
          <table:table-cell table:style-name="ce4" table:formula="of:=[.S43]*3600" office:value-type="float" office:value="12020.4" calcext:value-type="float">
            <text:p>12020.40</text:p>
          </table:table-cell>
          <table:table-cell table:style-name="ce7" office:value-type="float" office:value="10.8" calcext:value-type="float">
            <text:p>10.800</text:p>
          </table:table-cell>
          <table:table-cell table:style-name="ce7" office:value-type="float" office:value="20" calcext:value-type="float">
            <text:p>20.000</text:p>
          </table:table-cell>
          <table:table-cell table:style-name="ce4" office:value-type="float" office:value="3.339" calcext:value-type="float">
            <text:p>3.34</text:p>
          </table:table-cell>
          <table:table-cell table:style-name="ce4" table:formula="of:=[.T42]" office:value-type="float" office:value="8" calcext:value-type="float">
            <text:p>8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709.35" calcext:value-type="float">
            <text:p>709.35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44]*3600" office:value-type="float" office:value="53064" calcext:value-type="float">
            <text:p>53064</text:p>
          </table:table-cell>
          <table:table-cell office:value-type="float" office:value="2.62" calcext:value-type="float">
            <text:p>2.62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table:style-name="ce4"/>
          <table:table-cell table:formula="of:=CONCATENATE([.S44];&quot;(&quot;;[.T44];&quot;) &quot;;[.U44])" office:value-type="string" office:string-value="3.339(8) h" calcext:value-type="string">
            <text:p>3.339(8) h</text:p>
          </table:table-cell>
          <table:table-cell table:style-name="ce7" office:value-type="float" office:value="1185.234" calcext:value-type="float">
            <text:p>1185.234</text:p>
          </table:table-cell>
          <table:table-cell table:formula="of:=CONCATENATE([.Q44];&quot;(&quot;;[.R44];&quot;)&quot;)" office:value-type="string" office:string-value="3.7(7)" calcext:value-type="string">
            <text:p>3.7(7)</text:p>
          </table:table-cell>
          <table:table-cell table:style-name="ce4" table:number-columns-repeated="2"/>
          <table:table-cell table:style-name="ce4" table:formula="of:=[.S44]*3600" office:value-type="float" office:value="12020.4" calcext:value-type="float">
            <text:p>12020.40</text:p>
          </table:table-cell>
          <table:table-cell table:style-name="ce7" office:value-type="float" office:value="3.7" calcext:value-type="float">
            <text:p>3.700</text:p>
          </table:table-cell>
          <table:table-cell table:style-name="ce7" office:value-type="float" office:value="7" calcext:value-type="float">
            <text:p>7.000</text:p>
          </table:table-cell>
          <table:table-cell table:style-name="ce4" office:value-type="float" office:value="3.339" calcext:value-type="float">
            <text:p>3.34</text:p>
          </table:table-cell>
          <table:table-cell table:style-name="ce4" table:formula="of:=[.T43]" office:value-type="float" office:value="8" calcext:value-type="float">
            <text:p>8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762.15" calcext:value-type="float">
            <text:p>762.15</text:p>
          </table:table-cell>
          <table:table-cell office:value-type="string" calcext:value-type="string">
            <text:p>83Sr</text:p>
          </table:table-cell>
          <table:table-cell office:value-type="float" office:value="32.41" calcext:value-type="float">
            <text:p>32.41</text:p>
          </table:table-cell>
          <table:table-cell office:value-type="string" calcext:value-type="string">
            <text:p>h</text:p>
          </table:table-cell>
          <table:table-cell table:formula="of:=[.C45]*3600" office:value-type="float" office:value="116676" calcext:value-type="float">
            <text:p>116676</text:p>
          </table:table-cell>
          <table:table-cell office:value-type="float" office:value="26.7" calcext:value-type="float">
            <text:p>26.7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style-name="ce4" office:value-type="string" calcext:value-type="string">
            <text:p>62Zn</text:p>
          </table:table-cell>
          <table:table-cell table:formula="of:=CONCATENATE([.S45];&quot;(&quot;;[.T45];&quot;) &quot;;[.U45])" office:value-type="string" office:string-value="9.193(15) h" calcext:value-type="string">
            <text:p>9.193(15) h</text:p>
          </table:table-cell>
          <table:table-cell table:style-name="ce4" office:value-type="float" office:value="243.36" calcext:value-type="float">
            <text:p>243.36</text:p>
          </table:table-cell>
          <table:table-cell table:formula="of:=CONCATENATE([.Q45];&quot;(&quot;;[.R45];&quot;)&quot;)" office:value-type="string" office:string-value="2.52(23)" calcext:value-type="string">
            <text:p>2.52(23)</text:p>
          </table:table-cell>
          <table:table-cell table:style-name="ce4" table:number-columns-repeated="2"/>
          <table:table-cell table:style-name="ce4" table:formula="of:=[.S45]*3600" office:value-type="float" office:value="33094.8" calcext:value-type="float">
            <text:p>33094.80</text:p>
          </table:table-cell>
          <table:table-cell table:style-name="ce7" office:value-type="float" office:value="2.52" calcext:value-type="float">
            <text:p>2.520</text:p>
          </table:table-cell>
          <table:table-cell table:style-name="ce7" office:value-type="float" office:value="23" calcext:value-type="float">
            <text:p>23.000</text:p>
          </table:table-cell>
          <table:table-cell table:style-name="ce4" office:value-type="float" office:value="9.193" calcext:value-type="float">
            <text:p>9.19</text:p>
          </table:table-cell>
          <table:table-cell table:style-name="ce4" office:value-type="float" office:value="15" calcext:value-type="float">
            <text:p>15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767.63" calcext:value-type="float">
            <text:p>767.63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46]*3600" office:value-type="float" office:value="53064" calcext:value-type="float">
            <text:p>53064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4"/>
          <table:table-cell table:formula="of:=CONCATENATE([.S46];&quot;(&quot;;[.T46];&quot;) &quot;;[.U46])" office:value-type="string" office:string-value="9.193(15) h" calcext:value-type="string">
            <text:p>9.193(15) h</text:p>
          </table:table-cell>
          <table:table-cell table:style-name="ce4" office:value-type="float" office:value="246.95" calcext:value-type="float">
            <text:p>246.95</text:p>
          </table:table-cell>
          <table:table-cell office:value-type="string" calcext:value-type="string">
            <text:p>1.90(18)</text:p>
          </table:table-cell>
          <table:table-cell table:style-name="ce4" table:number-columns-repeated="2"/>
          <table:table-cell table:style-name="ce4" table:formula="of:=[.S46]*3600" office:value-type="float" office:value="33094.8" calcext:value-type="float">
            <text:p>33094.80</text:p>
          </table:table-cell>
          <table:table-cell table:style-name="ce7" office:value-type="float" office:value="1.9" calcext:value-type="float">
            <text:p>1.900</text:p>
          </table:table-cell>
          <table:table-cell table:style-name="ce7" office:value-type="float" office:value="18" calcext:value-type="float">
            <text:p>18.000</text:p>
          </table:table-cell>
          <table:table-cell table:style-name="ce4" office:value-type="float" office:value="9.193" calcext:value-type="float">
            <text:p>9.19</text:p>
          </table:table-cell>
          <table:table-cell table:style-name="ce4" table:formula="of:=[.T45]" office:value-type="float" office:value="15" calcext:value-type="float">
            <text:p>15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776.52" calcext:value-type="float">
            <text:p>776.52</text:p>
          </table:table-cell>
          <table:table-cell office:value-type="string" calcext:value-type="string">
            <text:p>82mRb – blurred w/ 777.06</text:p>
          </table:table-cell>
          <table:table-cell office:value-type="float" office:value="6.472" calcext:value-type="float">
            <text:p>6.472</text:p>
          </table:table-cell>
          <table:table-cell office:value-type="string" calcext:value-type="string">
            <text:p>h</text:p>
          </table:table-cell>
          <table:table-cell table:formula="of:=[.C47]*3600" office:value-type="float" office:value="23299.2" calcext:value-type="float">
            <text:p>23299.2</text:p>
          </table:table-cell>
          <table:table-cell office:value-type="float" office:value="84.39" calcext:value-type="float">
            <text:p>84.39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table:style-name="ce4"/>
          <table:table-cell table:formula="of:=CONCATENATE([.S47];&quot;(&quot;;[.T47];&quot;) &quot;;[.U47])" office:value-type="string" office:string-value="9.193(15) h" calcext:value-type="string">
            <text:p>9.193(15) h</text:p>
          </table:table-cell>
          <table:table-cell table:style-name="ce4" office:value-type="float" office:value="260.43" calcext:value-type="float">
            <text:p>260.43</text:p>
          </table:table-cell>
          <table:table-cell table:formula="of:=CONCATENATE([.Q47];&quot;(&quot;;[.R47];&quot;)&quot;)" office:value-type="string" office:string-value="1.35(13)" calcext:value-type="string">
            <text:p>1.35(13)</text:p>
          </table:table-cell>
          <table:table-cell table:style-name="ce4" table:number-columns-repeated="2"/>
          <table:table-cell table:style-name="ce4" table:formula="of:=[.S47]*3600" office:value-type="float" office:value="33094.8" calcext:value-type="float">
            <text:p>33094.80</text:p>
          </table:table-cell>
          <table:table-cell table:style-name="ce7" office:value-type="float" office:value="1.35" calcext:value-type="float">
            <text:p>1.350</text:p>
          </table:table-cell>
          <table:table-cell table:style-name="ce7" office:value-type="float" office:value="13" calcext:value-type="float">
            <text:p>13.000</text:p>
          </table:table-cell>
          <table:table-cell table:style-name="ce4" office:value-type="float" office:value="9.193" calcext:value-type="float">
            <text:p>9.19</text:p>
          </table:table-cell>
          <table:table-cell table:style-name="ce4" table:formula="of:=[.T46]" office:value-type="float" office:value="15" calcext:value-type="float">
            <text:p>15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777.35" calcext:value-type="float">
            <text:p>777.35</text:p>
          </table:table-cell>
          <table:table-cell office:value-type="string" calcext:value-type="string">
            <text:p>86Y – blurred w/ 776.52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48]*3600" office:value-type="float" office:value="53064" calcext:value-type="float">
            <text:p>53064</text:p>
          </table:table-cell>
          <table:table-cell office:value-type="float" office:value="22.4" calcext:value-type="float">
            <text:p>22.4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style-name="ce4"/>
          <table:table-cell table:formula="of:=CONCATENATE([.S48];&quot;(&quot;;[.T48];&quot;) &quot;;[.U48])" office:value-type="string" office:string-value="9.193(15) h" calcext:value-type="string">
            <text:p>9.193(15) h</text:p>
          </table:table-cell>
          <table:table-cell table:style-name="ce4" office:value-type="float" office:value="304.88" calcext:value-type="float">
            <text:p>304.88</text:p>
          </table:table-cell>
          <table:table-cell table:formula="of:=CONCATENATE([.Q48];&quot;(&quot;;[.R48];&quot;)&quot;)" office:value-type="string" office:string-value="0.29(3)" calcext:value-type="string">
            <text:p>0.29(3)</text:p>
          </table:table-cell>
          <table:table-cell table:style-name="ce4" table:number-columns-repeated="2"/>
          <table:table-cell table:style-name="ce4" table:formula="of:=[.S48]*3600" office:value-type="float" office:value="33094.8" calcext:value-type="float">
            <text:p>33094.80</text:p>
          </table:table-cell>
          <table:table-cell table:style-name="ce7" office:value-type="float" office:value="0.29" calcext:value-type="float">
            <text:p>0.290</text:p>
          </table:table-cell>
          <table:table-cell table:style-name="ce7" office:value-type="float" office:value="3" calcext:value-type="float">
            <text:p>3.000</text:p>
          </table:table-cell>
          <table:table-cell table:style-name="ce4" office:value-type="float" office:value="9.193" calcext:value-type="float">
            <text:p>9.19</text:p>
          </table:table-cell>
          <table:table-cell table:style-name="ce4" table:formula="of:=[.T47]" office:value-type="float" office:value="15" calcext:value-type="float">
            <text:p>15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826.02" calcext:value-type="float">
            <text:p>826.02</text:p>
          </table:table-cell>
          <table:table-cell office:value-type="string" calcext:value-type="string">
            <text:p>86Y – blurred w/ 827.74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49]*3600" office:value-type="float" office:value="53064" calcext:value-type="float">
            <text:p>53064</text:p>
          </table:table-cell>
          <table:table-cell office:value-type="float" office:value="3.3" calcext:value-type="float">
            <text:p>3.3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table:style-name="ce4"/>
          <table:table-cell table:formula="of:=CONCATENATE([.S49];&quot;(&quot;;[.T49];&quot;) &quot;;[.U49])" office:value-type="string" office:string-value="9.193(15) h" calcext:value-type="string">
            <text:p>9.193(15) h</text:p>
          </table:table-cell>
          <table:table-cell table:style-name="ce4" office:value-type="float" office:value="349.6" calcext:value-type="float">
            <text:p>349.60</text:p>
          </table:table-cell>
          <table:table-cell table:formula="of:=CONCATENATE([.Q49];&quot;(&quot;;[.R49];&quot;)&quot;)" office:value-type="string" office:string-value="0.45(4)" calcext:value-type="string">
            <text:p>0.45(4)</text:p>
          </table:table-cell>
          <table:table-cell table:style-name="ce4" table:number-columns-repeated="2"/>
          <table:table-cell table:style-name="ce4" table:formula="of:=[.S49]*3600" office:value-type="float" office:value="33094.8" calcext:value-type="float">
            <text:p>33094.80</text:p>
          </table:table-cell>
          <table:table-cell table:style-name="ce7" office:value-type="float" office:value="0.45" calcext:value-type="float">
            <text:p>0.450</text:p>
          </table:table-cell>
          <table:table-cell table:style-name="ce7" office:value-type="float" office:value="4" calcext:value-type="float">
            <text:p>4.000</text:p>
          </table:table-cell>
          <table:table-cell table:style-name="ce4" office:value-type="float" office:value="9.193" calcext:value-type="float">
            <text:p>9.19</text:p>
          </table:table-cell>
          <table:table-cell table:style-name="ce4" table:formula="of:=[.T48]" office:value-type="float" office:value="15" calcext:value-type="float">
            <text:p>15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827.74" calcext:value-type="float">
            <text:p>827.74</text:p>
          </table:table-cell>
          <table:table-cell office:value-type="string" calcext:value-type="string">
            <text:p>90Nb + 82mRb – blurred w/ 826.02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h</text:p>
          </table:table-cell>
          <table:table-cell table:formula="of:=[.C50]*3600" office:value-type="float" office:value="52560" calcext:value-type="float">
            <text:p>52560</text:p>
          </table:table-cell>
          <table:table-cell office:value-type="float" office:value="1.107" calcext:value-type="float">
            <text:p>1.107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  <table:table-cell table:style-name="ce4"/>
          <table:table-cell table:formula="of:=CONCATENATE([.S50];&quot;(&quot;;[.T50];&quot;) &quot;;[.U50])" office:value-type="string" office:string-value="9.193(15) h" calcext:value-type="string">
            <text:p>9.193(15) h</text:p>
          </table:table-cell>
          <table:table-cell table:style-name="ce4" office:value-type="float" office:value="394.03" calcext:value-type="float">
            <text:p>394.03</text:p>
          </table:table-cell>
          <table:table-cell table:formula="of:=CONCATENATE([.Q50];&quot;(&quot;;[.R50];&quot;)&quot;)" office:value-type="string" office:string-value="2.24(17)" calcext:value-type="string">
            <text:p>2.24(17)</text:p>
          </table:table-cell>
          <table:table-cell table:style-name="ce4" table:number-columns-repeated="2"/>
          <table:table-cell table:style-name="ce4" table:formula="of:=[.S50]*3600" office:value-type="float" office:value="33094.8" calcext:value-type="float">
            <text:p>33094.80</text:p>
          </table:table-cell>
          <table:table-cell table:style-name="ce7" office:value-type="float" office:value="2.24" calcext:value-type="float">
            <text:p>2.240</text:p>
          </table:table-cell>
          <table:table-cell table:style-name="ce7" office:value-type="float" office:value="17" calcext:value-type="float">
            <text:p>17.000</text:p>
          </table:table-cell>
          <table:table-cell table:style-name="ce4" office:value-type="float" office:value="9.193" calcext:value-type="float">
            <text:p>9.19</text:p>
          </table:table-cell>
          <table:table-cell table:style-name="ce4" table:formula="of:=[.T49]" office:value-type="float" office:value="15" calcext:value-type="float">
            <text:p>15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835.74" calcext:value-type="float">
            <text:p>835.74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51]*3600" office:value-type="float" office:value="53064" calcext:value-type="float">
            <text:p>53064</text:p>
          </table:table-cell>
          <table:table-cell office:value-type="float" office:value="4.4" calcext:value-type="float">
            <text:p>4.4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style-name="ce4"/>
          <table:table-cell table:formula="of:=CONCATENATE([.S51];&quot;(&quot;;[.T51];&quot;) &quot;;[.U51])" office:value-type="string" office:string-value="9.193(15) h" calcext:value-type="string">
            <text:p>9.193(15) h</text:p>
          </table:table-cell>
          <table:table-cell table:style-name="ce4" office:value-type="float" office:value="548.35" calcext:value-type="float">
            <text:p>548.35</text:p>
          </table:table-cell>
          <table:table-cell table:formula="of:=CONCATENATE([.Q51];&quot;(&quot;;[.R51];&quot;)&quot;)" office:value-type="string" office:string-value="15.3(14)" calcext:value-type="string">
            <text:p>15.3(14)</text:p>
          </table:table-cell>
          <table:table-cell table:style-name="ce4" table:number-columns-repeated="2"/>
          <table:table-cell table:style-name="ce4" table:formula="of:=[.S51]*3600" office:value-type="float" office:value="33094.8" calcext:value-type="float">
            <text:p>33094.80</text:p>
          </table:table-cell>
          <table:table-cell table:style-name="ce7" office:value-type="float" office:value="15.3" calcext:value-type="float">
            <text:p>15.300</text:p>
          </table:table-cell>
          <table:table-cell table:style-name="ce7" office:value-type="float" office:value="14" calcext:value-type="float">
            <text:p>14.000</text:p>
          </table:table-cell>
          <table:table-cell table:style-name="ce4" office:value-type="float" office:value="9.193" calcext:value-type="float">
            <text:p>9.19</text:p>
          </table:table-cell>
          <table:table-cell table:style-name="ce4" table:formula="of:=[.T50]" office:value-type="float" office:value="15" calcext:value-type="float">
            <text:p>15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890.18" calcext:value-type="float">
            <text:p>890.18</text:p>
          </table:table-cell>
          <table:table-cell office:value-type="string" calcext:value-type="string">
            <text:p>90Nb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h</text:p>
          </table:table-cell>
          <table:table-cell table:formula="of:=[.C52]*3600" office:value-type="float" office:value="52560" calcext:value-type="float">
            <text:p>52560</text:p>
          </table:table-cell>
          <table:table-cell office:value-type="float" office:value="1.8" calcext:value-type="float">
            <text:p>1.8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4"/>
          <table:table-cell table:formula="of:=CONCATENATE([.S52];&quot;(&quot;;[.T52];&quot;) &quot;;[.U52])" office:value-type="string" office:string-value="9.193(15) h" calcext:value-type="string">
            <text:p>9.193(15) h</text:p>
          </table:table-cell>
          <table:table-cell table:style-name="ce4" office:value-type="float" office:value="596.56" calcext:value-type="float">
            <text:p>596.56</text:p>
          </table:table-cell>
          <table:table-cell office:value-type="string" calcext:value-type="string">
            <text:p>26.0(20)</text:p>
          </table:table-cell>
          <table:table-cell table:style-name="ce4" table:number-columns-repeated="2"/>
          <table:table-cell table:style-name="ce4" table:formula="of:=[.S52]*3600" office:value-type="float" office:value="33094.8" calcext:value-type="float">
            <text:p>33094.80</text:p>
          </table:table-cell>
          <table:table-cell table:style-name="ce7" office:value-type="float" office:value="26" calcext:value-type="float">
            <text:p>26.000</text:p>
          </table:table-cell>
          <table:table-cell table:style-name="ce7" office:value-type="float" office:value="20" calcext:value-type="float">
            <text:p>20.000</text:p>
          </table:table-cell>
          <table:table-cell table:style-name="ce4" office:value-type="float" office:value="9.193" calcext:value-type="float">
            <text:p>9.19</text:p>
          </table:table-cell>
          <table:table-cell table:style-name="ce4" table:formula="of:=[.T51]" office:value-type="float" office:value="15" calcext:value-type="float">
            <text:p>15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897.61" calcext:value-type="float">
            <text:p>897.61</text:p>
          </table:table-cell>
          <table:table-cell office:value-type="string" calcext:value-type="string">
            <text:p>88Y</text:p>
          </table:table-cell>
          <table:table-cell office:value-type="float" office:value="106.627" calcext:value-type="float">
            <text:p>106.627</text:p>
          </table:table-cell>
          <table:table-cell office:value-type="string" calcext:value-type="string">
            <text:p>d</text:p>
          </table:table-cell>
          <table:table-cell table:formula="of:=[.C53]*24*3600" office:value-type="float" office:value="9212572.8" calcext:value-type="float">
            <text:p>9212572.8</text:p>
          </table:table-cell>
          <table:table-cell office:value-type="float" office:value="93.7" calcext:value-type="float">
            <text:p>93.7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4"/>
          <table:table-cell table:formula="of:=CONCATENATE([.S53];&quot;(&quot;;[.T53];&quot;) &quot;;[.U53])" office:value-type="string" office:string-value="9.193(15) h" calcext:value-type="string">
            <text:p>9.193(15) h</text:p>
          </table:table-cell>
          <table:table-cell table:style-name="ce4" office:value-type="float" office:value="637.41" calcext:value-type="float">
            <text:p>637.41</text:p>
          </table:table-cell>
          <table:table-cell table:formula="of:=CONCATENATE([.Q53];&quot;(&quot;;[.R53];&quot;)&quot;)" office:value-type="string" office:string-value="0.25(3)" calcext:value-type="string">
            <text:p>0.25(3)</text:p>
          </table:table-cell>
          <table:table-cell table:style-name="ce4" table:number-columns-repeated="2"/>
          <table:table-cell table:style-name="ce4" table:formula="of:=[.S53]*3600" office:value-type="float" office:value="33094.8" calcext:value-type="float">
            <text:p>33094.80</text:p>
          </table:table-cell>
          <table:table-cell table:style-name="ce7" office:value-type="float" office:value="0.25" calcext:value-type="float">
            <text:p>0.250</text:p>
          </table:table-cell>
          <table:table-cell table:style-name="ce7" office:value-type="float" office:value="3" calcext:value-type="float">
            <text:p>3.000</text:p>
          </table:table-cell>
          <table:table-cell table:style-name="ce4" office:value-type="float" office:value="9.193" calcext:value-type="float">
            <text:p>9.19</text:p>
          </table:table-cell>
          <table:table-cell table:style-name="ce4" table:formula="of:=[.T52]" office:value-type="float" office:value="15" calcext:value-type="float">
            <text:p>15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908.81" calcext:value-type="float">
            <text:p>908.81</text:p>
          </table:table-cell>
          <table:table-cell office:value-type="string" calcext:value-type="string">
            <text:p>89Zr</text:p>
          </table:table-cell>
          <table:table-cell office:value-type="float" office:value="78.41" calcext:value-type="float">
            <text:p>78.41</text:p>
          </table:table-cell>
          <table:table-cell office:value-type="string" calcext:value-type="string">
            <text:p>h</text:p>
          </table:table-cell>
          <table:table-cell table:formula="of:=[.C54]*3600" office:value-type="float" office:value="282276" calcext:value-type="float">
            <text:p>282276</text:p>
          </table:table-cell>
          <table:table-cell office:value-type="float" office:value="99.04" calcext:value-type="float">
            <text:p>99.04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64Cu</text:p>
          </table:table-cell>
          <table:table-cell table:formula="of:=CONCATENATE([.S54];&quot;(&quot;;[.T54];&quot;) &quot;;[.U54])" office:value-type="string" office:string-value="12.701(2) h" calcext:value-type="string">
            <text:p>12.701(2) h</text:p>
          </table:table-cell>
          <table:table-cell table:style-name="ce4" office:value-type="float" office:value="1345.77" calcext:value-type="float">
            <text:p>1345.77</text:p>
          </table:table-cell>
          <table:table-cell table:formula="of:=CONCATENATE([.Q54];&quot;(&quot;;[.R54];&quot;)&quot;)" office:value-type="string" office:string-value="0.475(11)" calcext:value-type="string">
            <text:p>0.475(11)</text:p>
          </table:table-cell>
          <table:table-cell table:style-name="ce4" table:number-columns-repeated="2"/>
          <table:table-cell table:style-name="ce4" table:formula="of:=[.S54]*3600" office:value-type="float" office:value="45723.6" calcext:value-type="float">
            <text:p>45723.60</text:p>
          </table:table-cell>
          <table:table-cell table:style-name="ce7" office:value-type="float" office:value="0.475" calcext:value-type="float">
            <text:p>0.475</text:p>
          </table:table-cell>
          <table:table-cell table:style-name="ce7" office:value-type="float" office:value="11" calcext:value-type="float">
            <text:p>11.000</text:p>
          </table:table-cell>
          <table:table-cell table:style-name="ce4" office:value-type="float" office:value="12.701" calcext:value-type="float">
            <text:p>12.70</text:p>
          </table:table-cell>
          <table:table-cell table:style-name="ce4" office:value-type="float" office:value="2" calcext:value-type="float">
            <text:p>2.00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float" office:value="912.62" calcext:value-type="float">
            <text:p>912.62</text:p>
          </table:table-cell>
          <table:table-cell office:value-type="string" calcext:value-type="string">
            <text:p>92mNb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d</text:p>
          </table:table-cell>
          <table:table-cell table:formula="of:=[.C55]*24*3600" office:value-type="float" office:value="876960" calcext:value-type="float">
            <text:p>876960</text:p>
          </table:table-cell>
          <table:table-cell office:value-type="float" office:value="1.78" calcext:value-type="float">
            <text:p>1.78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4" office:value-type="string" calcext:value-type="string">
            <text:p>65Zn</text:p>
          </table:table-cell>
          <table:table-cell table:formula="of:=CONCATENATE([.S55];&quot;(&quot;;[.T55];&quot;) &quot;;[.U55])" office:value-type="string" office:string-value="243.93(9) d" calcext:value-type="string">
            <text:p>243.93(9) d</text:p>
          </table:table-cell>
          <table:table-cell table:style-name="ce7" office:value-type="float" office:value="1115.539" calcext:value-type="float">
            <text:p>1115.539</text:p>
          </table:table-cell>
          <table:table-cell table:formula="of:=CONCATENATE([.Q55];&quot;(&quot;;[.R55];&quot;)&quot;)" office:value-type="string" office:string-value="50.04(10)" calcext:value-type="string">
            <text:p>50.04(10)</text:p>
          </table:table-cell>
          <table:table-cell table:style-name="ce4" table:number-columns-repeated="2"/>
          <table:table-cell table:style-name="ce4" table:formula="of:=[.S55]*24*3600" office:value-type="float" office:value="21075552" calcext:value-type="float">
            <text:p>21075552.00</text:p>
          </table:table-cell>
          <table:table-cell table:style-name="ce7" office:value-type="float" office:value="50.04" calcext:value-type="float">
            <text:p>50.040</text:p>
          </table:table-cell>
          <table:table-cell table:style-name="ce7" office:value-type="float" office:value="10" calcext:value-type="float">
            <text:p>10.000</text:p>
          </table:table-cell>
          <table:table-cell table:style-name="ce4" office:value-type="float" office:value="243.93" calcext:value-type="float">
            <text:p>243.93</text:p>
          </table:table-cell>
          <table:table-cell table:style-name="ce4" office:value-type="float" office:value="9" calcext:value-type="float">
            <text:p>9.00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office:value-type="float" office:value="934.21" calcext:value-type="float">
            <text:p>934.21</text:p>
          </table:table-cell>
          <table:table-cell office:value-type="string" calcext:value-type="string">
            <text:p>92mNb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d</text:p>
          </table:table-cell>
          <table:table-cell table:formula="of:=[.C56]*24*3600" office:value-type="float" office:value="876960" calcext:value-type="float">
            <text:p>876960</text:p>
          </table:table-cell>
          <table:table-cell office:value-type="float" office:value="99.15" calcext:value-type="float">
            <text:p>99.15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string" calcext:value-type="string">
            <text:p>82mRb</text:p>
          </table:table-cell>
          <table:table-cell table:formula="of:=CONCATENATE([.S58];&quot;(&quot;;[.T58];&quot;) &quot;;[.U58])" office:value-type="string" office:string-value="6.472(6) h" calcext:value-type="string">
            <text:p>6.472(6) h</text:p>
          </table:table-cell>
          <table:table-cell office:value-type="float" office:value="554.35" calcext:value-type="float">
            <text:p>554.35</text:p>
          </table:table-cell>
          <table:table-cell table:formula="of:=CONCATENATE([.Q58];&quot;(&quot;;[.R58];&quot;)&quot;)" office:value-type="string" office:string-value="62.4(9)" calcext:value-type="string">
            <text:p>62.4(9)</text:p>
          </table:table-cell>
          <table:table-cell table:number-columns-repeated="2"/>
          <table:table-cell table:formula="of:=[.S56]*3600" office:value-type="float" office:value="23299.2" calcext:value-type="float">
            <text:p>23299.2</text:p>
          </table:table-cell>
          <table:table-cell office:value-type="float" office:value="62.4" calcext:value-type="float">
            <text:p>62.4</text:p>
          </table:table-cell>
          <table:table-cell office:value-type="float" office:value="9" calcext:value-type="float">
            <text:p>9</text:p>
          </table:table-cell>
          <table:table-cell office:value-type="float" office:value="6.472" calcext:value-type="float">
            <text:p>6.4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941.29" calcext:value-type="float">
            <text:p>941.29</text:p>
          </table:table-cell>
          <table:table-cell office:value-type="string" calcext:value-type="string">
            <text:p>90Mo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h</text:p>
          </table:table-cell>
          <table:table-cell table:formula="of:=[.C57]*3600" office:value-type="float" office:value="20412" calcext:value-type="float">
            <text:p>20412</text:p>
          </table:table-cell>
          <table:table-cell office:value-type="float" office:value="5.5" calcext:value-type="float">
            <text:p>5.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CONCATENATE([.S59];&quot;(&quot;;[.T59];&quot;) &quot;;[.U59])" office:value-type="string" office:string-value="6.472(6) h" calcext:value-type="string">
            <text:p>6.472(6) h</text:p>
          </table:table-cell>
          <table:table-cell office:value-type="float" office:value="619.11" calcext:value-type="float">
            <text:p>619.11</text:p>
          </table:table-cell>
          <table:table-cell table:formula="of:=CONCATENATE([.Q59];&quot;(&quot;;[.R59];&quot;)&quot;)" office:value-type="string" office:string-value="37.98(9)" calcext:value-type="string">
            <text:p>37.98(9)</text:p>
          </table:table-cell>
          <table:table-cell table:number-columns-repeated="2"/>
          <table:table-cell table:formula="of:=[.S57]*3600" office:value-type="float" office:value="23299.2" calcext:value-type="float">
            <text:p>23299.2</text:p>
          </table:table-cell>
          <table:table-cell office:value-type="float" office:value="37.98" calcext:value-type="float">
            <text:p>37.98</text:p>
          </table:table-cell>
          <table:table-cell office:value-type="float" office:value="9" calcext:value-type="float">
            <text:p>9</text:p>
          </table:table-cell>
          <table:table-cell table:formula="of:=[.S56]" office:value-type="float" office:value="6.472" calcext:value-type="float">
            <text:p>6.472</text:p>
          </table:table-cell>
          <table:table-cell table:formula="of:=[.T56]" office:value-type="float" office:value="6" calcext:value-type="float">
            <text:p>6</text:p>
          </table:table-cell>
          <table:table-cell table:formula="of:=[.U56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023.6" calcext:value-type="float">
            <text:p>1023.60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58]*3600" office:value-type="float" office:value="53064" calcext:value-type="float">
            <text:p>53064</text:p>
          </table:table-cell>
          <table:table-cell office:value-type="float" office:value="3.79" calcext:value-type="float">
            <text:p>3.79</text:p>
          </table:table-cell>
          <table:table-cell office:value-type="float" office:value="0.17" calcext:value-type="float">
            <text:p>0.17</text:p>
          </table:table-cell>
          <table:table-cell table:number-columns-repeated="3"/>
          <table:table-cell table:formula="of:=CONCATENATE([.S60];&quot;(&quot;;[.T60];&quot;) &quot;;[.U60])" office:value-type="string" office:string-value="6.472(6) h" calcext:value-type="string">
            <text:p>6.472(6) h</text:p>
          </table:table-cell>
          <table:table-cell office:value-type="float" office:value="698.37" calcext:value-type="float">
            <text:p>698.37</text:p>
          </table:table-cell>
          <table:table-cell table:formula="of:=CONCATENATE([.Q60];&quot;(&quot;;[.R60];&quot;)&quot;)" office:value-type="string" office:string-value="26.3(7)" calcext:value-type="string">
            <text:p>26.3(7)</text:p>
          </table:table-cell>
          <table:table-cell table:number-columns-repeated="2"/>
          <table:table-cell table:formula="of:=[.S58]*3600" office:value-type="float" office:value="23299.2" calcext:value-type="float">
            <text:p>23299.2</text:p>
          </table:table-cell>
          <table:table-cell office:value-type="float" office:value="26.3" calcext:value-type="float">
            <text:p>26.3</text:p>
          </table:table-cell>
          <table:table-cell office:value-type="float" office:value="7" calcext:value-type="float">
            <text:p>7</text:p>
          </table:table-cell>
          <table:table-cell table:formula="of:=[.S57]" office:value-type="float" office:value="6.472" calcext:value-type="float">
            <text:p>6.472</text:p>
          </table:table-cell>
          <table:table-cell table:formula="of:=[.T57]" office:value-type="float" office:value="6" calcext:value-type="float">
            <text:p>6</text:p>
          </table:table-cell>
          <table:table-cell table:formula="of:=[.U57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044.2" calcext:value-type="float">
            <text:p>1044.20</text:p>
          </table:table-cell>
          <table:table-cell office:value-type="string" calcext:value-type="string">
            <text:p>82mRb</text:p>
          </table:table-cell>
          <table:table-cell office:value-type="float" office:value="6.472" calcext:value-type="float">
            <text:p>6.472</text:p>
          </table:table-cell>
          <table:table-cell office:value-type="string" calcext:value-type="string">
            <text:p>h</text:p>
          </table:table-cell>
          <table:table-cell table:formula="of:=[.C59]*3600" office:value-type="float" office:value="23299.2" calcext:value-type="float">
            <text:p>23299.2</text:p>
          </table:table-cell>
          <table:table-cell office:value-type="float" office:value="32.07" calcext:value-type="float">
            <text:p>32.07</text:p>
          </table:table-cell>
          <table:table-cell office:value-type="float" office:value="0.08" calcext:value-type="float">
            <text:p>0.08</text:p>
          </table:table-cell>
          <table:table-cell table:number-columns-repeated="3"/>
          <table:table-cell table:formula="of:=CONCATENATE([.S61];&quot;(&quot;;[.T61];&quot;) &quot;;[.U61])" office:value-type="string" office:string-value="6.472(6) h" calcext:value-type="string">
            <text:p>6.472(6) h</text:p>
          </table:table-cell>
          <table:table-cell office:value-type="float" office:value="776.52" calcext:value-type="float">
            <text:p>776.52</text:p>
          </table:table-cell>
          <table:table-cell table:formula="of:=CONCATENATE([.Q61];&quot;(&quot;;[.R61];&quot;)&quot;)" office:value-type="string" office:string-value="84.39(21)" calcext:value-type="string">
            <text:p>84.39(21)</text:p>
          </table:table-cell>
          <table:table-cell table:number-columns-repeated="2"/>
          <table:table-cell table:formula="of:=[.S59]*3600" office:value-type="float" office:value="23299.2" calcext:value-type="float">
            <text:p>23299.2</text:p>
          </table:table-cell>
          <table:table-cell office:value-type="float" office:value="84.39" calcext:value-type="float">
            <text:p>84.39</text:p>
          </table:table-cell>
          <table:table-cell office:value-type="float" office:value="21" calcext:value-type="float">
            <text:p>21</text:p>
          </table:table-cell>
          <table:table-cell table:formula="of:=[.S58]" office:value-type="float" office:value="6.472" calcext:value-type="float">
            <text:p>6.472</text:p>
          </table:table-cell>
          <table:table-cell table:formula="of:=[.T58]" office:value-type="float" office:value="6" calcext:value-type="float">
            <text:p>6</text:p>
          </table:table-cell>
          <table:table-cell table:formula="of:=[.U58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076.47" calcext:value-type="float">
            <text:p>1076.47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60]*3600" office:value-type="float" office:value="53064" calcext:value-type="float">
            <text:p>53064</text:p>
          </table:table-cell>
          <table:table-cell office:value-type="float" office:value="82.5" calcext:value-type="float">
            <text:p>82.5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CONCATENATE([.S62];&quot;(&quot;;[.T62];&quot;) &quot;;[.U62])" office:value-type="string" office:string-value="6.472(6) h" calcext:value-type="string">
            <text:p>6.472(6) h</text:p>
          </table:table-cell>
          <table:table-cell office:value-type="float" office:value="1044.08" calcext:value-type="float">
            <text:p>1044.08</text:p>
          </table:table-cell>
          <table:table-cell table:formula="of:=CONCATENATE([.Q62];&quot;(&quot;;[.R62];&quot;)&quot;)" office:value-type="string" office:string-value="32.07(8)" calcext:value-type="string">
            <text:p>32.07(8)</text:p>
          </table:table-cell>
          <table:table-cell table:number-columns-repeated="2"/>
          <table:table-cell table:formula="of:=[.S60]*3600" office:value-type="float" office:value="23299.2" calcext:value-type="float">
            <text:p>23299.2</text:p>
          </table:table-cell>
          <table:table-cell office:value-type="float" office:value="32.07" calcext:value-type="float">
            <text:p>32.07</text:p>
          </table:table-cell>
          <table:table-cell office:value-type="float" office:value="8" calcext:value-type="float">
            <text:p>8</text:p>
          </table:table-cell>
          <table:table-cell table:formula="of:=[.S59]" office:value-type="float" office:value="6.472" calcext:value-type="float">
            <text:p>6.472</text:p>
          </table:table-cell>
          <table:table-cell table:formula="of:=[.T59]" office:value-type="float" office:value="6" calcext:value-type="float">
            <text:p>6</text:p>
          </table:table-cell>
          <table:table-cell table:formula="of:=[.U59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093.11" calcext:value-type="float">
            <text:p>1093.11</text:p>
          </table:table-cell>
          <table:table-cell office:value-type="string" calcext:value-type="string">
            <text:p>90Nb – weak, blurred w/ 86Y 1092.68?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h</text:p>
          </table:table-cell>
          <table:table-cell table:formula="of:=[.C61]*3600" office:value-type="float" office:value="52560" calcext:value-type="float">
            <text:p>5256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08" calcext:value-type="float">
            <text:p>0.008</text:p>
          </table:table-cell>
          <table:table-cell table:number-columns-repeated="3"/>
          <table:table-cell table:formula="of:=CONCATENATE([.S63];&quot;(&quot;;[.T63];&quot;) &quot;;[.U63])" office:value-type="string" office:string-value="6.472(6) h" calcext:value-type="string">
            <text:p>6.472(6) h</text:p>
          </table:table-cell>
          <table:table-cell office:value-type="float" office:value="1317.43" calcext:value-type="float">
            <text:p>1317.43</text:p>
          </table:table-cell>
          <table:table-cell table:formula="of:=CONCATENATE([.Q63];&quot;(&quot;;[.R63];&quot;)&quot;)" office:value-type="string" office:string-value="23.7(6)" calcext:value-type="string">
            <text:p>23.7(6)</text:p>
          </table:table-cell>
          <table:table-cell table:number-columns-repeated="2"/>
          <table:table-cell table:formula="of:=[.S61]*3600" office:value-type="float" office:value="23299.2" calcext:value-type="float">
            <text:p>23299.2</text:p>
          </table:table-cell>
          <table:table-cell office:value-type="float" office:value="23.7" calcext:value-type="float">
            <text:p>23.7</text:p>
          </table:table-cell>
          <table:table-cell office:value-type="float" office:value="6" calcext:value-type="float">
            <text:p>6</text:p>
          </table:table-cell>
          <table:table-cell table:formula="of:=[.S60]" office:value-type="float" office:value="6.472" calcext:value-type="float">
            <text:p>6.472</text:p>
          </table:table-cell>
          <table:table-cell table:formula="of:=[.T60]" office:value-type="float" office:value="6" calcext:value-type="float">
            <text:p>6</text:p>
          </table:table-cell>
          <table:table-cell table:formula="of:=[.U60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128.91" calcext:value-type="float">
            <text:p>1128.91</text:p>
          </table:table-cell>
          <table:table-cell office:value-type="string" calcext:value-type="string">
            <text:p>90Nb + trace 89Nb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h</text:p>
          </table:table-cell>
          <table:table-cell table:formula="of:=[.C62]*3600" office:value-type="float" office:value="52560" calcext:value-type="float">
            <text:p>52560</text:p>
          </table:table-cell>
          <table:table-cell office:value-type="float" office:value="92.7" calcext:value-type="float">
            <text:p>92.7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83Sr</text:p>
          </table:table-cell>
          <table:table-cell table:formula="of:=CONCATENATE([.S64];&quot;(&quot;;[.T64];&quot;) &quot;;[.U64])" office:value-type="string" office:string-value="32.41(3) h" calcext:value-type="string">
            <text:p>32.41(3) h</text:p>
          </table:table-cell>
          <table:table-cell office:value-type="float" office:value="418.37" calcext:value-type="float">
            <text:p>418.37</text:p>
          </table:table-cell>
          <table:table-cell table:formula="of:=CONCATENATE([.Q64];&quot;(&quot;;[.R64];&quot;)&quot;)" office:value-type="string" office:string-value="4.2(3)" calcext:value-type="string">
            <text:p>4.2(3)</text:p>
          </table:table-cell>
          <table:table-cell table:number-columns-repeated="2"/>
          <table:table-cell table:formula="of:=[.S62]*3600" office:value-type="float" office:value="116676" calcext:value-type="float">
            <text:p>116676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32.41" calcext:value-type="float">
            <text:p>32.41</text:p>
          </table:table-cell>
          <table:table-cell office:value-type="float" office:value="3" calcext:value-type="float">
            <text:p>3</text:p>
          </table:table-cell>
          <table:table-cell table:formula="of:=[.U61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152.83" calcext:value-type="float">
            <text:p>1152.83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63]*3600" office:value-type="float" office:value="53064" calcext:value-type="float">
            <text:p>53064</text:p>
          </table:table-cell>
          <table:table-cell office:value-type="float" office:value="30.5" calcext:value-type="float">
            <text:p>30.5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CONCATENATE([.S65];&quot;(&quot;;[.T65];&quot;) &quot;;[.U65])" office:value-type="string" office:string-value="32.41(3) h" calcext:value-type="string">
            <text:p>32.41(3) h</text:p>
          </table:table-cell>
          <table:table-cell office:value-type="float" office:value="762.65" calcext:value-type="float">
            <text:p>762.65</text:p>
          </table:table-cell>
          <table:table-cell table:formula="of:=CONCATENATE([.Q65];&quot;(&quot;;[.R65];&quot;)&quot;)" office:value-type="string" office:string-value="26.7(22)" calcext:value-type="string">
            <text:p>26.7(22)</text:p>
          </table:table-cell>
          <table:table-cell table:number-columns-repeated="2"/>
          <table:table-cell table:formula="of:=[.S63]*3600" office:value-type="float" office:value="116676" calcext:value-type="float">
            <text:p>116676</text:p>
          </table:table-cell>
          <table:table-cell office:value-type="float" office:value="26.7" calcext:value-type="float">
            <text:p>26.7</text:p>
          </table:table-cell>
          <table:table-cell office:value-type="float" office:value="22" calcext:value-type="float">
            <text:p>22</text:p>
          </table:table-cell>
          <table:table-cell table:formula="of:=[.S62]" office:value-type="float" office:value="32.41" calcext:value-type="float">
            <text:p>32.41</text:p>
          </table:table-cell>
          <table:table-cell table:formula="of:=[.T62]" office:value-type="float" office:value="3" calcext:value-type="float">
            <text:p>3</text:p>
          </table:table-cell>
          <table:table-cell table:formula="of:=[.U62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163.58" calcext:value-type="float">
            <text:p>1163.58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64]*3600" office:value-type="float" office:value="53064" calcext:value-type="float">
            <text:p>53064</text:p>
          </table:table-cell>
          <table:table-cell office:value-type="float" office:value="1.18" calcext:value-type="float">
            <text:p>1.18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string" calcext:value-type="string">
            <text:p>85mY</text:p>
          </table:table-cell>
          <table:table-cell table:formula="of:=CONCATENATE([.S66];&quot;(&quot;;[.T66];&quot;) &quot;;[.U66])" office:value-type="string" office:string-value="4.86(13) h" calcext:value-type="string">
            <text:p>4.86(13) h</text:p>
          </table:table-cell>
          <table:table-cell table:style-name="ce10" office:value-type="float" office:value="231.7" calcext:value-type="float">
            <text:p>231.7</text:p>
          </table:table-cell>
          <table:table-cell table:formula="of:=CONCATENATE([.Q66];&quot;(&quot;;[.R66];&quot;)&quot;)" office:value-type="string" office:string-value="22.8(22)" calcext:value-type="string">
            <text:p>22.8(22)</text:p>
          </table:table-cell>
          <table:table-cell table:number-columns-repeated="2"/>
          <table:table-cell table:formula="of:=[.S64]*60" office:value-type="float" office:value="291.6" calcext:value-type="float">
            <text:p>291.6</text:p>
          </table:table-cell>
          <table:table-cell office:value-type="float" office:value="22.8" calcext:value-type="float">
            <text:p>22.8</text:p>
          </table:table-cell>
          <table:table-cell office:value-type="float" office:value="22" calcext:value-type="float">
            <text:p>22</text:p>
          </table:table-cell>
          <table:table-cell office:value-type="float" office:value="4.86" calcext:value-type="float">
            <text:p>4.86</text:p>
          </table:table-cell>
          <table:table-cell office:value-type="float" office:value="13" calcext:value-type="float">
            <text:p>13</text:p>
          </table:table-cell>
          <table:table-cell table:formula="of:=[.U63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204.4" calcext:value-type="float">
            <text:p>1204.40</text:p>
          </table:table-cell>
          <table:table-cell office:value-type="string" calcext:value-type="string">
            <text:p>91mNb</text:p>
          </table:table-cell>
          <table:table-cell office:value-type="float" office:value="60.86" calcext:value-type="float">
            <text:p>60.86</text:p>
          </table:table-cell>
          <table:table-cell office:value-type="string" calcext:value-type="string">
            <text:p>d</text:p>
          </table:table-cell>
          <table:table-cell table:formula="of:=[.C65]*86400" office:value-type="float" office:value="5258304" calcext:value-type="float">
            <text:p>525830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3" office:value-type="string" calcext:value-type="string">
            <text:p>85Y</text:p>
          </table:table-cell>
          <table:table-cell table:formula="of:=CONCATENATE([.S67];&quot;(&quot;;[.T67];&quot;) &quot;;[.U67])" office:value-type="string" office:string-value="2.68(5) h" calcext:value-type="string">
            <text:p>2.68(5) h</text:p>
          </table:table-cell>
          <table:table-cell table:style-name="Default" office:value-type="float" office:value="231.65" calcext:value-type="float">
            <text:p>231.65</text:p>
          </table:table-cell>
          <table:table-cell table:formula="of:=CONCATENATE([.Q67];&quot;(&quot;;[.R67];&quot;)&quot;)" office:value-type="string" office:string-value="84(9)" calcext:value-type="string">
            <text:p>84(9)</text:p>
          </table:table-cell>
          <table:table-cell table:number-columns-repeated="2"/>
          <table:table-cell table:style-name="ce3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2.68" calcext:value-type="float">
            <text:p>2.68</text:p>
          </table:table-cell>
          <table:table-cell office:value-type="float" office:value="5" calcext:value-type="float">
            <text:p>5</text:p>
          </table:table-cell>
          <table:table-cell table:formula="of:=[.U64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253.04" calcext:value-type="float">
            <text:p>1253.04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66]*3600" office:value-type="float" office:value="53064" calcext:value-type="float">
            <text:p>53064</text:p>
          </table:table-cell>
          <table:table-cell office:value-type="float" office:value="1.53" calcext:value-type="float">
            <text:p>1.53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3"/>
          <table:table-cell table:formula="of:=CONCATENATE([.S68];&quot;(&quot;;[.T68];&quot;) &quot;;[.U68])" office:value-type="string" office:string-value="2.68(5) h" calcext:value-type="string">
            <text:p>2.68(5) h</text:p>
          </table:table-cell>
          <table:table-cell table:style-name="Default" office:value-type="float" office:value="913.89" calcext:value-type="float">
            <text:p>913.89</text:p>
          </table:table-cell>
          <table:table-cell office:value-type="string" calcext:value-type="string">
            <text:p>9.0(9)</text:p>
          </table:table-cell>
          <table:table-cell table:number-columns-repeated="2"/>
          <table:table-cell table:style-name="ce3"/>
          <table:table-cell table:style-name="ce13" office:value-type="float" office:value="9" calcext:value-type="float">
            <text:p>9.0</text:p>
          </table:table-cell>
          <table:table-cell table:style-name="ce3" office:value-type="float" office:value="9" calcext:value-type="float">
            <text:p>9</text:p>
          </table:table-cell>
          <table:table-cell table:formula="of:=[.S65]" office:value-type="float" office:value="2.68" calcext:value-type="float">
            <text:p>2.68</text:p>
          </table:table-cell>
          <table:table-cell table:formula="of:=[.T65]" office:value-type="float" office:value="5" calcext:value-type="float">
            <text:p>5</text:p>
          </table:table-cell>
          <table:table-cell table:formula="of:=[.U65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270.39" calcext:value-type="float">
            <text:p>1270.39</text:p>
          </table:table-cell>
          <table:table-cell office:value-type="string" calcext:value-type="string">
            <text:p>90Nb – blurred w/ 1271.3, 86Y 1270.16?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h</text:p>
          </table:table-cell>
          <table:table-cell table:formula="of:=[.C67]*3600" office:value-type="float" office:value="52560" calcext:value-type="float">
            <text:p>52560</text:p>
          </table:table-cell>
          <table:table-cell office:value-type="float" office:value="1.296" calcext:value-type="float">
            <text:p>1.296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  <table:table-cell office:value-type="string" calcext:value-type="string">
            <text:p>86Zr</text:p>
          </table:table-cell>
          <table:table-cell table:formula="of:=CONCATENATE([.S69];&quot;(&quot;;[.T69];&quot;) &quot;;[.U69])" office:value-type="string" office:string-value="16.5(1) h" calcext:value-type="string">
            <text:p>16.5(1) h</text:p>
          </table:table-cell>
          <table:table-cell table:style-name="ce10" office:value-type="float" office:value="242.8" calcext:value-type="float">
            <text:p>242.8</text:p>
          </table:table-cell>
          <table:table-cell table:formula="of:=CONCATENATE([.Q67];&quot;(&quot;;[.R67];&quot;)&quot;)" office:value-type="string" office:string-value="95.84(2)" calcext:value-type="string">
            <text:p>95.84(2)</text:p>
          </table:table-cell>
          <table:table-cell table:number-columns-repeated="2"/>
          <table:table-cell table:formula="of:=[.S67]*3600" office:value-type="float" office:value="59400" calcext:value-type="float">
            <text:p>59400</text:p>
          </table:table-cell>
          <table:table-cell office:value-type="float" office:value="95.84" calcext:value-type="float">
            <text:p>95.84</text:p>
          </table:table-cell>
          <table:table-cell office:value-type="float" office:value="2" calcext:value-type="float">
            <text:p>2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table:formula="of:=[.U66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271.3" calcext:value-type="float">
            <text:p>1271.30</text:p>
          </table:table-cell>
          <table:table-cell office:value-type="string" calcext:value-type="string">
            <text:p>90Mo – blurred w/ 1270.39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h</text:p>
          </table:table-cell>
          <table:table-cell table:formula="of:=[.C68]*3600" office:value-type="float" office:value="20412" calcext:value-type="float">
            <text:p>20412</text:p>
          </table:table-cell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CONCATENATE([.S70];&quot;(&quot;;[.T70];&quot;) &quot;;[.U70])" office:value-type="string" office:string-value="16.5(1) h" calcext:value-type="string">
            <text:p>16.5(1) h</text:p>
          </table:table-cell>
          <table:table-cell table:style-name="ce10" office:value-type="float" office:value="612" calcext:value-type="float">
            <text:p>612.0</text:p>
          </table:table-cell>
          <table:table-cell table:formula="of:=CONCATENATE([.Q68];&quot;(&quot;;[.R68];&quot;)&quot;)" office:value-type="string" office:string-value="5.8(3)" calcext:value-type="string">
            <text:p>5.8(3)</text:p>
          </table:table-cell>
          <table:table-cell table:number-columns-repeated="2"/>
          <table:table-cell table:formula="of:=[.S68]*3600" office:value-type="float" office:value="59400" calcext:value-type="float">
            <text:p>59400</text:p>
          </table:table-cell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table:formula="of:=[.S67]" office:value-type="float" office:value="16.5" calcext:value-type="float">
            <text:p>16.5</text:p>
          </table:table-cell>
          <table:table-cell table:formula="of:=[.T67]" office:value-type="float" office:value="1" calcext:value-type="float">
            <text:p>1</text:p>
          </table:table-cell>
          <table:table-cell table:formula="of:=[.U67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296.61" calcext:value-type="float">
            <text:p>1296.61</text:p>
          </table:table-cell>
          <table:table-cell office:value-type="string" calcext:value-type="string">
            <text:p>86Y ? <text:s/>- weak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69]*3600" office:value-type="float" office:value="53064" calcext:value-type="float">
            <text:p>53064</text:p>
          </table:table-cell>
          <table:table-cell office:value-type="float" office:value="0.54" calcext:value-type="float">
            <text:p>0.54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86Y</text:p>
          </table:table-cell>
          <table:table-cell table:formula="of:=CONCATENATE([.S71];&quot;(&quot;;[.T71];&quot;) &quot;;[.U71])" office:value-type="string" office:string-value="14.74(2) h" calcext:value-type="string">
            <text:p>14.74(2) h</text:p>
          </table:table-cell>
          <table:table-cell office:value-type="float" office:value="187.87" calcext:value-type="float">
            <text:p>187.87</text:p>
          </table:table-cell>
          <table:table-cell table:formula="of:=CONCATENATE([.Q69];&quot;(&quot;;[.R69];&quot;)&quot;)" office:value-type="string" office:string-value="1.26(4)" calcext:value-type="string">
            <text:p>1.26(4)</text:p>
          </table:table-cell>
          <table:table-cell table:number-columns-repeated="2"/>
          <table:table-cell table:formula="of:=[.S69]*3600" office:value-type="float" office:value="53064" calcext:value-type="float">
            <text:p>5306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</text:p>
          </table:table-cell>
          <table:table-cell office:value-type="float" office:value="14.74" calcext:value-type="float">
            <text:p>14.74</text:p>
          </table:table-cell>
          <table:table-cell office:value-type="float" office:value="2" calcext:value-type="float">
            <text:p>2</text:p>
          </table:table-cell>
          <table:table-cell table:formula="of:=[.U68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317.75" calcext:value-type="float">
            <text:p>1317.75</text:p>
          </table:table-cell>
          <table:table-cell office:value-type="string" calcext:value-type="string">
            <text:p>82mRb</text:p>
          </table:table-cell>
          <table:table-cell office:value-type="float" office:value="6.472" calcext:value-type="float">
            <text:p>6.472</text:p>
          </table:table-cell>
          <table:table-cell office:value-type="string" calcext:value-type="string">
            <text:p>h</text:p>
          </table:table-cell>
          <table:table-cell table:formula="of:=[.C70]*3600" office:value-type="float" office:value="23299.2" calcext:value-type="float">
            <text:p>23299.2</text:p>
          </table:table-cell>
          <table:table-cell office:value-type="float" office:value="23.7" calcext:value-type="float">
            <text:p>23.7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CONCATENATE([.S72];&quot;(&quot;;[.T72];&quot;) &quot;;[.U72])" office:value-type="string" office:string-value="14.74(2) h" calcext:value-type="string">
            <text:p>14.74(2) h</text:p>
          </table:table-cell>
          <table:table-cell office:value-type="float" office:value="190.8" calcext:value-type="float">
            <text:p>190.80</text:p>
          </table:table-cell>
          <table:table-cell table:formula="of:=CONCATENATE([.Q70];&quot;(&quot;;[.R70];&quot;)&quot;)" office:value-type="string" office:string-value="1.01(3)" calcext:value-type="string">
            <text:p>1.01(3)</text:p>
          </table:table-cell>
          <table:table-cell table:number-columns-repeated="2"/>
          <table:table-cell table:formula="of:=[.S70]*3600" office:value-type="float" office:value="53064" calcext:value-type="float">
            <text:p>53064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table:formula="of:=[.S69]" office:value-type="float" office:value="14.74" calcext:value-type="float">
            <text:p>14.74</text:p>
          </table:table-cell>
          <table:table-cell table:formula="of:=[.T69]" office:value-type="float" office:value="2" calcext:value-type="float">
            <text:p>2</text:p>
          </table:table-cell>
          <table:table-cell table:formula="of:=[.U69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348.92" calcext:value-type="float">
            <text:p>1348.92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71]*3600" office:value-type="float" office:value="53064" calcext:value-type="float">
            <text:p>53064</text:p>
          </table:table-cell>
          <table:table-cell office:value-type="float" office:value="2.95" calcext:value-type="float">
            <text:p>2.95</text:p>
          </table:table-cell>
          <table:table-cell office:value-type="float" office:value="0.09" calcext:value-type="float">
            <text:p>0.09</text:p>
          </table:table-cell>
          <table:table-cell table:number-columns-repeated="3"/>
          <table:table-cell table:formula="of:=CONCATENATE([.S73];&quot;(&quot;;[.T73];&quot;) &quot;;[.U73])" office:value-type="string" office:string-value="14.74(2) h" calcext:value-type="string">
            <text:p>14.74(2) h</text:p>
          </table:table-cell>
          <table:table-cell office:value-type="float" office:value="307" calcext:value-type="float">
            <text:p>307.00</text:p>
          </table:table-cell>
          <table:table-cell table:formula="of:=CONCATENATE([.Q71];&quot;(&quot;;[.R71];&quot;)&quot;)" office:value-type="string" office:string-value="3.47(8)" calcext:value-type="string">
            <text:p>3.47(8)</text:p>
          </table:table-cell>
          <table:table-cell table:number-columns-repeated="2"/>
          <table:table-cell table:formula="of:=[.S71]*3600" office:value-type="float" office:value="53064" calcext:value-type="float">
            <text:p>53064</text:p>
          </table:table-cell>
          <table:table-cell office:value-type="float" office:value="3.47" calcext:value-type="float">
            <text:p>3.47</text:p>
          </table:table-cell>
          <table:table-cell office:value-type="float" office:value="8" calcext:value-type="float">
            <text:p>8</text:p>
          </table:table-cell>
          <table:table-cell table:formula="of:=[.S70]" office:value-type="float" office:value="14.74" calcext:value-type="float">
            <text:p>14.74</text:p>
          </table:table-cell>
          <table:table-cell table:formula="of:=[.T70]" office:value-type="float" office:value="2" calcext:value-type="float">
            <text:p>2</text:p>
          </table:table-cell>
          <table:table-cell table:formula="of:=[.U70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476.64" calcext:value-type="float">
            <text:p>1476.64</text:p>
          </table:table-cell>
          <table:table-cell office:value-type="string" calcext:value-type="string">
            <text:p>93mMo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h</text:p>
          </table:table-cell>
          <table:table-cell table:formula="of:=[.C72]*3600" office:value-type="float" office:value="24660" calcext:value-type="float">
            <text:p>24660</text:p>
          </table:table-cell>
          <table:table-cell office:value-type="float" office:value="99.1" calcext:value-type="float">
            <text:p>99.1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table:formula="of:=CONCATENATE([.S74];&quot;(&quot;;[.T74];&quot;) &quot;;[.U74])" office:value-type="string" office:string-value="14.74(2) h" calcext:value-type="string">
            <text:p>14.74(2) h</text:p>
          </table:table-cell>
          <table:table-cell office:value-type="float" office:value="443.13" calcext:value-type="float">
            <text:p>443.13</text:p>
          </table:table-cell>
          <table:table-cell table:formula="of:=CONCATENATE([.Q72];&quot;(&quot;;[.R72];&quot;)&quot;)" office:value-type="string" office:string-value="16.9(5)" calcext:value-type="string">
            <text:p>16.9(5)</text:p>
          </table:table-cell>
          <table:table-cell table:number-columns-repeated="2"/>
          <table:table-cell table:formula="of:=[.S72]*3600" office:value-type="float" office:value="53064" calcext:value-type="float">
            <text:p>53064</text:p>
          </table:table-cell>
          <table:table-cell office:value-type="float" office:value="16.9" calcext:value-type="float">
            <text:p>16.9</text:p>
          </table:table-cell>
          <table:table-cell office:value-type="float" office:value="5" calcext:value-type="float">
            <text:p>5</text:p>
          </table:table-cell>
          <table:table-cell table:formula="of:=[.S71]" office:value-type="float" office:value="14.74" calcext:value-type="float">
            <text:p>14.74</text:p>
          </table:table-cell>
          <table:table-cell table:formula="of:=[.T71]" office:value-type="float" office:value="2" calcext:value-type="float">
            <text:p>2</text:p>
          </table:table-cell>
          <table:table-cell table:formula="of:=[.U71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511.81" calcext:value-type="float">
            <text:p>1511.81</text:p>
          </table:table-cell>
          <table:table-cell office:value-type="string" calcext:value-type="string">
            <text:p>89Nb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h</text:p>
          </table:table-cell>
          <table:table-cell table:formula="of:=[.C73]*3600" office:value-type="float" office:value="7308" calcext:value-type="float">
            <text:p>730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CONCATENATE([.S75];&quot;(&quot;;[.T75];&quot;) &quot;;[.U75])" office:value-type="string" office:string-value="14.74(2) h" calcext:value-type="string">
            <text:p>14.74(2) h</text:p>
          </table:table-cell>
          <table:table-cell office:value-type="float" office:value="580.57" calcext:value-type="float">
            <text:p>580.57</text:p>
          </table:table-cell>
          <table:table-cell table:formula="of:=CONCATENATE([.Q73];&quot;(&quot;;[.R73];&quot;)&quot;)" office:value-type="string" office:string-value="4.78(14)" calcext:value-type="string">
            <text:p>4.78(14)</text:p>
          </table:table-cell>
          <table:table-cell table:number-columns-repeated="2"/>
          <table:table-cell table:formula="of:=[.S73]*3600" office:value-type="float" office:value="53064" calcext:value-type="float">
            <text:p>53064</text:p>
          </table:table-cell>
          <table:table-cell office:value-type="float" office:value="4.78" calcext:value-type="float">
            <text:p>4.78</text:p>
          </table:table-cell>
          <table:table-cell office:value-type="float" office:value="14" calcext:value-type="float">
            <text:p>14</text:p>
          </table:table-cell>
          <table:table-cell table:formula="of:=[.S72]" office:value-type="float" office:value="14.74" calcext:value-type="float">
            <text:p>14.74</text:p>
          </table:table-cell>
          <table:table-cell table:formula="of:=[.T72]" office:value-type="float" office:value="2" calcext:value-type="float">
            <text:p>2</text:p>
          </table:table-cell>
          <table:table-cell table:formula="of:=[.U72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574.78" calcext:value-type="float">
            <text:p>1574.78</text:p>
          </table:table-cell>
          <table:table-cell office:value-type="string" calcext:value-type="string">
            <text:p>90Nb – weak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h</text:p>
          </table:table-cell>
          <table:table-cell table:formula="of:=[.C74]*3600" office:value-type="float" office:value="52560" calcext:value-type="float">
            <text:p>52560</text:p>
          </table:table-cell>
          <table:table-cell office:value-type="float" office:value="0.517" calcext:value-type="float">
            <text:p>0.517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  <table:table-cell table:formula="of:=CONCATENATE([.S76];&quot;(&quot;;[.T76];&quot;) &quot;;[.U76])" office:value-type="string" office:string-value="14.74(2) h" calcext:value-type="string">
            <text:p>14.74(2) h</text:p>
          </table:table-cell>
          <table:table-cell office:value-type="float" office:value="608.29" calcext:value-type="float">
            <text:p>608.29</text:p>
          </table:table-cell>
          <table:table-cell table:formula="of:=CONCATENATE([.Q74];&quot;(&quot;;[.R74];&quot;)&quot;)" office:value-type="string" office:string-value="2.01(15)" calcext:value-type="string">
            <text:p>2.01(15)</text:p>
          </table:table-cell>
          <table:table-cell table:number-columns-repeated="2"/>
          <table:table-cell table:formula="of:=[.S74]*3600" office:value-type="float" office:value="53064" calcext:value-type="float">
            <text:p>53064</text:p>
          </table:table-cell>
          <table:table-cell office:value-type="float" office:value="2.01" calcext:value-type="float">
            <text:p>2.01</text:p>
          </table:table-cell>
          <table:table-cell office:value-type="float" office:value="15" calcext:value-type="float">
            <text:p>15</text:p>
          </table:table-cell>
          <table:table-cell table:formula="of:=[.S73]" office:value-type="float" office:value="14.74" calcext:value-type="float">
            <text:p>14.74</text:p>
          </table:table-cell>
          <table:table-cell table:formula="of:=[.T73]" office:value-type="float" office:value="2" calcext:value-type="float">
            <text:p>2</text:p>
          </table:table-cell>
          <table:table-cell table:formula="of:=[.U73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611.57" calcext:value-type="float">
            <text:p>1611.57</text:p>
          </table:table-cell>
          <table:table-cell office:value-type="string" calcext:value-type="string">
            <text:p>90Nb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h</text:p>
          </table:table-cell>
          <table:table-cell table:formula="of:=[.C75]*3600" office:value-type="float" office:value="52560" calcext:value-type="float">
            <text:p>52560</text:p>
          </table:table-cell>
          <table:table-cell office:value-type="float" office:value="2.38" calcext:value-type="float">
            <text:p>2.38</text:p>
          </table:table-cell>
          <table:table-cell office:value-type="float" office:value="0.07" calcext:value-type="float">
            <text:p>0.07</text:p>
          </table:table-cell>
          <table:table-cell table:number-columns-repeated="3"/>
          <table:table-cell table:formula="of:=CONCATENATE([.S77];&quot;(&quot;;[.T77];&quot;) &quot;;[.U77])" office:value-type="string" office:string-value="14.74(2) h" calcext:value-type="string">
            <text:p>14.74(2) h</text:p>
          </table:table-cell>
          <table:table-cell office:value-type="float" office:value="627.72" calcext:value-type="float">
            <text:p>627.72</text:p>
          </table:table-cell>
          <table:table-cell table:formula="of:=CONCATENATE([.Q75];&quot;(&quot;;[.R75];&quot;)&quot;)" office:value-type="string" office:string-value="32.6(1)" calcext:value-type="string">
            <text:p>32.6(1)</text:p>
          </table:table-cell>
          <table:table-cell table:number-columns-repeated="2"/>
          <table:table-cell table:formula="of:=[.S75]*3600" office:value-type="float" office:value="53064" calcext:value-type="float">
            <text:p>53064</text:p>
          </table:table-cell>
          <table:table-cell office:value-type="float" office:value="32.6" calcext:value-type="float">
            <text:p>32.6</text:p>
          </table:table-cell>
          <table:table-cell office:value-type="float" office:value="1" calcext:value-type="float">
            <text:p>1</text:p>
          </table:table-cell>
          <table:table-cell table:formula="of:=[.S74]" office:value-type="float" office:value="14.74" calcext:value-type="float">
            <text:p>14.74</text:p>
          </table:table-cell>
          <table:table-cell table:formula="of:=[.T74]" office:value-type="float" office:value="2" calcext:value-type="float">
            <text:p>2</text:p>
          </table:table-cell>
          <table:table-cell table:formula="of:=[.U74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627.04" calcext:value-type="float">
            <text:p>1627.04</text:p>
          </table:table-cell>
          <table:table-cell office:value-type="string" calcext:value-type="string">
            <text:p>89Nb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h</text:p>
          </table:table-cell>
          <table:table-cell table:formula="of:=[.C76]*3600" office:value-type="float" office:value="7308" calcext:value-type="float">
            <text:p>7308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CONCATENATE([.S78];&quot;(&quot;;[.T78];&quot;) &quot;;[.U78])" office:value-type="string" office:string-value="14.74(2) h" calcext:value-type="string">
            <text:p>14.74(2) h</text:p>
          </table:table-cell>
          <table:table-cell office:value-type="float" office:value="703.33" calcext:value-type="float">
            <text:p>703.33</text:p>
          </table:table-cell>
          <table:table-cell table:formula="of:=CONCATENATE([.Q76];&quot;(&quot;;[.R76];&quot;)&quot;)" office:value-type="string" office:string-value="15.4(4)" calcext:value-type="string">
            <text:p>15.4(4)</text:p>
          </table:table-cell>
          <table:table-cell table:number-columns-repeated="2"/>
          <table:table-cell table:formula="of:=[.S76]*3600" office:value-type="float" office:value="53064" calcext:value-type="float">
            <text:p>53064</text:p>
          </table:table-cell>
          <table:table-cell office:value-type="float" office:value="15.4" calcext:value-type="float">
            <text:p>15.4</text:p>
          </table:table-cell>
          <table:table-cell office:value-type="float" office:value="4" calcext:value-type="float">
            <text:p>4</text:p>
          </table:table-cell>
          <table:table-cell table:formula="of:=[.S75]" office:value-type="float" office:value="14.74" calcext:value-type="float">
            <text:p>14.74</text:p>
          </table:table-cell>
          <table:table-cell table:formula="of:=[.T75]" office:value-type="float" office:value="2" calcext:value-type="float">
            <text:p>2</text:p>
          </table:table-cell>
          <table:table-cell table:formula="of:=[.U75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657.65" calcext:value-type="float">
            <text:p>1657.65</text:p>
          </table:table-cell>
          <table:table-cell office:value-type="string" calcext:value-type="string">
            <text:p>90Nb + 89Zr– weak?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h</text:p>
          </table:table-cell>
          <table:table-cell table:formula="of:=[.C77]*3600" office:value-type="float" office:value="52560" calcext:value-type="float">
            <text:p>52560</text:p>
          </table:table-cell>
          <table:table-cell office:value-type="float" office:value="0.335" calcext:value-type="float">
            <text:p>0.335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  <table:table-cell table:formula="of:=CONCATENATE([.S79];&quot;(&quot;;[.T79];&quot;) &quot;;[.U79])" office:value-type="string" office:string-value="14.74(2) h" calcext:value-type="string">
            <text:p>14.74(2) h</text:p>
          </table:table-cell>
          <table:table-cell office:value-type="float" office:value="709.9" calcext:value-type="float">
            <text:p>709.90</text:p>
          </table:table-cell>
          <table:table-cell table:formula="of:=CONCATENATE([.Q77];&quot;(&quot;;[.R77];&quot;)&quot;)" office:value-type="string" office:string-value="2.62(8)" calcext:value-type="string">
            <text:p>2.62(8)</text:p>
          </table:table-cell>
          <table:table-cell table:number-columns-repeated="2"/>
          <table:table-cell table:formula="of:=[.S77]*3600" office:value-type="float" office:value="53064" calcext:value-type="float">
            <text:p>53064</text:p>
          </table:table-cell>
          <table:table-cell office:value-type="float" office:value="2.62" calcext:value-type="float">
            <text:p>2.62</text:p>
          </table:table-cell>
          <table:table-cell office:value-type="float" office:value="8" calcext:value-type="float">
            <text:p>8</text:p>
          </table:table-cell>
          <table:table-cell table:formula="of:=[.S76]" office:value-type="float" office:value="14.74" calcext:value-type="float">
            <text:p>14.74</text:p>
          </table:table-cell>
          <table:table-cell table:formula="of:=[.T76]" office:value-type="float" office:value="2" calcext:value-type="float">
            <text:p>2</text:p>
          </table:table-cell>
          <table:table-cell table:formula="of:=[.U76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713.16" calcext:value-type="float">
            <text:p>1713.16</text:p>
          </table:table-cell>
          <table:table-cell office:value-type="string" calcext:value-type="string">
            <text:p>89Zr</text:p>
          </table:table-cell>
          <table:table-cell office:value-type="float" office:value="78.41" calcext:value-type="float">
            <text:p>78.41</text:p>
          </table:table-cell>
          <table:table-cell office:value-type="string" calcext:value-type="string">
            <text:p>h</text:p>
          </table:table-cell>
          <table:table-cell table:formula="of:=[.C78]*3600" office:value-type="float" office:value="282276" calcext:value-type="float">
            <text:p>282276</text:p>
          </table:table-cell>
          <table:table-cell office:value-type="float" office:value="0.745" calcext:value-type="float">
            <text:p>0.745</text:p>
          </table:table-cell>
          <table:table-cell office:value-type="float" office:value="0.013" calcext:value-type="float">
            <text:p>0.013</text:p>
          </table:table-cell>
          <table:table-cell table:number-columns-repeated="3"/>
          <table:table-cell table:formula="of:=CONCATENATE([.S80];&quot;(&quot;;[.T80];&quot;) &quot;;[.U80])" office:value-type="string" office:string-value="14.74(2) h" calcext:value-type="string">
            <text:p>14.74(2) h</text:p>
          </table:table-cell>
          <table:table-cell office:value-type="float" office:value="767.63" calcext:value-type="float">
            <text:p>767.63</text:p>
          </table:table-cell>
          <table:table-cell table:formula="of:=CONCATENATE([.Q78];&quot;(&quot;;[.R78];&quot;)&quot;)" office:value-type="string" office:string-value="2.4(3)" calcext:value-type="string">
            <text:p>2.4(3)</text:p>
          </table:table-cell>
          <table:table-cell table:number-columns-repeated="2"/>
          <table:table-cell table:formula="of:=[.S78]*3600" office:value-type="float" office:value="53064" calcext:value-type="float">
            <text:p>53064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table:formula="of:=[.S77]" office:value-type="float" office:value="14.74" calcext:value-type="float">
            <text:p>14.74</text:p>
          </table:table-cell>
          <table:table-cell table:formula="of:=[.T77]" office:value-type="float" office:value="2" calcext:value-type="float">
            <text:p>2</text:p>
          </table:table-cell>
          <table:table-cell table:formula="of:=[.U77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716.16" calcext:value-type="float">
            <text:p>1716.16</text:p>
          </table:table-cell>
          <table:table-cell office:value-type="string" calcext:value-type="string">
            <text:p>90Nb – weak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h</text:p>
          </table:table-cell>
          <table:table-cell table:formula="of:=[.C79]*3600" office:value-type="float" office:value="52560" calcext:value-type="float">
            <text:p>52560</text:p>
          </table:table-cell>
          <table:table-cell office:value-type="float" office:value="0.5" calcext:value-type="float">
            <text:p>0.5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  <table:table-cell table:formula="of:=CONCATENATE([.S81];&quot;(&quot;;[.T81];&quot;) &quot;;[.U81])" office:value-type="string" office:string-value="14.74(2) h" calcext:value-type="string">
            <text:p>14.74(2) h</text:p>
          </table:table-cell>
          <table:table-cell office:value-type="float" office:value="835.67" calcext:value-type="float">
            <text:p>835.67</text:p>
          </table:table-cell>
          <table:table-cell table:formula="of:=CONCATENATE([.Q79];&quot;(&quot;;[.R79];&quot;)&quot;)" office:value-type="string" office:string-value="4.4(6)" calcext:value-type="string">
            <text:p>4.4(6)</text:p>
          </table:table-cell>
          <table:table-cell table:number-columns-repeated="2"/>
          <table:table-cell table:formula="of:=[.S79]*3600" office:value-type="float" office:value="53064" calcext:value-type="float">
            <text:p>53064</text:p>
          </table:table-cell>
          <table:table-cell office:value-type="float" office:value="4.4" calcext:value-type="float">
            <text:p>4.4</text:p>
          </table:table-cell>
          <table:table-cell office:value-type="float" office:value="6" calcext:value-type="float">
            <text:p>6</text:p>
          </table:table-cell>
          <table:table-cell table:formula="of:=[.S78]" office:value-type="float" office:value="14.74" calcext:value-type="float">
            <text:p>14.74</text:p>
          </table:table-cell>
          <table:table-cell table:formula="of:=[.T78]" office:value-type="float" office:value="2" calcext:value-type="float">
            <text:p>2</text:p>
          </table:table-cell>
          <table:table-cell table:formula="of:=[.U78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744.85" calcext:value-type="float">
            <text:p>1744.85</text:p>
          </table:table-cell>
          <table:table-cell office:value-type="string" calcext:value-type="string">
            <text:p>89Zr</text:p>
          </table:table-cell>
          <table:table-cell office:value-type="float" office:value="78.41" calcext:value-type="float">
            <text:p>78.41</text:p>
          </table:table-cell>
          <table:table-cell office:value-type="string" calcext:value-type="string">
            <text:p>h</text:p>
          </table:table-cell>
          <table:table-cell table:formula="of:=[.C80]*3600" office:value-type="float" office:value="282276" calcext:value-type="float">
            <text:p>282276</text:p>
          </table:table-cell>
          <table:table-cell office:value-type="float" office:value="0.123" calcext:value-type="float">
            <text:p>0.123</text:p>
          </table:table-cell>
          <table:table-cell office:value-type="float" office:value="0.004" calcext:value-type="float">
            <text:p>0.004</text:p>
          </table:table-cell>
          <table:table-cell table:number-columns-repeated="3"/>
          <table:table-cell table:formula="of:=CONCATENATE([.S82];&quot;(&quot;;[.T82];&quot;) &quot;;[.U82])" office:value-type="string" office:string-value="14.74(2) h" calcext:value-type="string">
            <text:p>14.74(2) h</text:p>
          </table:table-cell>
          <table:table-cell office:value-type="float" office:value="1024.04" calcext:value-type="float">
            <text:p>1024.04</text:p>
          </table:table-cell>
          <table:table-cell table:formula="of:=CONCATENATE([.Q80];&quot;(&quot;;[.R80];&quot;)&quot;)" office:value-type="string" office:string-value="3.79(17)" calcext:value-type="string">
            <text:p>3.79(17)</text:p>
          </table:table-cell>
          <table:table-cell table:number-columns-repeated="2"/>
          <table:table-cell table:formula="of:=[.S80]*3600" office:value-type="float" office:value="53064" calcext:value-type="float">
            <text:p>53064</text:p>
          </table:table-cell>
          <table:table-cell office:value-type="float" office:value="3.79" calcext:value-type="float">
            <text:p>3.79</text:p>
          </table:table-cell>
          <table:table-cell office:value-type="float" office:value="17" calcext:value-type="float">
            <text:p>17</text:p>
          </table:table-cell>
          <table:table-cell table:formula="of:=[.S79]" office:value-type="float" office:value="14.74" calcext:value-type="float">
            <text:p>14.74</text:p>
          </table:table-cell>
          <table:table-cell table:formula="of:=[.T79]" office:value-type="float" office:value="2" calcext:value-type="float">
            <text:p>2</text:p>
          </table:table-cell>
          <table:table-cell table:formula="of:=[.U79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833.66" calcext:value-type="float">
            <text:p>1833.66</text:p>
          </table:table-cell>
          <table:table-cell office:value-type="string" calcext:value-type="string">
            <text:p>89Nb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h</text:p>
          </table:table-cell>
          <table:table-cell table:formula="of:=[.C81]*3600" office:value-type="float" office:value="7308" calcext:value-type="float">
            <text:p>7308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CONCATENATE([.S83];&quot;(&quot;;[.T83];&quot;) &quot;;[.U83])" office:value-type="string" office:string-value="14.74(2) h" calcext:value-type="string">
            <text:p>14.74(2) h</text:p>
          </table:table-cell>
          <table:table-cell office:value-type="float" office:value="1076.63" calcext:value-type="float">
            <text:p>1076.63</text:p>
          </table:table-cell>
          <table:table-cell table:formula="of:=CONCATENATE([.Q81];&quot;(&quot;;[.R81];&quot;)&quot;)" office:value-type="string" office:string-value="82.5(4)" calcext:value-type="string">
            <text:p>82.5(4)</text:p>
          </table:table-cell>
          <table:table-cell table:number-columns-repeated="2"/>
          <table:table-cell table:formula="of:=[.S81]*3600" office:value-type="float" office:value="53064" calcext:value-type="float">
            <text:p>53064</text:p>
          </table:table-cell>
          <table:table-cell office:value-type="float" office:value="82.5" calcext:value-type="float">
            <text:p>82.5</text:p>
          </table:table-cell>
          <table:table-cell office:value-type="float" office:value="4" calcext:value-type="float">
            <text:p>4</text:p>
          </table:table-cell>
          <table:table-cell table:formula="of:=[.S80]" office:value-type="float" office:value="14.74" calcext:value-type="float">
            <text:p>14.74</text:p>
          </table:table-cell>
          <table:table-cell table:formula="of:=[.T80]" office:value-type="float" office:value="2" calcext:value-type="float">
            <text:p>2</text:p>
          </table:table-cell>
          <table:table-cell table:formula="of:=[.U80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836.59" calcext:value-type="float">
            <text:p>1836.59</text:p>
          </table:table-cell>
          <table:table-cell office:value-type="string" calcext:value-type="string">
            <text:p>88Y</text:p>
          </table:table-cell>
          <table:table-cell office:value-type="float" office:value="106.627" calcext:value-type="float">
            <text:p>106.627</text:p>
          </table:table-cell>
          <table:table-cell office:value-type="string" calcext:value-type="string">
            <text:p>d</text:p>
          </table:table-cell>
          <table:table-cell table:formula="of:=[.C82]*24*3600" office:value-type="float" office:value="9212572.8" calcext:value-type="float">
            <text:p>9212572.8</text:p>
          </table:table-cell>
          <table:table-cell office:value-type="float" office:value="99.2" calcext:value-type="float">
            <text:p>99.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CONCATENATE([.S84];&quot;(&quot;;[.T84];&quot;) &quot;;[.U84])" office:value-type="string" office:string-value="14.74(2) h" calcext:value-type="string">
            <text:p>14.74(2) h</text:p>
          </table:table-cell>
          <table:table-cell office:value-type="float" office:value="1153.05" calcext:value-type="float">
            <text:p>1153.05</text:p>
          </table:table-cell>
          <table:table-cell table:formula="of:=CONCATENATE([.Q82];&quot;(&quot;;[.R82];&quot;)&quot;)" office:value-type="string" office:string-value="30.5(9)" calcext:value-type="string">
            <text:p>30.5(9)</text:p>
          </table:table-cell>
          <table:table-cell table:number-columns-repeated="2"/>
          <table:table-cell table:formula="of:=[.S82]*3600" office:value-type="float" office:value="53064" calcext:value-type="float">
            <text:p>53064</text:p>
          </table:table-cell>
          <table:table-cell office:value-type="float" office:value="30.5" calcext:value-type="float">
            <text:p>30.5</text:p>
          </table:table-cell>
          <table:table-cell office:value-type="float" office:value="9" calcext:value-type="float">
            <text:p>9</text:p>
          </table:table-cell>
          <table:table-cell table:formula="of:=[.S81]" office:value-type="float" office:value="14.74" calcext:value-type="float">
            <text:p>14.74</text:p>
          </table:table-cell>
          <table:table-cell table:formula="of:=[.T81]" office:value-type="float" office:value="2" calcext:value-type="float">
            <text:p>2</text:p>
          </table:table-cell>
          <table:table-cell table:formula="of:=[.U81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843.37" calcext:value-type="float">
            <text:p>1843.37</text:p>
          </table:table-cell>
          <table:table-cell office:value-type="string" calcext:value-type="string">
            <text:p>90Nb – weak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h</text:p>
          </table:table-cell>
          <table:table-cell table:formula="of:=[.C83]*3600" office:value-type="float" office:value="52560" calcext:value-type="float">
            <text:p>52560</text:p>
          </table:table-cell>
          <table:table-cell office:value-type="float" office:value="0.689" calcext:value-type="float">
            <text:p>0.689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  <table:table-cell table:formula="of:=CONCATENATE([.S85];&quot;(&quot;;[.T85];&quot;) &quot;;[.U85])" office:value-type="string" office:string-value="14.74(2) h" calcext:value-type="string">
            <text:p>14.74(2) h</text:p>
          </table:table-cell>
          <table:table-cell office:value-type="float" office:value="1163.03" calcext:value-type="float">
            <text:p>1163.03</text:p>
          </table:table-cell>
          <table:table-cell table:formula="of:=CONCATENATE([.Q83];&quot;(&quot;;[.R83];&quot;)&quot;)" office:value-type="string" office:string-value="1.18(4)" calcext:value-type="string">
            <text:p>1.18(4)</text:p>
          </table:table-cell>
          <table:table-cell table:number-columns-repeated="2"/>
          <table:table-cell table:formula="of:=[.S83]*3600" office:value-type="float" office:value="53064" calcext:value-type="float">
            <text:p>53064</text:p>
          </table:table-cell>
          <table:table-cell office:value-type="float" office:value="1.18" calcext:value-type="float">
            <text:p>1.18</text:p>
          </table:table-cell>
          <table:table-cell office:value-type="float" office:value="4" calcext:value-type="float">
            <text:p>4</text:p>
          </table:table-cell>
          <table:table-cell table:formula="of:=[.S82]" office:value-type="float" office:value="14.74" calcext:value-type="float">
            <text:p>14.74</text:p>
          </table:table-cell>
          <table:table-cell table:formula="of:=[.T82]" office:value-type="float" office:value="2" calcext:value-type="float">
            <text:p>2</text:p>
          </table:table-cell>
          <table:table-cell table:formula="of:=[.U82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854.63" calcext:value-type="float">
            <text:p>1854.63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84]*3600" office:value-type="float" office:value="53064" calcext:value-type="float">
            <text:p>53064</text:p>
          </table:table-cell>
          <table:table-cell office:value-type="float" office:value="17.2" calcext:value-type="float">
            <text:p>17.2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CONCATENATE([.S86];&quot;(&quot;;[.T86];&quot;) &quot;;[.U86])" office:value-type="string" office:string-value="14.74(2) h" calcext:value-type="string">
            <text:p>14.74(2) h</text:p>
          </table:table-cell>
          <table:table-cell office:value-type="float" office:value="1253.11" calcext:value-type="float">
            <text:p>1253.11</text:p>
          </table:table-cell>
          <table:table-cell table:formula="of:=CONCATENATE([.Q84];&quot;(&quot;;[.R84];&quot;)&quot;)" office:value-type="string" office:string-value="1.53(5)" calcext:value-type="string">
            <text:p>1.53(5)</text:p>
          </table:table-cell>
          <table:table-cell table:number-columns-repeated="2"/>
          <table:table-cell table:formula="of:=[.S84]*3600" office:value-type="float" office:value="53064" calcext:value-type="float">
            <text:p>53064</text:p>
          </table:table-cell>
          <table:table-cell office:value-type="float" office:value="1.53" calcext:value-type="float">
            <text:p>1.53</text:p>
          </table:table-cell>
          <table:table-cell office:value-type="float" office:value="5" calcext:value-type="float">
            <text:p>5</text:p>
          </table:table-cell>
          <table:table-cell table:formula="of:=[.S83]" office:value-type="float" office:value="14.74" calcext:value-type="float">
            <text:p>14.74</text:p>
          </table:table-cell>
          <table:table-cell table:formula="of:=[.T83]" office:value-type="float" office:value="2" calcext:value-type="float">
            <text:p>2</text:p>
          </table:table-cell>
          <table:table-cell table:formula="of:=[.U83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913.35" calcext:value-type="float">
            <text:p>1913.35</text:p>
          </table:table-cell>
          <table:table-cell office:value-type="string" calcext:value-type="string">
            <text:p>90Nb 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h</text:p>
          </table:table-cell>
          <table:table-cell table:formula="of:=[.C85]*3600" office:value-type="float" office:value="52560" calcext:value-type="float">
            <text:p>52560</text:p>
          </table:table-cell>
          <table:table-cell office:value-type="float" office:value="1.28" calcext:value-type="float">
            <text:p>1.28</text:p>
          </table:table-cell>
          <table:table-cell office:value-type="float" office:value="0.017" calcext:value-type="float">
            <text:p>0.017</text:p>
          </table:table-cell>
          <table:table-cell table:number-columns-repeated="3"/>
          <table:table-cell table:formula="of:=CONCATENATE([.S87];&quot;(&quot;;[.T87];&quot;) &quot;;[.U87])" office:value-type="string" office:string-value="14.74(2) h" calcext:value-type="string">
            <text:p>14.74(2) h</text:p>
          </table:table-cell>
          <table:table-cell office:value-type="float" office:value="1349.15" calcext:value-type="float">
            <text:p>1349.15</text:p>
          </table:table-cell>
          <table:table-cell table:formula="of:=CONCATENATE([.Q85];&quot;(&quot;;[.R85];&quot;)&quot;)" office:value-type="string" office:string-value="2.95(9)" calcext:value-type="string">
            <text:p>2.95(9)</text:p>
          </table:table-cell>
          <table:table-cell table:number-columns-repeated="2"/>
          <table:table-cell table:formula="of:=[.S85]*3600" office:value-type="float" office:value="53064" calcext:value-type="float">
            <text:p>53064</text:p>
          </table:table-cell>
          <table:table-cell office:value-type="float" office:value="2.95" calcext:value-type="float">
            <text:p>2.95</text:p>
          </table:table-cell>
          <table:table-cell office:value-type="float" office:value="9" calcext:value-type="float">
            <text:p>9</text:p>
          </table:table-cell>
          <table:table-cell table:formula="of:=[.S84]" office:value-type="float" office:value="14.74" calcext:value-type="float">
            <text:p>14.74</text:p>
          </table:table-cell>
          <table:table-cell table:formula="of:=[.T84]" office:value-type="float" office:value="2" calcext:value-type="float">
            <text:p>2</text:p>
          </table:table-cell>
          <table:table-cell table:formula="of:=[.U84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921.07" calcext:value-type="float">
            <text:p>1921.07</text:p>
          </table:table-cell>
          <table:table-cell office:value-type="string" calcext:value-type="string">
            <text:p>86Y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h</text:p>
          </table:table-cell>
          <table:table-cell table:formula="of:=[.C86]*3600" office:value-type="float" office:value="53064" calcext:value-type="float">
            <text:p>53064</text:p>
          </table:table-cell>
          <table:table-cell office:value-type="float" office:value="20.8" calcext:value-type="float">
            <text:p>20.8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CONCATENATE([.S88];&quot;(&quot;;[.T88];&quot;) &quot;;[.U88])" office:value-type="string" office:string-value="14.74(2) h" calcext:value-type="string">
            <text:p>14.74(2) h</text:p>
          </table:table-cell>
          <table:table-cell office:value-type="float" office:value="1854.38" calcext:value-type="float">
            <text:p>1854.38</text:p>
          </table:table-cell>
          <table:table-cell table:formula="of:=CONCATENATE([.Q86];&quot;(&quot;;[.R86];&quot;)&quot;)" office:value-type="string" office:string-value="17.2(5)" calcext:value-type="string">
            <text:p>17.2(5)</text:p>
          </table:table-cell>
          <table:table-cell table:number-columns-repeated="2"/>
          <table:table-cell table:formula="of:=[.S86]*3600" office:value-type="float" office:value="53064" calcext:value-type="float">
            <text:p>53064</text:p>
          </table:table-cell>
          <table:table-cell office:value-type="float" office:value="17.2" calcext:value-type="float">
            <text:p>17.2</text:p>
          </table:table-cell>
          <table:table-cell office:value-type="float" office:value="5" calcext:value-type="float">
            <text:p>5</text:p>
          </table:table-cell>
          <table:table-cell table:formula="of:=[.S85]" office:value-type="float" office:value="14.74" calcext:value-type="float">
            <text:p>14.74</text:p>
          </table:table-cell>
          <table:table-cell table:formula="of:=[.T85]" office:value-type="float" office:value="2" calcext:value-type="float">
            <text:p>2</text:p>
          </table:table-cell>
          <table:table-cell table:formula="of:=[.U85]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984.87" calcext:value-type="float">
            <text:p>1984.87</text:p>
          </table:table-cell>
          <table:table-cell office:value-type="string" calcext:value-type="string">
            <text:p>90Nb – weak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h</text:p>
          </table:table-cell>
          <table:table-cell table:formula="of:=[.C87]*3600" office:value-type="float" office:value="52560" calcext:value-type="float">
            <text:p>52560</text:p>
          </table:table-cell>
          <table:table-cell office:value-type="float" office:value="0.681" calcext:value-type="float">
            <text:p>0.681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formula="of:=CONCATENATE([.S89];&quot;(&quot;;[.T89];&quot;) &quot;;[.U89])" office:value-type="string" office:string-value="14.74(2) h" calcext:value-type="string">
            <text:p>14.74(2) h</text:p>
          </table:table-cell>
          <table:table-cell office:value-type="float" office:value="1920.72" calcext:value-type="float">
            <text:p>1920.72</text:p>
          </table:table-cell>
          <table:table-cell table:formula="of:=CONCATENATE([.Q87];&quot;(&quot;;[.R87];&quot;)&quot;)" office:value-type="string" office:string-value="20.8(7)" calcext:value-type="string">
            <text:p>20.8(7)</text:p>
          </table:table-cell>
          <table:table-cell table:number-columns-repeated="2"/>
          <table:table-cell table:formula="of:=[.S87]*3600" office:value-type="float" office:value="53064" calcext:value-type="float">
            <text:p>53064</text:p>
          </table:table-cell>
          <table:table-cell office:value-type="float" office:value="20.8" calcext:value-type="float">
            <text:p>20.8</text:p>
          </table:table-cell>
          <table:table-cell office:value-type="float" office:value="7" calcext:value-type="float">
            <text:p>7</text:p>
          </table:table-cell>
          <table:table-cell table:formula="of:=[.S86]" office:value-type="float" office:value="14.74" calcext:value-type="float">
            <text:p>14.74</text:p>
          </table:table-cell>
          <table:table-cell table:formula="of:=[.T86]" office:value-type="float" office:value="2" calcext:value-type="float">
            <text:p>2</text:p>
          </table:table-cell>
          <table:table-cell table:formula="of:=[.U86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style-name="ce3" office:value-type="string" calcext:value-type="string">
            <text:p>87Zr</text:p>
          </table:table-cell>
          <table:table-cell table:formula="of:=CONCATENATE([.S90];&quot;(&quot;;[.T90];&quot;) &quot;;[.U90])" office:value-type="string" office:string-value="1.68(1) h" calcext:value-type="string">
            <text:p>1.68(1) h</text:p>
          </table:table-cell>
          <table:table-cell table:style-name="Default" office:value-type="float" office:value="380.79" calcext:value-type="float">
            <text:p>380.79</text:p>
          </table:table-cell>
          <table:table-cell table:formula="of:=CONCATENATE([.Q88];&quot;(&quot;;[.R88];&quot;)&quot;)" office:value-type="string" office:string-value="62.79(10)" calcext:value-type="string">
            <text:p>62.79(10)</text:p>
          </table:table-cell>
          <table:table-cell table:number-columns-repeated="2"/>
          <table:table-cell table:style-name="Default"/>
          <table:table-cell table:style-name="Default" office:value-type="float" office:value="62.79" calcext:value-type="float">
            <text:p>62.7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.68" calcext:value-type="float">
            <text:p>1.68</text:p>
          </table:table-cell>
          <table:table-cell office:value-type="float" office:value="1" calcext:value-type="float">
            <text:p>1</text:p>
          </table:table-cell>
          <table:table-cell table:formula="of:=[.U87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formula="of:=CONCATENATE([.S91];&quot;(&quot;;[.T91];&quot;) &quot;;[.U91])" office:value-type="string" office:string-value="1.68(1) h" calcext:value-type="string">
            <text:p>1.68(1) h</text:p>
          </table:table-cell>
          <table:table-cell table:style-name="ce11" office:value-type="float" office:value="1227" calcext:value-type="float">
            <text:p>1227.0</text:p>
          </table:table-cell>
          <table:table-cell office:value-type="string" calcext:value-type="string">
            <text:p>2.80(4)</text:p>
          </table:table-cell>
          <table:table-cell table:number-columns-repeated="2"/>
          <table:table-cell table:style-name="Default"/>
          <table:table-cell table:style-name="Default" office:value-type="float" office:value="2.8" calcext:value-type="float">
            <text:p>2.8</text:p>
          </table:table-cell>
          <table:table-cell table:style-name="Default" office:value-type="float" office:value="4" calcext:value-type="float">
            <text:p>4</text:p>
          </table:table-cell>
          <table:table-cell table:formula="of:=[.S88]" office:value-type="float" office:value="1.68" calcext:value-type="float">
            <text:p>1.68</text:p>
          </table:table-cell>
          <table:table-cell table:formula="of:=[.T88]" office:value-type="float" office:value="1" calcext:value-type="float">
            <text:p>1</text:p>
          </table:table-cell>
          <table:table-cell table:formula="of:=[.U88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office:value-type="string" calcext:value-type="string">
            <text:p>87mY</text:p>
          </table:table-cell>
          <table:table-cell table:formula="of:=CONCATENATE([.S92];&quot;(&quot;;[.T92];&quot;) &quot;;[.U92])" office:value-type="string" office:string-value="13.37(1) h" calcext:value-type="string">
            <text:p>13.37(1) h</text:p>
          </table:table-cell>
          <table:table-cell office:value-type="float" office:value="380.79" calcext:value-type="float">
            <text:p>380.79</text:p>
          </table:table-cell>
          <table:table-cell table:formula="of:=CONCATENATE([.Q90];&quot;(&quot;;[.R90];&quot;)&quot;)" office:value-type="string" office:string-value="78.05(8)" calcext:value-type="string">
            <text:p>78.05(8)</text:p>
          </table:table-cell>
          <table:table-cell table:number-columns-repeated="2"/>
          <table:table-cell table:formula="of:=[.S90]*3600" office:value-type="float" office:value="48132" calcext:value-type="float">
            <text:p>48132</text:p>
          </table:table-cell>
          <table:table-cell office:value-type="float" office:value="78.05" calcext:value-type="float">
            <text:p>78.05</text:p>
          </table:table-cell>
          <table:table-cell office:value-type="float" office:value="8" calcext:value-type="float">
            <text:p>8</text:p>
          </table:table-cell>
          <table:table-cell office:value-type="float" office:value="13.37" calcext:value-type="float">
            <text:p>13.37</text:p>
          </table:table-cell>
          <table:table-cell table:formula="of:=[.T89]" office:value-type="float" office:value="1" calcext:value-type="float">
            <text:p>1</text:p>
          </table:table-cell>
          <table:table-cell table:formula="of:=[.U89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office:value-type="string" calcext:value-type="string">
            <text:p>87Y</text:p>
          </table:table-cell>
          <table:table-cell table:formula="of:=CONCATENATE([.S93];&quot;(&quot;;[.T93];&quot;) &quot;;[.U93])" office:value-type="string" office:string-value="79.8(3) h" calcext:value-type="string">
            <text:p>79.8(3) h</text:p>
          </table:table-cell>
          <table:table-cell table:style-name="ce12" office:value-type="float" office:value="388.5276" calcext:value-type="float">
            <text:p>388.5276</text:p>
          </table:table-cell>
          <table:table-cell table:formula="of:=CONCATENATE([.Q91];&quot;(&quot;;[.R91];&quot;)&quot;)" office:value-type="string" office:string-value="82.2(7)" calcext:value-type="string">
            <text:p>82.2(7)</text:p>
          </table:table-cell>
          <table:table-cell table:number-columns-repeated="2"/>
          <table:table-cell table:formula="of:=[.S91]*3600" office:value-type="float" office:value="287280" calcext:value-type="float">
            <text:p>287280</text:p>
          </table:table-cell>
          <table:table-cell office:value-type="float" office:value="82.2" calcext:value-type="float">
            <text:p>82.2</text:p>
          </table:table-cell>
          <table:table-cell office:value-type="float" office:value="7" calcext:value-type="float">
            <text:p>7</text:p>
          </table:table-cell>
          <table:table-cell office:value-type="float" office:value="79.8" calcext:value-type="float">
            <text:p>79.8</text:p>
          </table:table-cell>
          <table:table-cell office:value-type="float" office:value="3" calcext:value-type="float">
            <text:p>3</text:p>
          </table:table-cell>
          <table:table-cell table:formula="of:=[.U90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94];&quot;(&quot;;[.T94];&quot;) &quot;;[.U94])" office:value-type="string" office:string-value="79.8(3) h" calcext:value-type="string">
            <text:p>79.8(3) h</text:p>
          </table:table-cell>
          <table:table-cell table:style-name="ce5" office:value-type="float" office:value="484.805" calcext:value-type="float">
            <text:p>484.805</text:p>
          </table:table-cell>
          <table:table-cell table:formula="of:=CONCATENATE([.Q92];&quot;(&quot;;[.R92];&quot;)&quot;)" office:value-type="string" office:string-value="89.8(9)" calcext:value-type="string">
            <text:p>89.8(9)</text:p>
          </table:table-cell>
          <table:table-cell table:number-columns-repeated="2"/>
          <table:table-cell table:formula="of:=[.S92]*3600" office:value-type="float" office:value="287280" calcext:value-type="float">
            <text:p>287280</text:p>
          </table:table-cell>
          <table:table-cell office:value-type="float" office:value="89.8" calcext:value-type="float">
            <text:p>89.8</text:p>
          </table:table-cell>
          <table:table-cell office:value-type="float" office:value="9" calcext:value-type="float">
            <text:p>9</text:p>
          </table:table-cell>
          <table:table-cell table:formula="of:=[.S91]" office:value-type="float" office:value="79.8" calcext:value-type="float">
            <text:p>79.8</text:p>
          </table:table-cell>
          <table:table-cell table:formula="of:=[.T91]" office:value-type="float" office:value="3" calcext:value-type="float">
            <text:p>3</text:p>
          </table:table-cell>
          <table:table-cell table:formula="of:=[.U91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office:value-type="string" calcext:value-type="string">
            <text:p>88Zr</text:p>
          </table:table-cell>
          <table:table-cell table:formula="of:=CONCATENATE([.S95];&quot;(&quot;;[.T95];&quot;) &quot;;[.U95])" office:value-type="string" office:string-value="83.4(3) d" calcext:value-type="string">
            <text:p>83.4(3) d</text:p>
          </table:table-cell>
          <table:table-cell office:value-type="float" office:value="392.87" calcext:value-type="float">
            <text:p>392.87</text:p>
          </table:table-cell>
          <table:table-cell table:formula="of:=CONCATENATE([.Q93];&quot;(&quot;;[.R93];&quot;)&quot;)" office:value-type="string" office:string-value="97.29(14)" calcext:value-type="string">
            <text:p>97.29(14)</text:p>
          </table:table-cell>
          <table:table-cell table:number-columns-repeated="2"/>
          <table:table-cell table:formula="of:=[.S93]*24*3600" office:value-type="float" office:value="7205760" calcext:value-type="float">
            <text:p>7205760</text:p>
          </table:table-cell>
          <table:table-cell office:value-type="float" office:value="97.29" calcext:value-type="float">
            <text:p>97.29</text:p>
          </table:table-cell>
          <table:table-cell office:value-type="float" office:value="14" calcext:value-type="float">
            <text:p>14</text:p>
          </table:table-cell>
          <table:table-cell office:value-type="float" office:value="83.4" calcext:value-type="float">
            <text:p>83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office:value-type="string" calcext:value-type="string">
            <text:p>88Y</text:p>
          </table:table-cell>
          <table:table-cell table:formula="of:=CONCATENATE([.S96];&quot;(&quot;;[.T96];&quot;) &quot;;[.U96])" office:value-type="string" office:string-value="106.627(21) d" calcext:value-type="string">
            <text:p>106.627(21) d</text:p>
          </table:table-cell>
          <table:table-cell table:style-name="ce5" office:value-type="float" office:value="898.042" calcext:value-type="float">
            <text:p>898.042</text:p>
          </table:table-cell>
          <table:table-cell table:formula="of:=CONCATENATE([.Q94];&quot;(&quot;;[.R94];&quot;)&quot;)" office:value-type="string" office:string-value="93.7(3)" calcext:value-type="string">
            <text:p>93.7(3)</text:p>
          </table:table-cell>
          <table:table-cell table:number-columns-repeated="2"/>
          <table:table-cell table:formula="of:=[.S94]*24*3600" office:value-type="float" office:value="9212572.8" calcext:value-type="float">
            <text:p>9212572.8</text:p>
          </table:table-cell>
          <table:table-cell office:value-type="float" office:value="93.7" calcext:value-type="float">
            <text:p>93.7</text:p>
          </table:table-cell>
          <table:table-cell office:value-type="float" office:value="3" calcext:value-type="float">
            <text:p>3</text:p>
          </table:table-cell>
          <table:table-cell office:value-type="float" office:value="106.627" calcext:value-type="float">
            <text:p>106.6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97];&quot;(&quot;;[.T97];&quot;) &quot;;[.U97])" office:value-type="string" office:string-value="106.627(21) d" calcext:value-type="string">
            <text:p>106.627(21) d</text:p>
          </table:table-cell>
          <table:table-cell table:style-name="ce5" office:value-type="float" office:value="1836.063" calcext:value-type="float">
            <text:p>1836.063</text:p>
          </table:table-cell>
          <table:table-cell table:formula="of:=CONCATENATE([.Q95];&quot;(&quot;;[.R95];&quot;)&quot;)" office:value-type="string" office:string-value="99.2(3)" calcext:value-type="string">
            <text:p>99.2(3)</text:p>
          </table:table-cell>
          <table:table-cell table:number-columns-repeated="2"/>
          <table:table-cell table:formula="of:=[.S95]*24*3600" office:value-type="float" office:value="9212572.8" calcext:value-type="float">
            <text:p>9212572.8</text:p>
          </table:table-cell>
          <table:table-cell office:value-type="float" office:value="99.2" calcext:value-type="float">
            <text:p>99.2</text:p>
          </table:table-cell>
          <table:table-cell office:value-type="float" office:value="3" calcext:value-type="float">
            <text:p>3</text:p>
          </table:table-cell>
          <table:table-cell table:formula="of:=[.S94]" office:value-type="float" office:value="106.627" calcext:value-type="float">
            <text:p>106.627</text:p>
          </table:table-cell>
          <table:table-cell table:formula="of:=[.T94]" office:value-type="float" office:value="21" calcext:value-type="float">
            <text:p>21</text:p>
          </table:table-cell>
          <table:table-cell table:formula="of:=[.U93]" office:value-type="string" office:string-value="d" calcext:value-type="string">
            <text:p>d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office:value-type="string" calcext:value-type="string">
            <text:p>89mNb</text:p>
          </table:table-cell>
          <table:table-cell table:formula="of:=CONCATENATE([.S98];&quot;(&quot;;[.T98];&quot;) &quot;;[.U98])" office:value-type="string" office:string-value="66(2) m" calcext:value-type="string">
            <text:p>66(2) m</text:p>
          </table:table-cell>
          <table:table-cell table:style-name="ce10" office:value-type="float" office:value="588" calcext:value-type="float">
            <text:p>588.0</text:p>
          </table:table-cell>
          <table:table-cell table:formula="of:=CONCATENATE([.Q96];&quot;(&quot;;[.R96];&quot;)&quot;)" office:value-type="string" office:string-value="95.57(13)" calcext:value-type="string">
            <text:p>95.57(13)</text:p>
          </table:table-cell>
          <table:table-cell table:number-columns-repeated="2"/>
          <table:table-cell table:formula="of:=[.S96]*60" office:value-type="float" office:value="3960" calcext:value-type="float">
            <text:p>3960</text:p>
          </table:table-cell>
          <table:table-cell office:value-type="float" office:value="95.57" calcext:value-type="float">
            <text:p>95.57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office:value-type="string" calcext:value-type="string">
            <text:p>89Nb</text:p>
          </table:table-cell>
          <table:table-cell table:formula="of:=CONCATENATE([.S99];&quot;(&quot;;[.T99];&quot;) &quot;;[.U99])" office:value-type="string" office:string-value="2.03(7) h" calcext:value-type="string">
            <text:p>2.03(7) h</text:p>
          </table:table-cell>
          <table:table-cell table:style-name="ce10" office:value-type="float" office:value="1511.4" calcext:value-type="float">
            <text:p>1511.4</text:p>
          </table:table-cell>
          <table:table-cell table:formula="of:=CONCATENATE([.Q97];&quot;(&quot;;[.R97];&quot;)&quot;)" office:value-type="string" office:string-value="1.9(4)" calcext:value-type="string">
            <text:p>1.9(4)</text:p>
          </table:table-cell>
          <table:table-cell table:number-columns-repeated="2"/>
          <table:table-cell table:formula="of:=[.S97]*3600" office:value-type="float" office:value="7308" calcext:value-type="float">
            <text:p>7308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2.03" calcext:value-type="float">
            <text:p>2.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100];&quot;(&quot;;[.T100];&quot;) &quot;;[.U100])" office:value-type="string" office:string-value="2.03(7) h" calcext:value-type="string">
            <text:p>2.03(7) h</text:p>
          </table:table-cell>
          <table:table-cell table:style-name="ce10" office:value-type="float" office:value="1627.2" calcext:value-type="float">
            <text:p>1627.2</text:p>
          </table:table-cell>
          <table:table-cell table:formula="of:=CONCATENATE([.Q98];&quot;(&quot;;[.R98];&quot;)&quot;)" office:value-type="string" office:string-value="3.5(7)" calcext:value-type="string">
            <text:p>3.5(7)</text:p>
          </table:table-cell>
          <table:table-cell table:number-columns-repeated="2"/>
          <table:table-cell table:formula="of:=[.S98]*3600" office:value-type="float" office:value="7308" calcext:value-type="float">
            <text:p>7308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formula="of:=[.S97]" office:value-type="float" office:value="2.03" calcext:value-type="float">
            <text:p>2.03</text:p>
          </table:table-cell>
          <table:table-cell table:formula="of:=[.T97]" office:value-type="float" office:value="7" calcext:value-type="float">
            <text:p>7</text:p>
          </table:table-cell>
          <table:table-cell table:formula="of:=[.U97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101];&quot;(&quot;;[.T101];&quot;) &quot;;[.U101])" office:value-type="string" office:string-value="2.03(7) h" calcext:value-type="string">
            <text:p>2.03(7) h</text:p>
          </table:table-cell>
          <table:table-cell table:style-name="ce10" office:value-type="float" office:value="1833.4" calcext:value-type="float">
            <text:p>1833.4</text:p>
          </table:table-cell>
          <table:table-cell table:formula="of:=CONCATENATE([.Q99];&quot;(&quot;;[.R99];&quot;)&quot;)" office:value-type="string" office:string-value="3.3(7)" calcext:value-type="string">
            <text:p>3.3(7)</text:p>
          </table:table-cell>
          <table:table-cell table:number-columns-repeated="2"/>
          <table:table-cell table:formula="of:=[.S99]*3600" office:value-type="float" office:value="7308" calcext:value-type="float">
            <text:p>7308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table:formula="of:=[.S97]" office:value-type="float" office:value="2.03" calcext:value-type="float">
            <text:p>2.03</text:p>
          </table:table-cell>
          <table:table-cell table:formula="of:=[.T97]" office:value-type="float" office:value="7" calcext:value-type="float">
            <text:p>7</text:p>
          </table:table-cell>
          <table:table-cell table:formula="of:=[.U97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office:value-type="string" calcext:value-type="string">
            <text:p>89Zr</text:p>
          </table:table-cell>
          <table:table-cell table:formula="of:=CONCATENATE([.S102];&quot;(&quot;;[.T102];&quot;) &quot;;[.U102])" office:value-type="string" office:string-value="78.41(12) h" calcext:value-type="string">
            <text:p>78.41(12) h</text:p>
          </table:table-cell>
          <table:table-cell office:value-type="float" office:value="909.15" calcext:value-type="float">
            <text:p>909.15</text:p>
          </table:table-cell>
          <table:table-cell table:formula="of:=CONCATENATE([.Q100];&quot;(&quot;;[.R100];&quot;)&quot;)" office:value-type="string" office:string-value="99.04(3)" calcext:value-type="string">
            <text:p>99.04(3)</text:p>
          </table:table-cell>
          <table:table-cell table:number-columns-repeated="2"/>
          <table:table-cell table:formula="of:=[.S100]*3600" office:value-type="float" office:value="282276" calcext:value-type="float">
            <text:p>282276</text:p>
          </table:table-cell>
          <table:table-cell office:value-type="float" office:value="99.04" calcext:value-type="float">
            <text:p>99.04</text:p>
          </table:table-cell>
          <table:table-cell office:value-type="float" office:value="3" calcext:value-type="float">
            <text:p>3</text:p>
          </table:table-cell>
          <table:table-cell office:value-type="float" office:value="78.41" calcext:value-type="float">
            <text:p>78.41</text:p>
          </table:table-cell>
          <table:table-cell office:value-type="float" office:value="12" calcext:value-type="float">
            <text:p>12</text:p>
          </table:table-cell>
          <table:table-cell table:formula="of:=[.U98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103];&quot;(&quot;;[.T103];&quot;) &quot;;[.U103])" office:value-type="string" office:string-value="78.41(12) h" calcext:value-type="string">
            <text:p>78.41(12) h</text:p>
          </table:table-cell>
          <table:table-cell table:style-name="ce10" office:value-type="float" office:value="1713" calcext:value-type="float">
            <text:p>1713.0</text:p>
          </table:table-cell>
          <table:table-cell table:formula="of:=CONCATENATE([.Q101];&quot;(&quot;;[.R101];&quot;)&quot;)" office:value-type="string" office:string-value="0.745(13)" calcext:value-type="string">
            <text:p>0.745(13)</text:p>
          </table:table-cell>
          <table:table-cell table:number-columns-repeated="2"/>
          <table:table-cell table:formula="of:=[.S101]*3600" office:value-type="float" office:value="282276" calcext:value-type="float">
            <text:p>282276</text:p>
          </table:table-cell>
          <table:table-cell office:value-type="float" office:value="0.745" calcext:value-type="float">
            <text:p>0.745</text:p>
          </table:table-cell>
          <table:table-cell office:value-type="float" office:value="13" calcext:value-type="float">
            <text:p>13</text:p>
          </table:table-cell>
          <table:table-cell table:formula="of:=[.S100]" office:value-type="float" office:value="78.41" calcext:value-type="float">
            <text:p>78.41</text:p>
          </table:table-cell>
          <table:table-cell table:formula="of:=[.T100]" office:value-type="float" office:value="12" calcext:value-type="float">
            <text:p>12</text:p>
          </table:table-cell>
          <table:table-cell table:formula="of:=[.U100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104];&quot;(&quot;;[.T104];&quot;) &quot;;[.U104])" office:value-type="string" office:string-value="78.41(12) h" calcext:value-type="string">
            <text:p>78.41(12) h</text:p>
          </table:table-cell>
          <table:table-cell table:style-name="ce10" office:value-type="float" office:value="1744.5" calcext:value-type="float">
            <text:p>1744.5</text:p>
          </table:table-cell>
          <table:table-cell table:formula="of:=CONCATENATE([.Q102];&quot;(&quot;;[.R102];&quot;)&quot;)" office:value-type="string" office:string-value="0.123(4)" calcext:value-type="string">
            <text:p>0.123(4)</text:p>
          </table:table-cell>
          <table:table-cell table:number-columns-repeated="2"/>
          <table:table-cell table:formula="of:=[.S102]*3600" office:value-type="float" office:value="282276" calcext:value-type="float">
            <text:p>282276</text:p>
          </table:table-cell>
          <table:table-cell office:value-type="float" office:value="0.123" calcext:value-type="float">
            <text:p>0.123</text:p>
          </table:table-cell>
          <table:table-cell office:value-type="float" office:value="4" calcext:value-type="float">
            <text:p>4</text:p>
          </table:table-cell>
          <table:table-cell table:formula="of:=[.S100]" office:value-type="float" office:value="78.41" calcext:value-type="float">
            <text:p>78.41</text:p>
          </table:table-cell>
          <table:table-cell table:formula="of:=[.T100]" office:value-type="float" office:value="12" calcext:value-type="float">
            <text:p>12</text:p>
          </table:table-cell>
          <table:table-cell table:formula="of:=[.U100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office:value-type="string" calcext:value-type="string">
            <text:p>90Mo</text:p>
          </table:table-cell>
          <table:table-cell table:formula="of:=CONCATENATE([.S105];&quot;(&quot;;[.T105];&quot;) &quot;;[.U105])" office:value-type="string" office:string-value="5.56(9) h" calcext:value-type="string">
            <text:p>5.56(9) h</text:p>
          </table:table-cell>
          <table:table-cell table:style-name="ce5" office:value-type="float" office:value="122.37" calcext:value-type="float">
            <text:p>122.370</text:p>
          </table:table-cell>
          <table:table-cell table:formula="of:=CONCATENATE([.Q103];&quot;(&quot;;[.R103];&quot;)&quot;)" office:value-type="string" office:string-value="64(3)" calcext:value-type="string">
            <text:p>64(3)</text:p>
          </table:table-cell>
          <table:table-cell table:number-columns-repeated="2"/>
          <table:table-cell table:formula="of:=[.S103]*3600" office:value-type="float" office:value="20016" calcext:value-type="float">
            <text:p>2001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5.56" calcext:value-type="float">
            <text:p>5.56</text:p>
          </table:table-cell>
          <table:table-cell office:value-type="float" office:value="9" calcext:value-type="float">
            <text:p>9</text:p>
          </table:table-cell>
          <table:table-cell table:formula="of:=[.U101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106];&quot;(&quot;;[.T106];&quot;) &quot;;[.U106])" office:value-type="string" office:string-value="5.56(9) h" calcext:value-type="string">
            <text:p>5.56(9) h</text:p>
          </table:table-cell>
          <table:table-cell office:value-type="float" office:value="162.93" calcext:value-type="float">
            <text:p>162.93</text:p>
          </table:table-cell>
          <table:table-cell office:value-type="string" calcext:value-type="string">
            <text:p>6.0(6)</text:p>
          </table:table-cell>
          <table:table-cell table:number-columns-repeated="2"/>
          <table:table-cell table:formula="of:=[.S104]*3600" office:value-type="float" office:value="20016" calcext:value-type="float">
            <text:p>20016</text:p>
          </table:table-cell>
          <table:table-cell table:style-name="ce8" office:value-type="float" office:value="6" calcext:value-type="float">
            <text:p>6.0</text:p>
          </table:table-cell>
          <table:table-cell office:value-type="float" office:value="6" calcext:value-type="float">
            <text:p>6</text:p>
          </table:table-cell>
          <table:table-cell table:formula="of:=[.S103]" office:value-type="float" office:value="5.56" calcext:value-type="float">
            <text:p>5.56</text:p>
          </table:table-cell>
          <table:table-cell table:formula="of:=[.T103]" office:value-type="float" office:value="9" calcext:value-type="float">
            <text:p>9</text:p>
          </table:table-cell>
          <table:table-cell table:formula="of:=[.U102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107];&quot;(&quot;;[.T107];&quot;) &quot;;[.U107])" office:value-type="string" office:string-value="5.56(9) h" calcext:value-type="string">
            <text:p>5.56(9) h</text:p>
          </table:table-cell>
          <table:table-cell office:value-type="float" office:value="203.13" calcext:value-type="float">
            <text:p>203.13</text:p>
          </table:table-cell>
          <table:table-cell table:formula="of:=CONCATENATE([.Q105];&quot;(&quot;;[.R105];&quot;)&quot;)" office:value-type="string" office:string-value="6.4(6)" calcext:value-type="string">
            <text:p>6.4(6)</text:p>
          </table:table-cell>
          <table:table-cell table:number-columns-repeated="2"/>
          <table:table-cell table:formula="of:=[.S105]*3600" office:value-type="float" office:value="20016" calcext:value-type="float">
            <text:p>20016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table:formula="of:=[.S103]" office:value-type="float" office:value="5.56" calcext:value-type="float">
            <text:p>5.56</text:p>
          </table:table-cell>
          <table:table-cell table:formula="of:=[.T103]" office:value-type="float" office:value="9" calcext:value-type="float">
            <text:p>9</text:p>
          </table:table-cell>
          <table:table-cell table:formula="of:=[.U103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108];&quot;(&quot;;[.T108];&quot;) &quot;;[.U108])" office:value-type="string" office:string-value="5.56(9) h" calcext:value-type="string">
            <text:p>5.56(9) h</text:p>
          </table:table-cell>
          <table:table-cell office:value-type="float" office:value="257.34" calcext:value-type="float">
            <text:p>257.34</text:p>
          </table:table-cell>
          <table:table-cell table:formula="of:=CONCATENATE([.Q106];&quot;(&quot;;[.R106];&quot;)&quot;)" office:value-type="string" office:string-value="78(4)" calcext:value-type="string">
            <text:p>78(4)</text:p>
          </table:table-cell>
          <table:table-cell table:number-columns-repeated="2"/>
          <table:table-cell table:formula="of:=[.S106]*3600" office:value-type="float" office:value="20016" calcext:value-type="float">
            <text:p>200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[.S104]" office:value-type="float" office:value="5.56" calcext:value-type="float">
            <text:p>5.56</text:p>
          </table:table-cell>
          <table:table-cell table:formula="of:=[.T104]" office:value-type="float" office:value="9" calcext:value-type="float">
            <text:p>9</text:p>
          </table:table-cell>
          <table:table-cell table:formula="of:=[.U104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109];&quot;(&quot;;[.T109];&quot;) &quot;;[.U109])" office:value-type="string" office:string-value="5.56(9) h" calcext:value-type="string">
            <text:p>5.56(9) h</text:p>
          </table:table-cell>
          <table:table-cell office:value-type="float" office:value="323.2" calcext:value-type="float">
            <text:p>323.20</text:p>
          </table:table-cell>
          <table:table-cell table:formula="of:=CONCATENATE([.Q107];&quot;(&quot;;[.R107];&quot;)&quot;)" office:value-type="string" office:string-value="6.3(6)" calcext:value-type="string">
            <text:p>6.3(6)</text:p>
          </table:table-cell>
          <table:table-cell table:number-columns-repeated="2"/>
          <table:table-cell table:formula="of:=[.S107]*3600" office:value-type="float" office:value="20016" calcext:value-type="float">
            <text:p>20016</text:p>
          </table:table-cell>
          <table:table-cell office:value-type="float" office:value="6.3" calcext:value-type="float">
            <text:p>6.3</text:p>
          </table:table-cell>
          <table:table-cell office:value-type="float" office:value="6" calcext:value-type="float">
            <text:p>6</text:p>
          </table:table-cell>
          <table:table-cell table:formula="of:=[.S105]" office:value-type="float" office:value="5.56" calcext:value-type="float">
            <text:p>5.56</text:p>
          </table:table-cell>
          <table:table-cell table:formula="of:=[.T105]" office:value-type="float" office:value="9" calcext:value-type="float">
            <text:p>9</text:p>
          </table:table-cell>
          <table:table-cell table:formula="of:=[.U105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110];&quot;(&quot;;[.T110];&quot;) &quot;;[.U110])" office:value-type="string" office:string-value="5.56(9) h" calcext:value-type="string">
            <text:p>5.56(9) h</text:p>
          </table:table-cell>
          <table:table-cell table:style-name="ce10" office:value-type="float" office:value="472.2" calcext:value-type="float">
            <text:p>472.2</text:p>
          </table:table-cell>
          <table:table-cell table:formula="of:=CONCATENATE([.Q108];&quot;(&quot;;[.R108];&quot;)&quot;)" office:value-type="string" office:string-value="1.42(16)" calcext:value-type="string">
            <text:p>1.42(16)</text:p>
          </table:table-cell>
          <table:table-cell table:number-columns-repeated="2"/>
          <table:table-cell table:formula="of:=[.S108]*3600" office:value-type="float" office:value="20016" calcext:value-type="float">
            <text:p>20016</text:p>
          </table:table-cell>
          <table:table-cell office:value-type="float" office:value="1.42" calcext:value-type="float">
            <text:p>1.42</text:p>
          </table:table-cell>
          <table:table-cell office:value-type="float" office:value="16" calcext:value-type="float">
            <text:p>16</text:p>
          </table:table-cell>
          <table:table-cell table:formula="of:=[.S106]" office:value-type="float" office:value="5.56" calcext:value-type="float">
            <text:p>5.56</text:p>
          </table:table-cell>
          <table:table-cell table:formula="of:=[.T106]" office:value-type="float" office:value="9" calcext:value-type="float">
            <text:p>9</text:p>
          </table:table-cell>
          <table:table-cell table:formula="of:=[.U106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111];&quot;(&quot;;[.T111];&quot;) &quot;;[.U111])" office:value-type="string" office:string-value="5.56(9) h" calcext:value-type="string">
            <text:p>5.56(9) h</text:p>
          </table:table-cell>
          <table:table-cell table:style-name="ce10" office:value-type="float" office:value="941.5" calcext:value-type="float">
            <text:p>941.5</text:p>
          </table:table-cell>
          <table:table-cell table:formula="of:=CONCATENATE([.Q109];&quot;(&quot;;[.R109];&quot;)&quot;)" office:value-type="string" office:string-value="5.5(7)" calcext:value-type="string">
            <text:p>5.5(7)</text:p>
          </table:table-cell>
          <table:table-cell table:number-columns-repeated="2"/>
          <table:table-cell table:formula="of:=[.S109]*3600" office:value-type="float" office:value="20016" calcext:value-type="float">
            <text:p>20016</text:p>
          </table:table-cell>
          <table:table-cell office:value-type="float" office:value="5.5" calcext:value-type="float">
            <text:p>5.5</text:p>
          </table:table-cell>
          <table:table-cell office:value-type="float" office:value="7" calcext:value-type="float">
            <text:p>7</text:p>
          </table:table-cell>
          <table:table-cell table:formula="of:=[.S107]" office:value-type="float" office:value="5.56" calcext:value-type="float">
            <text:p>5.56</text:p>
          </table:table-cell>
          <table:table-cell table:formula="of:=[.T107]" office:value-type="float" office:value="9" calcext:value-type="float">
            <text:p>9</text:p>
          </table:table-cell>
          <table:table-cell table:formula="of:=[.U107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office:value-type="string" calcext:value-type="string">
            <text:p>90Nb</text:p>
          </table:table-cell>
          <table:table-cell table:formula="of:=CONCATENATE([.S112];&quot;(&quot;;[.T112];&quot;) &quot;;[.U112])" office:value-type="string" office:string-value="14.6(5) h" calcext:value-type="string">
            <text:p>14.6(5) h</text:p>
          </table:table-cell>
          <table:table-cell table:style-name="ce5" office:value-type="float" office:value="132.716" calcext:value-type="float">
            <text:p>132.716</text:p>
          </table:table-cell>
          <table:table-cell table:formula="of:=CONCATENATE([.Q110];&quot;(&quot;;[.R110];&quot;)&quot;)" office:value-type="string" office:string-value="4.13(4)" calcext:value-type="string">
            <text:p>4.13(4)</text:p>
          </table:table-cell>
          <table:table-cell table:number-columns-repeated="2"/>
          <table:table-cell table:formula="of:=[.S110]*3600" office:value-type="float" office:value="52560" calcext:value-type="float">
            <text:p>52560</text:p>
          </table:table-cell>
          <table:table-cell office:value-type="float" office:value="4.13" calcext:value-type="float">
            <text:p>4.13</text:p>
          </table:table-cell>
          <table:table-cell office:value-type="float" office:value="4" calcext:value-type="float">
            <text:p>4</text:p>
          </table:table-cell>
          <table:table-cell office:value-type="float" office:value="14.6" calcext:value-type="float">
            <text:p>14.6</text:p>
          </table:table-cell>
          <table:table-cell office:value-type="float" office:value="5" calcext:value-type="float">
            <text:p>5</text:p>
          </table:table-cell>
          <table:table-cell table:formula="of:=[.U108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113];&quot;(&quot;;[.T113];&quot;) &quot;;[.U113])" office:value-type="string" office:string-value="14.6(5) h" calcext:value-type="string">
            <text:p>14.6(5) h</text:p>
          </table:table-cell>
          <table:table-cell table:style-name="ce5" office:value-type="float" office:value="141.178" calcext:value-type="float">
            <text:p>141.178</text:p>
          </table:table-cell>
          <table:table-cell table:formula="of:=CONCATENATE([.Q111];&quot;(&quot;;[.R111];&quot;)&quot;)" office:value-type="string" office:string-value="66.8(7)" calcext:value-type="string">
            <text:p>66.8(7)</text:p>
          </table:table-cell>
          <table:table-cell table:number-columns-repeated="2"/>
          <table:table-cell table:formula="of:=[.S111]*3600" office:value-type="float" office:value="52560" calcext:value-type="float">
            <text:p>52560</text:p>
          </table:table-cell>
          <table:table-cell office:value-type="float" office:value="66.8" calcext:value-type="float">
            <text:p>66.8</text:p>
          </table:table-cell>
          <table:table-cell office:value-type="float" office:value="7" calcext:value-type="float">
            <text:p>7</text:p>
          </table:table-cell>
          <table:table-cell table:formula="of:=[.S110]" office:value-type="float" office:value="14.6" calcext:value-type="float">
            <text:p>14.6</text:p>
          </table:table-cell>
          <table:table-cell table:formula="of:=[.T110]" office:value-type="float" office:value="5" calcext:value-type="float">
            <text:p>5</text:p>
          </table:table-cell>
          <table:table-cell table:formula="of:=[.U109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114];&quot;(&quot;;[.T114];&quot;) &quot;;[.U114])" office:value-type="string" office:string-value="14.6(5) h" calcext:value-type="string">
            <text:p>14.6(5) h</text:p>
          </table:table-cell>
          <table:table-cell office:value-type="float" office:value="890.64" calcext:value-type="float">
            <text:p>890.64</text:p>
          </table:table-cell>
          <table:table-cell office:value-type="string" calcext:value-type="string">
            <text:p>1.80(4)</text:p>
          </table:table-cell>
          <table:table-cell table:number-columns-repeated="2"/>
          <table:table-cell table:formula="of:=[.S112]*3600" office:value-type="float" office:value="52560" calcext:value-type="float">
            <text:p>52560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formula="of:=[.S111]" office:value-type="float" office:value="14.6" calcext:value-type="float">
            <text:p>14.6</text:p>
          </table:table-cell>
          <table:table-cell table:formula="of:=[.T111]" office:value-type="float" office:value="5" calcext:value-type="float">
            <text:p>5</text:p>
          </table:table-cell>
          <table:table-cell table:formula="of:=[.U110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115];&quot;(&quot;;[.T115];&quot;) &quot;;[.U115])" office:value-type="string" office:string-value="14.6(5) h" calcext:value-type="string">
            <text:p>14.6(5) h</text:p>
          </table:table-cell>
          <table:table-cell office:value-type="float" office:value="1611.76" calcext:value-type="float">
            <text:p>1611.76</text:p>
          </table:table-cell>
          <table:table-cell table:formula="of:=CONCATENATE([.Q113];&quot;(&quot;;[.R113];&quot;)&quot;)" office:value-type="string" office:string-value="2.38(7)" calcext:value-type="string">
            <text:p>2.38(7)</text:p>
          </table:table-cell>
          <table:table-cell table:number-columns-repeated="2"/>
          <table:table-cell table:formula="of:=[.S113]*3600" office:value-type="float" office:value="52560" calcext:value-type="float">
            <text:p>52560</text:p>
          </table:table-cell>
          <table:table-cell office:value-type="float" office:value="2.38" calcext:value-type="float">
            <text:p>2.38</text:p>
          </table:table-cell>
          <table:table-cell office:value-type="float" office:value="7" calcext:value-type="float">
            <text:p>7</text:p>
          </table:table-cell>
          <table:table-cell table:formula="of:=[.S112]" office:value-type="float" office:value="14.6" calcext:value-type="float">
            <text:p>14.6</text:p>
          </table:table-cell>
          <table:table-cell table:formula="of:=[.T112]" office:value-type="float" office:value="5" calcext:value-type="float">
            <text:p>5</text:p>
          </table:table-cell>
          <table:table-cell table:formula="of:=[.U111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116];&quot;(&quot;;[.T116];&quot;) &quot;;[.U116])" office:value-type="string" office:string-value="14.6(5) h" calcext:value-type="string">
            <text:p>14.6(5) h</text:p>
          </table:table-cell>
          <table:table-cell table:style-name="ce5" office:value-type="float" office:value="1913.194" calcext:value-type="float">
            <text:p>1913.194</text:p>
          </table:table-cell>
          <table:table-cell office:value-type="string" calcext:value-type="string">
            <text:p>1.280(17)</text:p>
          </table:table-cell>
          <table:table-cell table:number-columns-repeated="2"/>
          <table:table-cell table:formula="of:=[.S114]*3600" office:value-type="float" office:value="52560" calcext:value-type="float">
            <text:p>52560</text:p>
          </table:table-cell>
          <table:table-cell office:value-type="float" office:value="1.28" calcext:value-type="float">
            <text:p>1.28</text:p>
          </table:table-cell>
          <table:table-cell office:value-type="float" office:value="17" calcext:value-type="float">
            <text:p>17</text:p>
          </table:table-cell>
          <table:table-cell table:formula="of:=[.S113]" office:value-type="float" office:value="14.6" calcext:value-type="float">
            <text:p>14.6</text:p>
          </table:table-cell>
          <table:table-cell table:formula="of:=[.T113]" office:value-type="float" office:value="5" calcext:value-type="float">
            <text:p>5</text:p>
          </table:table-cell>
          <table:table-cell table:formula="of:=[.U112]" office:value-type="string" office:string-value="h" calcext:value-type="string">
            <text:p>h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office:value-type="string" calcext:value-type="string">
            <text:p>91mNb</text:p>
          </table:table-cell>
          <table:table-cell table:formula="of:=CONCATENATE([.S117];&quot;(&quot;;[.T117];&quot;) &quot;;[.U117])" office:value-type="string" office:string-value="60.86(22) d" calcext:value-type="string">
            <text:p>60.86(22) d</text:p>
          </table:table-cell>
          <table:table-cell office:value-type="float" office:value="104.62" calcext:value-type="float">
            <text:p>104.62</text:p>
          </table:table-cell>
          <table:table-cell table:formula="of:=CONCATENATE([.Q115];&quot;(&quot;;[.R115];&quot;)&quot;)" office:value-type="string" office:string-value="0.574(1)" calcext:value-type="string">
            <text:p>0.574(1)</text:p>
          </table:table-cell>
          <table:table-cell table:number-columns-repeated="2"/>
          <table:table-cell table:formula="of:=[.S115]*86400" office:value-type="float" office:value="5258304" calcext:value-type="float">
            <text:p>5258304</text:p>
          </table:table-cell>
          <table:table-cell office:value-type="float" office:value="0.574" calcext:value-type="float">
            <text:p>0.574</text:p>
          </table:table-cell>
          <table:table-cell office:value-type="float" office:value="1" calcext:value-type="float">
            <text:p>1</text:p>
          </table:table-cell>
          <table:table-cell office:value-type="float" office:value="60.86" calcext:value-type="float">
            <text:p>60.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118];&quot;(&quot;;[.T118];&quot;) &quot;;[.U118])" office:value-type="string" office:string-value="60.86(22) d" calcext:value-type="string">
            <text:p>60.86(22) d</text:p>
          </table:table-cell>
          <table:table-cell office:value-type="float" office:value="1204.67" calcext:value-type="float">
            <text:p>1204.67</text:p>
          </table:table-cell>
          <table:table-cell office:value-type="string" calcext:value-type="string">
            <text:p>2.0(3)</text:p>
          </table:table-cell>
          <table:table-cell table:number-columns-repeated="2"/>
          <table:table-cell table:formula="of:=[.S116]*86400" office:value-type="float" office:value="5258304" calcext:value-type="float">
            <text:p>52583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S115]" office:value-type="float" office:value="60.86" calcext:value-type="float">
            <text:p>60.86</text:p>
          </table:table-cell>
          <table:table-cell table:formula="of:=[.T115]" office:value-type="float" office:value="22" calcext:value-type="float">
            <text:p>22</text:p>
          </table:table-cell>
          <table:table-cell table:formula="of:=[.U115]" office:value-type="string" office:string-value="d" calcext:value-type="string">
            <text:p>d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office:value-type="string" calcext:value-type="string">
            <text:p>92mNb</text:p>
          </table:table-cell>
          <table:table-cell table:formula="of:=CONCATENATE([.S119];&quot;(&quot;;[.T119];&quot;) &quot;;[.U119])" office:value-type="string" office:string-value="10.15(2) d" calcext:value-type="string">
            <text:p>10.15(2) d</text:p>
          </table:table-cell>
          <table:table-cell table:style-name="ce10" office:value-type="float" office:value="912.6" calcext:value-type="float">
            <text:p>912.6</text:p>
          </table:table-cell>
          <table:table-cell table:formula="of:=CONCATENATE([.Q117];&quot;(&quot;;[.R117];&quot;)&quot;)" office:value-type="string" office:string-value="1.78(10)" calcext:value-type="string">
            <text:p>1.78(10)</text:p>
          </table:table-cell>
          <table:table-cell table:number-columns-repeated="2"/>
          <table:table-cell table:formula="of:=[.S117]*24*3600" office:value-type="float" office:value="876960" calcext:value-type="float">
            <text:p>876960</text:p>
          </table:table-cell>
          <table:table-cell office:value-type="float" office:value="1.78" calcext:value-type="float">
            <text:p>1.78</text:p>
          </table:table-cell>
          <table:table-cell office:value-type="float" office:value="10" calcext:value-type="float">
            <text:p>10</text:p>
          </table:table-cell>
          <table:table-cell office:value-type="float" office:value="10.15" calcext:value-type="float">
            <text:p>10.15</text:p>
          </table:table-cell>
          <table:table-cell office:value-type="float" office:value="2" calcext:value-type="float">
            <text:p>2</text:p>
          </table:table-cell>
          <table:table-cell table:formula="of:=[.U116]" office:value-type="string" office:string-value="d" calcext:value-type="string">
            <text:p>d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120];&quot;(&quot;;[.T120];&quot;) &quot;;[.U120])" office:value-type="string" office:string-value="10.15(2) d" calcext:value-type="string">
            <text:p>10.15(2) d</text:p>
          </table:table-cell>
          <table:table-cell office:value-type="float" office:value="934.44" calcext:value-type="float">
            <text:p>934.44</text:p>
          </table:table-cell>
          <table:table-cell table:formula="of:=CONCATENATE([.Q118];&quot;(&quot;;[.R118];&quot;)&quot;)" office:value-type="string" office:string-value="99.15(4)" calcext:value-type="string">
            <text:p>99.15(4)</text:p>
          </table:table-cell>
          <table:table-cell table:number-columns-repeated="2"/>
          <table:table-cell table:formula="of:=[.S118]*24*3600" office:value-type="float" office:value="876960" calcext:value-type="float">
            <text:p>876960</text:p>
          </table:table-cell>
          <table:table-cell office:value-type="float" office:value="99.15" calcext:value-type="float">
            <text:p>99.15</text:p>
          </table:table-cell>
          <table:table-cell office:value-type="float" office:value="4" calcext:value-type="float">
            <text:p>4</text:p>
          </table:table-cell>
          <table:table-cell table:formula="of:=[.S117]" office:value-type="float" office:value="10.15" calcext:value-type="float">
            <text:p>10.15</text:p>
          </table:table-cell>
          <table:table-cell table:formula="of:=[.T117]" office:value-type="float" office:value="2" calcext:value-type="float">
            <text:p>2</text:p>
          </table:table-cell>
          <table:table-cell table:formula="of:=[.U117]" office:value-type="string" office:string-value="d" calcext:value-type="string">
            <text:p>d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office:value-type="string" calcext:value-type="string">
            <text:p>93mMo</text:p>
          </table:table-cell>
          <table:table-cell table:formula="of:=CONCATENATE([.S121];&quot;(&quot;;[.T121];&quot;) &quot;;[.U121])" office:value-type="string" office:string-value="6.85(7) d" calcext:value-type="string">
            <text:p>6.85(7) d</text:p>
          </table:table-cell>
          <table:table-cell table:style-name="ce5" office:value-type="float" office:value="263.049" calcext:value-type="float">
            <text:p>263.049</text:p>
          </table:table-cell>
          <table:table-cell table:formula="of:=CONCATENATE([.Q119];&quot;(&quot;;[.R119];&quot;)&quot;)" office:value-type="string" office:string-value="57.4(11)" calcext:value-type="string">
            <text:p>57.4(11)</text:p>
          </table:table-cell>
          <table:table-cell table:number-columns-repeated="2"/>
          <table:table-cell table:formula="of:=[.S119]*3600" office:value-type="float" office:value="24660" calcext:value-type="float">
            <text:p>24660</text:p>
          </table:table-cell>
          <table:table-cell office:value-type="float" office:value="57.4" calcext:value-type="float">
            <text:p>57.4</text:p>
          </table:table-cell>
          <table:table-cell office:value-type="float" office:value="11" calcext:value-type="float">
            <text:p>11</text:p>
          </table:table-cell>
          <table:table-cell office:value-type="float" office:value="6.85" calcext:value-type="float">
            <text:p>6.85</text:p>
          </table:table-cell>
          <table:table-cell office:value-type="float" office:value="7" calcext:value-type="float">
            <text:p>7</text:p>
          </table:table-cell>
          <table:table-cell table:formula="of:=[.U118]" office:value-type="string" office:string-value="d" calcext:value-type="string">
            <text:p>d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122];&quot;(&quot;;[.T122];&quot;) &quot;;[.U122])" office:value-type="string" office:string-value="6.85(7) d" calcext:value-type="string">
            <text:p>6.85(7) d</text:p>
          </table:table-cell>
          <table:table-cell table:style-name="ce5" office:value-type="float" office:value="684.693" calcext:value-type="float">
            <text:p>684.693</text:p>
          </table:table-cell>
          <table:table-cell table:formula="of:=CONCATENATE([.Q120];&quot;(&quot;;[.R120];&quot;)&quot;)" office:value-type="string" office:string-value="99.9(8)" calcext:value-type="string">
            <text:p>99.9(8)</text:p>
          </table:table-cell>
          <table:table-cell table:number-columns-repeated="2"/>
          <table:table-cell table:formula="of:=[.S120]*3600" office:value-type="float" office:value="24660" calcext:value-type="float">
            <text:p>24660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table:formula="of:=[.S119]" office:value-type="float" office:value="6.85" calcext:value-type="float">
            <text:p>6.85</text:p>
          </table:table-cell>
          <table:table-cell table:formula="of:=[.T119]" office:value-type="float" office:value="7" calcext:value-type="float">
            <text:p>7</text:p>
          </table:table-cell>
          <table:table-cell table:formula="of:=[.U119]" office:value-type="string" office:string-value="d" calcext:value-type="string">
            <text:p>d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formula="of:=CONCATENATE([.S123];&quot;(&quot;;[.T123];&quot;) &quot;;[.U123])" office:value-type="string" office:string-value="6.85(7) d" calcext:value-type="string">
            <text:p>6.85(7) d</text:p>
          </table:table-cell>
          <table:table-cell table:style-name="ce5" office:value-type="float" office:value="1477.138" calcext:value-type="float">
            <text:p>1477.138</text:p>
          </table:table-cell>
          <table:table-cell table:formula="of:=CONCATENATE([.Q121];&quot;(&quot;;[.R121];&quot;)&quot;)" office:value-type="string" office:string-value="99.1(11)" calcext:value-type="string">
            <text:p>99.1(11)</text:p>
          </table:table-cell>
          <table:table-cell table:number-columns-repeated="2"/>
          <table:table-cell table:formula="of:=[.S121]*3600" office:value-type="float" office:value="24660" calcext:value-type="float">
            <text:p>24660</text:p>
          </table:table-cell>
          <table:table-cell office:value-type="float" office:value="99.1" calcext:value-type="float">
            <text:p>99.1</text:p>
          </table:table-cell>
          <table:table-cell office:value-type="float" office:value="11" calcext:value-type="float">
            <text:p>11</text:p>
          </table:table-cell>
          <table:table-cell table:formula="of:=[.S120]" office:value-type="float" office:value="6.85" calcext:value-type="float">
            <text:p>6.85</text:p>
          </table:table-cell>
          <table:table-cell table:formula="of:=[.T120]" office:value-type="float" office:value="7" calcext:value-type="float">
            <text:p>7</text:p>
          </table:table-cell>
          <table:table-cell table:formula="of:=[.U120]" office:value-type="string" office:string-value="d" calcext:value-type="string">
            <text:p>d</text:p>
          </table:table-cell>
        </table:table-row>
      </table:table>
      <table:table table:name="Cu" table:style-name="ta1">
        <table:table-column table:style-name="co1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9" table:number-columns-repeated="2" table:default-cell-style-name="ce4"/>
        <table:table-column table:style-name="co1" table:default-cell-style-name="ce4"/>
        <table:table-column table:style-name="co1" table:number-columns-repeated="2" table:default-cell-style-name="ce7"/>
        <table:table-column table:style-name="co1" table:number-columns-repeated="3" table:default-cell-style-name="ce4"/>
        <table:table-row table:style-name="ro1">
          <table:table-cell table:style-name="ce14" office:value-type="string" calcext:value-type="string">
            <text:p>Nuclide</text:p>
          </table:table-cell>
          <table:table-cell/>
          <table:table-cell table:style-name="ce14" office:value-type="string" calcext:value-type="string">
            <text:p>Cu</text:p>
          </table:table-cell>
          <table:table-cell table:style-name="ce14" table:number-columns-repeated="3"/>
          <table:table-cell table:style-name="ce14" office:value-type="string" calcext:value-type="string">
            <text:p>T_1/2 (s)</text:p>
          </table:table-cell>
          <table:table-cell table:style-name="ce15" office:value-type="string" calcext:value-type="string">
            <text:p>Iγ (%)</text:p>
          </table:table-cell>
          <table:table-cell table:style-name="ce16" office:value-type="string" calcext:value-type="string">
            <text:p>ΔIγ (%)</text:p>
          </table:table-cell>
          <table:table-cell table:style-name="ce14" office:value-type="string" calcext:value-type="string">
            <text:p>T_1/2</text:p>
          </table:table-cell>
          <table:table-cell table:style-name="ce14"/>
          <table:table-cell table:style-name="ce14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51Cr</text:p>
          </table:table-cell>
          <table:table-cell table:formula="of:=CONCATENATE([.J2];&quot;(&quot;;[.K2];&quot;) &quot;;[.L2])" office:value-type="string" office:string-value="27.701() d" calcext:value-type="string">
            <text:p>27.701() d</text:p>
          </table:table-cell>
          <table:table-cell office:value-type="float" office:value="320.076666666667" calcext:value-type="float">
            <text:p>320.08</text:p>
          </table:table-cell>
          <table:table-cell table:number-columns-repeated="3"/>
          <table:table-cell table:formula="of:=[.J2]*24*3600" office:value-type="float" office:value="2393366.4" calcext:value-type="float">
            <text:p>2393366.40</text:p>
          </table:table-cell>
          <table:table-cell office:value-type="float" office:value="9.91" calcext:value-type="float">
            <text:p>9.910</text:p>
          </table:table-cell>
          <table:table-cell office:value-type="float" office:value="0.01" calcext:value-type="float">
            <text:p>0.010</text:p>
          </table:table-cell>
          <table:table-cell office:value-type="float" office:value="27.701" calcext:value-type="float">
            <text:p>27.70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2gMn</text:p>
          </table:table-cell>
          <table:table-cell table:formula="of:=CONCATENATE([.J3];&quot;(&quot;;[.K3];&quot;) &quot;;[.L3])" office:value-type="string" office:string-value="5.591(0) d" calcext:value-type="string">
            <text:p>5.591(0) d</text:p>
          </table:table-cell>
          <table:table-cell office:value-type="float" office:value="744.015714285714" calcext:value-type="float">
            <text:p>744.02</text:p>
          </table:table-cell>
          <table:table-cell table:number-columns-repeated="3"/>
          <table:table-cell table:formula="of:=[.J3]*24*3600" office:value-type="float" office:value="483062.4" calcext:value-type="float">
            <text:p>483062.40</text:p>
          </table:table-cell>
          <table:table-cell office:value-type="float" office:value="90" calcext:value-type="float">
            <text:p>90.000</text:p>
          </table:table-cell>
          <table:table-cell office:value-type="float" office:value="1.2" calcext:value-type="float">
            <text:p>1.200</text:p>
          </table:table-cell>
          <table:table-cell office:value-type="float" office:value="5.591" calcext:value-type="float">
            <text:p>5.59</text:p>
          </table:table-cell>
          <table:table-cell table:formula="of:=[.K2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2gMn</text:p>
          </table:table-cell>
          <table:table-cell table:formula="of:=CONCATENATE([.J4];&quot;(&quot;;[.K4];&quot;) &quot;;[.L4])" office:value-type="string" office:string-value="5.591(0) d" calcext:value-type="string">
            <text:p>5.591(0) d</text:p>
          </table:table-cell>
          <table:table-cell office:value-type="float" office:value="935.360952380952" calcext:value-type="float">
            <text:p>935.36</text:p>
          </table:table-cell>
          <table:table-cell table:number-columns-repeated="3"/>
          <table:table-cell table:formula="of:=[.J4]*24*3600" office:value-type="float" office:value="483062.4" calcext:value-type="float">
            <text:p>483062.40</text:p>
          </table:table-cell>
          <table:table-cell office:value-type="float" office:value="94.5" calcext:value-type="float">
            <text:p>94.500</text:p>
          </table:table-cell>
          <table:table-cell office:value-type="float" office:value="1.3" calcext:value-type="float">
            <text:p>1.300</text:p>
          </table:table-cell>
          <table:table-cell office:value-type="float" office:value="5.591" calcext:value-type="float">
            <text:p>5.59</text:p>
          </table:table-cell>
          <table:table-cell table:formula="of:=[.K3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2gMn</text:p>
          </table:table-cell>
          <table:table-cell table:formula="of:=CONCATENATE([.J5];&quot;(&quot;;[.K5];&quot;) &quot;;[.L5])" office:value-type="string" office:string-value="5.591(0) d" calcext:value-type="string">
            <text:p>5.591(0) d</text:p>
          </table:table-cell>
          <table:table-cell office:value-type="float" office:value="1246.29666666667" calcext:value-type="float">
            <text:p>1246.30</text:p>
          </table:table-cell>
          <table:table-cell table:number-columns-repeated="3"/>
          <table:table-cell table:formula="of:=[.J5]*24*3600" office:value-type="float" office:value="483062.4" calcext:value-type="float">
            <text:p>483062.40</text:p>
          </table:table-cell>
          <table:table-cell office:value-type="float" office:value="4.21" calcext:value-type="float">
            <text:p>4.210</text:p>
          </table:table-cell>
          <table:table-cell office:value-type="float" office:value="0.07" calcext:value-type="float">
            <text:p>0.070</text:p>
          </table:table-cell>
          <table:table-cell office:value-type="float" office:value="5.591" calcext:value-type="float">
            <text:p>5.59</text:p>
          </table:table-cell>
          <table:table-cell table:formula="of:=[.K4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2gMn</text:p>
          </table:table-cell>
          <table:table-cell table:formula="of:=CONCATENATE([.J6];&quot;(&quot;;[.K6];&quot;) &quot;;[.L6])" office:value-type="string" office:string-value="5.591(0) d" calcext:value-type="string">
            <text:p>5.591(0) d</text:p>
          </table:table-cell>
          <table:table-cell office:value-type="float" office:value="1434.212" calcext:value-type="float">
            <text:p>1434.21</text:p>
          </table:table-cell>
          <table:table-cell table:number-columns-repeated="3"/>
          <table:table-cell table:formula="of:=[.J6]*24*3600" office:value-type="float" office:value="483062.4" calcext:value-type="float">
            <text:p>483062.40</text:p>
          </table:table-cell>
          <table:table-cell office:value-type="float" office:value="100" calcext:value-type="float">
            <text:p>100.000</text:p>
          </table:table-cell>
          <table:table-cell office:value-type="float" office:value="1.4" calcext:value-type="float">
            <text:p>1.400</text:p>
          </table:table-cell>
          <table:table-cell office:value-type="float" office:value="5.591" calcext:value-type="float">
            <text:p>5.59</text:p>
          </table:table-cell>
          <table:table-cell table:formula="of:=[.K5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4Mn</text:p>
          </table:table-cell>
          <table:table-cell table:formula="of:=CONCATENATE([.J7];&quot;(&quot;;[.K7];&quot;) &quot;;[.L7])" office:value-type="string" office:string-value="312.2(0) d" calcext:value-type="string">
            <text:p>312.2(0) d</text:p>
          </table:table-cell>
          <table:table-cell office:value-type="float" office:value="834.738125" calcext:value-type="float">
            <text:p>834.74</text:p>
          </table:table-cell>
          <table:table-cell table:number-columns-repeated="3"/>
          <table:table-cell table:formula="of:=[.J7]*24*3600" office:value-type="float" office:value="26974080" calcext:value-type="float">
            <text:p>26974080.00</text:p>
          </table:table-cell>
          <table:table-cell office:value-type="float" office:value="99.976" calcext:value-type="float">
            <text:p>99.976</text:p>
          </table:table-cell>
          <table:table-cell office:value-type="float" office:value="0.001" calcext:value-type="float">
            <text:p>0.001</text:p>
          </table:table-cell>
          <table:table-cell office:value-type="float" office:value="312.2" calcext:value-type="float">
            <text:p>312.20</text:p>
          </table:table-cell>
          <table:table-cell table:formula="of:=[.K6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5Co</text:p>
          </table:table-cell>
          <table:table-cell table:formula="of:=CONCATENATE([.J8];&quot;(&quot;;[.K8];&quot;) &quot;;[.L8])" office:value-type="string" office:string-value="17.53(0) h" calcext:value-type="string">
            <text:p>17.53(0) h</text:p>
          </table:table-cell>
          <table:table-cell office:value-type="float" office:value="477.381" calcext:value-type="float">
            <text:p>477.38</text:p>
          </table:table-cell>
          <table:table-cell table:number-columns-repeated="3"/>
          <table:table-cell table:formula="of:=[.J8]*3600" office:value-type="float" office:value="63108" calcext:value-type="float">
            <text:p>63108.00</text:p>
          </table:table-cell>
          <table:table-cell office:value-type="float" office:value="20.2" calcext:value-type="float">
            <text:p>20.200</text:p>
          </table:table-cell>
          <table:table-cell office:value-type="float" office:value="1.7" calcext:value-type="float">
            <text:p>1.700</text:p>
          </table:table-cell>
          <table:table-cell office:value-type="float" office:value="17.53" calcext:value-type="float">
            <text:p>17.53</text:p>
          </table:table-cell>
          <table:table-cell table:formula="of:=[.K7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55Co</text:p>
          </table:table-cell>
          <table:table-cell table:formula="of:=CONCATENATE([.J9];&quot;(&quot;;[.K9];&quot;) &quot;;[.L9])" office:value-type="string" office:string-value="17.53(0) h" calcext:value-type="string">
            <text:p>17.53(0) h</text:p>
          </table:table-cell>
          <table:table-cell office:value-type="float" office:value="931.2008" calcext:value-type="float">
            <text:p>931.20</text:p>
          </table:table-cell>
          <table:table-cell table:number-columns-repeated="3"/>
          <table:table-cell table:formula="of:=[.J9]*3600" office:value-type="float" office:value="63108" calcext:value-type="float">
            <text:p>63108.00</text:p>
          </table:table-cell>
          <table:table-cell office:value-type="float" office:value="75" calcext:value-type="float">
            <text:p>75.000</text:p>
          </table:table-cell>
          <table:table-cell office:value-type="float" office:value="3.5" calcext:value-type="float">
            <text:p>3.500</text:p>
          </table:table-cell>
          <table:table-cell office:value-type="float" office:value="17.53" calcext:value-type="float">
            <text:p>17.53</text:p>
          </table:table-cell>
          <table:table-cell table:formula="of:=[.K8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55Co</text:p>
          </table:table-cell>
          <table:table-cell table:formula="of:=CONCATENATE([.J10];&quot;(&quot;;[.K10];&quot;) &quot;;[.L10])" office:value-type="string" office:string-value="17.53(0) h" calcext:value-type="string">
            <text:p>17.53(0) h</text:p>
          </table:table-cell>
          <table:table-cell office:value-type="float" office:value="1316.568125" calcext:value-type="float">
            <text:p>1316.57</text:p>
          </table:table-cell>
          <table:table-cell table:number-columns-repeated="3"/>
          <table:table-cell table:formula="of:=[.J10]*3600" office:value-type="float" office:value="63108" calcext:value-type="float">
            <text:p>63108.00</text:p>
          </table:table-cell>
          <table:table-cell office:value-type="float" office:value="7.1" calcext:value-type="float">
            <text:p>7.100</text:p>
          </table:table-cell>
          <table:table-cell office:value-type="float" office:value="0.3" calcext:value-type="float">
            <text:p>0.300</text:p>
          </table:table-cell>
          <table:table-cell office:value-type="float" office:value="17.53" calcext:value-type="float">
            <text:p>17.53</text:p>
          </table:table-cell>
          <table:table-cell table:formula="of:=[.K9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55Co</text:p>
          </table:table-cell>
          <table:table-cell table:formula="of:=CONCATENATE([.J11];&quot;(&quot;;[.K11];&quot;) &quot;;[.L11])" office:value-type="string" office:string-value="17.53(0) h" calcext:value-type="string">
            <text:p>17.53(0) h</text:p>
          </table:table-cell>
          <table:table-cell office:value-type="float" office:value="1408.50181818182" calcext:value-type="float">
            <text:p>1408.50</text:p>
          </table:table-cell>
          <table:table-cell table:number-columns-repeated="3"/>
          <table:table-cell table:formula="of:=[.J11]*3600" office:value-type="float" office:value="63108" calcext:value-type="float">
            <text:p>63108.00</text:p>
          </table:table-cell>
          <table:table-cell office:value-type="float" office:value="16.9" calcext:value-type="float">
            <text:p>16.900</text:p>
          </table:table-cell>
          <table:table-cell office:value-type="float" office:value="0.8" calcext:value-type="float">
            <text:p>0.800</text:p>
          </table:table-cell>
          <table:table-cell office:value-type="float" office:value="17.53" calcext:value-type="float">
            <text:p>17.53</text:p>
          </table:table-cell>
          <table:table-cell table:formula="of:=[.K10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56Co</text:p>
          </table:table-cell>
          <table:table-cell table:formula="of:=CONCATENATE([.J12];&quot;(&quot;;[.K12];&quot;) &quot;;[.L12])" office:value-type="string" office:string-value="77.236(0) d" calcext:value-type="string">
            <text:p>77.236(0) d</text:p>
          </table:table-cell>
          <table:table-cell office:value-type="float" office:value="846.673333333333" calcext:value-type="float">
            <text:p>846.67</text:p>
          </table:table-cell>
          <table:table-cell table:number-columns-repeated="3"/>
          <table:table-cell table:formula="of:=[.J12]*24*3600" office:value-type="float" office:value="6673190.4" calcext:value-type="float">
            <text:p>6673190.40</text:p>
          </table:table-cell>
          <table:table-cell office:value-type="float" office:value="99.9399" calcext:value-type="float">
            <text:p>99.940</text:p>
          </table:table-cell>
          <table:table-cell office:value-type="float" office:value="0.0023" calcext:value-type="float">
            <text:p>0.002</text:p>
          </table:table-cell>
          <table:table-cell office:value-type="float" office:value="77.236" calcext:value-type="float">
            <text:p>77.24</text:p>
          </table:table-cell>
          <table:table-cell table:formula="of:=[.K11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6Co</text:p>
          </table:table-cell>
          <table:table-cell table:formula="of:=CONCATENATE([.J13];&quot;(&quot;;[.K13];&quot;) &quot;;[.L13])" office:value-type="string" office:string-value="77.236(0) d" calcext:value-type="string">
            <text:p>77.236(0) d</text:p>
          </table:table-cell>
          <table:table-cell office:value-type="float" office:value="977.291666666667" calcext:value-type="float">
            <text:p>977.29</text:p>
          </table:table-cell>
          <table:table-cell table:number-columns-repeated="3"/>
          <table:table-cell table:formula="of:=[.J13]*24*3600" office:value-type="float" office:value="6673190.4" calcext:value-type="float">
            <text:p>6673190.40</text:p>
          </table:table-cell>
          <table:table-cell office:value-type="float" office:value="1.421" calcext:value-type="float">
            <text:p>1.421</text:p>
          </table:table-cell>
          <table:table-cell office:value-type="float" office:value="0.006" calcext:value-type="float">
            <text:p>0.006</text:p>
          </table:table-cell>
          <table:table-cell office:value-type="float" office:value="77.236" calcext:value-type="float">
            <text:p>77.24</text:p>
          </table:table-cell>
          <table:table-cell table:formula="of:=[.K12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6Co</text:p>
          </table:table-cell>
          <table:table-cell table:formula="of:=CONCATENATE([.J14];&quot;(&quot;;[.K14];&quot;) &quot;;[.L14])" office:value-type="string" office:string-value="77.236(0) d" calcext:value-type="string">
            <text:p>77.236(0) d</text:p>
          </table:table-cell>
          <table:table-cell office:value-type="float" office:value="1037.78107142857" calcext:value-type="float">
            <text:p>1037.78</text:p>
          </table:table-cell>
          <table:table-cell table:number-columns-repeated="3"/>
          <table:table-cell table:formula="of:=[.J14]*24*3600" office:value-type="float" office:value="6673190.4" calcext:value-type="float">
            <text:p>6673190.40</text:p>
          </table:table-cell>
          <table:table-cell office:value-type="float" office:value="14.05" calcext:value-type="float">
            <text:p>14.050</text:p>
          </table:table-cell>
          <table:table-cell office:value-type="float" office:value="0.04" calcext:value-type="float">
            <text:p>0.040</text:p>
          </table:table-cell>
          <table:table-cell office:value-type="float" office:value="77.236" calcext:value-type="float">
            <text:p>77.24</text:p>
          </table:table-cell>
          <table:table-cell table:formula="of:=[.K13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6Co</text:p>
          </table:table-cell>
          <table:table-cell table:formula="of:=CONCATENATE([.J15];&quot;(&quot;;[.K15];&quot;) &quot;;[.L15])" office:value-type="string" office:string-value="77.236(0) d" calcext:value-type="string">
            <text:p>77.236(0) d</text:p>
          </table:table-cell>
          <table:table-cell office:value-type="float" office:value="1238.288" calcext:value-type="float">
            <text:p>1238.29</text:p>
          </table:table-cell>
          <table:table-cell table:number-columns-repeated="3"/>
          <table:table-cell table:formula="of:=[.J15]*24*3600" office:value-type="float" office:value="6673190.4" calcext:value-type="float">
            <text:p>6673190.40</text:p>
          </table:table-cell>
          <table:table-cell office:value-type="float" office:value="66.46" calcext:value-type="float">
            <text:p>66.460</text:p>
          </table:table-cell>
          <table:table-cell office:value-type="float" office:value="0.12" calcext:value-type="float">
            <text:p>0.120</text:p>
          </table:table-cell>
          <table:table-cell office:value-type="float" office:value="77.236" calcext:value-type="float">
            <text:p>77.24</text:p>
          </table:table-cell>
          <table:table-cell table:formula="of:=[.K14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6Co</text:p>
          </table:table-cell>
          <table:table-cell table:formula="of:=CONCATENATE([.J16];&quot;(&quot;;[.K16];&quot;) &quot;;[.L16])" office:value-type="string" office:string-value="77.236(0) d" calcext:value-type="string">
            <text:p>77.236(0) d</text:p>
          </table:table-cell>
          <table:table-cell office:value-type="float" office:value="1360.24944444444" calcext:value-type="float">
            <text:p>1360.25</text:p>
          </table:table-cell>
          <table:table-cell table:number-columns-repeated="3"/>
          <table:table-cell table:formula="of:=[.J16]*24*3600" office:value-type="float" office:value="6673190.4" calcext:value-type="float">
            <text:p>6673190.40</text:p>
          </table:table-cell>
          <table:table-cell office:value-type="float" office:value="4.283" calcext:value-type="float">
            <text:p>4.283</text:p>
          </table:table-cell>
          <table:table-cell office:value-type="float" office:value="0.012" calcext:value-type="float">
            <text:p>0.012</text:p>
          </table:table-cell>
          <table:table-cell office:value-type="float" office:value="77.236" calcext:value-type="float">
            <text:p>77.24</text:p>
          </table:table-cell>
          <table:table-cell table:formula="of:=[.K15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6Co</text:p>
          </table:table-cell>
          <table:table-cell table:formula="of:=CONCATENATE([.J17];&quot;(&quot;;[.K17];&quot;) &quot;;[.L17])" office:value-type="string" office:string-value="77.236(0) d" calcext:value-type="string">
            <text:p>77.236(0) d</text:p>
          </table:table-cell>
          <table:table-cell office:value-type="float" office:value="1771.74518518519" calcext:value-type="float">
            <text:p>1771.75</text:p>
          </table:table-cell>
          <table:table-cell table:number-columns-repeated="3"/>
          <table:table-cell table:formula="of:=[.J17]*24*3600" office:value-type="float" office:value="6673190.4" calcext:value-type="float">
            <text:p>6673190.40</text:p>
          </table:table-cell>
          <table:table-cell office:value-type="float" office:value="15.41" calcext:value-type="float">
            <text:p>15.410</text:p>
          </table:table-cell>
          <table:table-cell office:value-type="float" office:value="0.06" calcext:value-type="float">
            <text:p>0.060</text:p>
          </table:table-cell>
          <table:table-cell office:value-type="float" office:value="77.236" calcext:value-type="float">
            <text:p>77.24</text:p>
          </table:table-cell>
          <table:table-cell table:formula="of:=[.K16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6Ni</text:p>
          </table:table-cell>
          <table:table-cell table:formula="of:=CONCATENATE([.J18];&quot;(&quot;;[.K18];&quot;) &quot;;[.L18])" office:value-type="string" office:string-value="6.075(0) d" calcext:value-type="string">
            <text:p>6.075(0) d</text:p>
          </table:table-cell>
          <table:table-cell office:value-type="float" office:value="158.394615384615" calcext:value-type="float">
            <text:p>158.39</text:p>
          </table:table-cell>
          <table:table-cell table:number-columns-repeated="3"/>
          <table:table-cell table:formula="of:=[.J18]*24*3600" office:value-type="float" office:value="524880" calcext:value-type="float">
            <text:p>524880.00</text:p>
          </table:table-cell>
          <table:table-cell office:value-type="float" office:value="98.8" calcext:value-type="float">
            <text:p>98.800</text:p>
          </table:table-cell>
          <table:table-cell office:value-type="float" office:value="1" calcext:value-type="float">
            <text:p>1.000</text:p>
          </table:table-cell>
          <table:table-cell office:value-type="float" office:value="6.075" calcext:value-type="float">
            <text:p>6.08</text:p>
          </table:table-cell>
          <table:table-cell table:formula="of:=[.K17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6Ni</text:p>
          </table:table-cell>
          <table:table-cell table:formula="of:=CONCATENATE([.J19];&quot;(&quot;;[.K19];&quot;) &quot;;[.L19])" office:value-type="string" office:string-value="6.075(0) d" calcext:value-type="string">
            <text:p>6.075(0) d</text:p>
          </table:table-cell>
          <table:table-cell office:value-type="float" office:value="269.418823529412" calcext:value-type="float">
            <text:p>269.42</text:p>
          </table:table-cell>
          <table:table-cell table:number-columns-repeated="3"/>
          <table:table-cell table:formula="of:=[.J19]*24*3600" office:value-type="float" office:value="524880" calcext:value-type="float">
            <text:p>524880.00</text:p>
          </table:table-cell>
          <table:table-cell office:value-type="float" office:value="36.5" calcext:value-type="float">
            <text:p>36.500</text:p>
          </table:table-cell>
          <table:table-cell office:value-type="float" office:value="0.8" calcext:value-type="float">
            <text:p>0.800</text:p>
          </table:table-cell>
          <table:table-cell office:value-type="float" office:value="6.075" calcext:value-type="float">
            <text:p>6.08</text:p>
          </table:table-cell>
          <table:table-cell table:formula="of:=[.K18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6Ni</text:p>
          </table:table-cell>
          <table:table-cell table:formula="of:=CONCATENATE([.J20];&quot;(&quot;;[.K20];&quot;) &quot;;[.L20])" office:value-type="string" office:string-value="6.075(0) d" calcext:value-type="string">
            <text:p>6.075(0) d</text:p>
          </table:table-cell>
          <table:table-cell office:value-type="float" office:value="480.343571428571" calcext:value-type="float">
            <text:p>480.34</text:p>
          </table:table-cell>
          <table:table-cell table:number-columns-repeated="3"/>
          <table:table-cell table:formula="of:=[.J20]*24*3600" office:value-type="float" office:value="524880" calcext:value-type="float">
            <text:p>524880.00</text:p>
          </table:table-cell>
          <table:table-cell office:value-type="float" office:value="36.5" calcext:value-type="float">
            <text:p>36.500</text:p>
          </table:table-cell>
          <table:table-cell office:value-type="float" office:value="0.8" calcext:value-type="float">
            <text:p>0.800</text:p>
          </table:table-cell>
          <table:table-cell office:value-type="float" office:value="6.075" calcext:value-type="float">
            <text:p>6.08</text:p>
          </table:table-cell>
          <table:table-cell table:formula="of:=[.K19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6Ni</text:p>
          </table:table-cell>
          <table:table-cell table:formula="of:=CONCATENATE([.J21];&quot;(&quot;;[.K21];&quot;) &quot;;[.L21])" office:value-type="string" office:string-value="6.075(0) d" calcext:value-type="string">
            <text:p>6.075(0) d</text:p>
          </table:table-cell>
          <table:table-cell office:value-type="float" office:value="749.7605" calcext:value-type="float">
            <text:p>749.76</text:p>
          </table:table-cell>
          <table:table-cell table:number-columns-repeated="3"/>
          <table:table-cell table:formula="of:=[.J21]*24*3600" office:value-type="float" office:value="524880" calcext:value-type="float">
            <text:p>524880.00</text:p>
          </table:table-cell>
          <table:table-cell office:value-type="float" office:value="49.5" calcext:value-type="float">
            <text:p>49.500</text:p>
          </table:table-cell>
          <table:table-cell office:value-type="float" office:value="1.2" calcext:value-type="float">
            <text:p>1.200</text:p>
          </table:table-cell>
          <table:table-cell office:value-type="float" office:value="6.075" calcext:value-type="float">
            <text:p>6.08</text:p>
          </table:table-cell>
          <table:table-cell table:formula="of:=[.K20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7Co</text:p>
          </table:table-cell>
          <table:table-cell table:formula="of:=CONCATENATE([.J22];&quot;(&quot;;[.K22];&quot;) &quot;;[.L22])" office:value-type="string" office:string-value="271.74(0) d" calcext:value-type="string">
            <text:p>271.74(0) d</text:p>
          </table:table-cell>
          <table:table-cell office:value-type="float" office:value="122.020975609756" calcext:value-type="float">
            <text:p>122.02</text:p>
          </table:table-cell>
          <table:table-cell table:number-columns-repeated="3"/>
          <table:table-cell table:formula="of:=[.J22]*24*3600" office:value-type="float" office:value="23478336" calcext:value-type="float">
            <text:p>23478336.00</text:p>
          </table:table-cell>
          <table:table-cell office:value-type="float" office:value="85.6" calcext:value-type="float">
            <text:p>85.600</text:p>
          </table:table-cell>
          <table:table-cell office:value-type="float" office:value="0.17" calcext:value-type="float">
            <text:p>0.170</text:p>
          </table:table-cell>
          <table:table-cell office:value-type="float" office:value="271.74" calcext:value-type="float">
            <text:p>271.74</text:p>
          </table:table-cell>
          <table:table-cell table:formula="of:=[.K21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7Co</text:p>
          </table:table-cell>
          <table:table-cell table:formula="of:=CONCATENATE([.J23];&quot;(&quot;;[.K23];&quot;) &quot;;[.L23])" office:value-type="string" office:string-value="271.74(0) d" calcext:value-type="string">
            <text:p>271.74(0) d</text:p>
          </table:table-cell>
          <table:table-cell office:value-type="float" office:value="136.45" calcext:value-type="float">
            <text:p>136.45</text:p>
          </table:table-cell>
          <table:table-cell table:number-columns-repeated="3"/>
          <table:table-cell table:formula="of:=[.J23]*24*3600" office:value-type="float" office:value="23478336" calcext:value-type="float">
            <text:p>23478336.00</text:p>
          </table:table-cell>
          <table:table-cell office:value-type="float" office:value="10.68" calcext:value-type="float">
            <text:p>10.680</text:p>
          </table:table-cell>
          <table:table-cell office:value-type="float" office:value="0.08" calcext:value-type="float">
            <text:p>0.080</text:p>
          </table:table-cell>
          <table:table-cell office:value-type="float" office:value="271.74" calcext:value-type="float">
            <text:p>271.74</text:p>
          </table:table-cell>
          <table:table-cell table:formula="of:=[.K22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7Ni</text:p>
          </table:table-cell>
          <table:table-cell table:formula="of:=CONCATENATE([.J24];&quot;(&quot;;[.K24];&quot;) &quot;;[.L24])" office:value-type="string" office:string-value="35.6(0) h" calcext:value-type="string">
            <text:p>35.6(0) h</text:p>
          </table:table-cell>
          <table:table-cell office:value-type="float" office:value="127.160857142857" calcext:value-type="float">
            <text:p>127.16</text:p>
          </table:table-cell>
          <table:table-cell table:number-columns-repeated="3"/>
          <table:table-cell table:formula="of:=[.J24]*3600" office:value-type="float" office:value="128160" calcext:value-type="float">
            <text:p>128160.00</text:p>
          </table:table-cell>
          <table:table-cell office:value-type="float" office:value="16.7" calcext:value-type="float">
            <text:p>16.700</text:p>
          </table:table-cell>
          <table:table-cell office:value-type="float" office:value="0.5" calcext:value-type="float">
            <text:p>0.500</text:p>
          </table:table-cell>
          <table:table-cell office:value-type="float" office:value="35.6" calcext:value-type="float">
            <text:p>35.60</text:p>
          </table:table-cell>
          <table:table-cell table:formula="of:=[.K23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57Ni</text:p>
          </table:table-cell>
          <table:table-cell table:formula="of:=CONCATENATE([.J25];&quot;(&quot;;[.K25];&quot;) &quot;;[.L25])" office:value-type="string" office:string-value="35.6(0) h" calcext:value-type="string">
            <text:p>35.6(0) h</text:p>
          </table:table-cell>
          <table:table-cell office:value-type="float" office:value="1377.62432432432" calcext:value-type="float">
            <text:p>1377.62</text:p>
          </table:table-cell>
          <table:table-cell table:number-columns-repeated="3"/>
          <table:table-cell table:formula="of:=[.J25]*3600" office:value-type="float" office:value="128160" calcext:value-type="float">
            <text:p>128160.00</text:p>
          </table:table-cell>
          <table:table-cell office:value-type="float" office:value="81.7" calcext:value-type="float">
            <text:p>81.700</text:p>
          </table:table-cell>
          <table:table-cell office:value-type="float" office:value="2.4" calcext:value-type="float">
            <text:p>2.400</text:p>
          </table:table-cell>
          <table:table-cell office:value-type="float" office:value="35.6" calcext:value-type="float">
            <text:p>35.60</text:p>
          </table:table-cell>
          <table:table-cell table:formula="of:=[.K24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57Ni</text:p>
          </table:table-cell>
          <table:table-cell table:formula="of:=CONCATENATE([.J26];&quot;(&quot;;[.K26];&quot;) &quot;;[.L26])" office:value-type="string" office:string-value="35.6(0) h" calcext:value-type="string">
            <text:p>35.6(0) h</text:p>
          </table:table-cell>
          <table:table-cell office:value-type="float" office:value="1757.94696969697" calcext:value-type="float">
            <text:p>1757.95</text:p>
          </table:table-cell>
          <table:table-cell table:number-columns-repeated="3"/>
          <table:table-cell table:formula="of:=[.J26]*3600" office:value-type="float" office:value="128160" calcext:value-type="float">
            <text:p>128160.00</text:p>
          </table:table-cell>
          <table:table-cell office:value-type="float" office:value="5.75" calcext:value-type="float">
            <text:p>5.750</text:p>
          </table:table-cell>
          <table:table-cell office:value-type="float" office:value="0.2" calcext:value-type="float">
            <text:p>0.200</text:p>
          </table:table-cell>
          <table:table-cell office:value-type="float" office:value="35.6" calcext:value-type="float">
            <text:p>35.60</text:p>
          </table:table-cell>
          <table:table-cell table:formula="of:=[.K25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57Ni</text:p>
          </table:table-cell>
          <table:table-cell table:formula="of:=CONCATENATE([.J27];&quot;(&quot;;[.K27];&quot;) &quot;;[.L27])" office:value-type="string" office:string-value="35.6(0) h" calcext:value-type="string">
            <text:p>35.6(0) h</text:p>
          </table:table-cell>
          <table:table-cell office:value-type="float" office:value="1920.03272727273" calcext:value-type="float">
            <text:p>1920.03</text:p>
          </table:table-cell>
          <table:table-cell table:number-columns-repeated="3"/>
          <table:table-cell table:formula="of:=[.J27]*3600" office:value-type="float" office:value="128160" calcext:value-type="float">
            <text:p>128160.00</text:p>
          </table:table-cell>
          <table:table-cell office:value-type="float" office:value="12.3" calcext:value-type="float">
            <text:p>12.300</text:p>
          </table:table-cell>
          <table:table-cell office:value-type="float" office:value="0.4" calcext:value-type="float">
            <text:p>0.400</text:p>
          </table:table-cell>
          <table:table-cell office:value-type="float" office:value="35.6" calcext:value-type="float">
            <text:p>35.60</text:p>
          </table:table-cell>
          <table:table-cell table:formula="of:=[.K26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58gCo</text:p>
          </table:table-cell>
          <table:table-cell table:formula="of:=CONCATENATE([.J28];&quot;(&quot;;[.K28];&quot;) &quot;;[.L28])" office:value-type="string" office:string-value="70.86(0) d" calcext:value-type="string">
            <text:p>70.86(0) d</text:p>
          </table:table-cell>
          <table:table-cell office:value-type="float" office:value="810.6485" calcext:value-type="float">
            <text:p>810.65</text:p>
          </table:table-cell>
          <table:table-cell table:number-columns-repeated="3"/>
          <table:table-cell table:formula="of:=[.J28]*24*3600" office:value-type="float" office:value="6122304" calcext:value-type="float">
            <text:p>6122304.00</text:p>
          </table:table-cell>
          <table:table-cell office:value-type="float" office:value="99.45" calcext:value-type="float">
            <text:p>99.450</text:p>
          </table:table-cell>
          <table:table-cell office:value-type="float" office:value="0.01" calcext:value-type="float">
            <text:p>0.010</text:p>
          </table:table-cell>
          <table:table-cell office:value-type="float" office:value="70.86" calcext:value-type="float">
            <text:p>70.86</text:p>
          </table:table-cell>
          <table:table-cell table:formula="of:=[.K27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8gCo</text:p>
          </table:table-cell>
          <table:table-cell table:formula="of:=CONCATENATE([.J29];&quot;(&quot;;[.K29];&quot;) &quot;;[.L29])" office:value-type="string" office:string-value="70.86(0) d" calcext:value-type="string">
            <text:p>70.86(0) d</text:p>
          </table:table-cell>
          <table:table-cell office:value-type="float" office:value="863.882173913044" calcext:value-type="float">
            <text:p>863.88</text:p>
          </table:table-cell>
          <table:table-cell table:number-columns-repeated="3"/>
          <table:table-cell table:formula="of:=[.J29]*24*3600" office:value-type="float" office:value="6122304" calcext:value-type="float">
            <text:p>6122304.00</text:p>
          </table:table-cell>
          <table:table-cell office:value-type="float" office:value="0.686" calcext:value-type="float">
            <text:p>0.686</text:p>
          </table:table-cell>
          <table:table-cell office:value-type="float" office:value="0.01" calcext:value-type="float">
            <text:p>0.010</text:p>
          </table:table-cell>
          <table:table-cell office:value-type="float" office:value="70.86" calcext:value-type="float">
            <text:p>70.86</text:p>
          </table:table-cell>
          <table:table-cell table:formula="of:=[.K28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8gCo</text:p>
          </table:table-cell>
          <table:table-cell table:formula="of:=CONCATENATE([.J30];&quot;(&quot;;[.K30];&quot;) &quot;;[.L30])" office:value-type="string" office:string-value="70.86(0) d" calcext:value-type="string">
            <text:p>70.86(0) d</text:p>
          </table:table-cell>
          <table:table-cell office:value-type="float" office:value="1675.03388888889" calcext:value-type="float">
            <text:p>1675.03</text:p>
          </table:table-cell>
          <table:table-cell table:number-columns-repeated="3"/>
          <table:table-cell table:formula="of:=[.J30]*24*3600" office:value-type="float" office:value="6122304" calcext:value-type="float">
            <text:p>6122304.00</text:p>
          </table:table-cell>
          <table:table-cell office:value-type="float" office:value="0.517" calcext:value-type="float">
            <text:p>0.517</text:p>
          </table:table-cell>
          <table:table-cell office:value-type="float" office:value="0.01" calcext:value-type="float">
            <text:p>0.010</text:p>
          </table:table-cell>
          <table:table-cell office:value-type="float" office:value="70.86" calcext:value-type="float">
            <text:p>70.86</text:p>
          </table:table-cell>
          <table:table-cell table:formula="of:=[.K29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9Fe</text:p>
          </table:table-cell>
          <table:table-cell table:formula="of:=CONCATENATE([.J31];&quot;(&quot;;[.K31];&quot;) &quot;;[.L31])" office:value-type="string" office:string-value="44.495(0) d" calcext:value-type="string">
            <text:p>44.495(0) d</text:p>
          </table:table-cell>
          <table:table-cell office:value-type="float" office:value="1099.19862068966" calcext:value-type="float">
            <text:p>1099.20</text:p>
          </table:table-cell>
          <table:table-cell table:number-columns-repeated="3"/>
          <table:table-cell table:formula="of:=[.J31]*24*3600" office:value-type="float" office:value="3844368" calcext:value-type="float">
            <text:p>3844368.00</text:p>
          </table:table-cell>
          <table:table-cell office:value-type="float" office:value="56.5" calcext:value-type="float">
            <text:p>56.500</text:p>
          </table:table-cell>
          <table:table-cell office:value-type="float" office:value="1.8" calcext:value-type="float">
            <text:p>1.800</text:p>
          </table:table-cell>
          <table:table-cell office:value-type="float" office:value="44.495" calcext:value-type="float">
            <text:p>44.50</text:p>
          </table:table-cell>
          <table:table-cell table:formula="of:=[.K30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9Fe</text:p>
          </table:table-cell>
          <table:table-cell table:formula="of:=CONCATENATE([.J32];&quot;(&quot;;[.K32];&quot;) &quot;;[.L32])" office:value-type="string" office:string-value="44.495(0) d" calcext:value-type="string">
            <text:p>44.495(0) d</text:p>
          </table:table-cell>
          <table:table-cell office:value-type="float" office:value="1291.6637037037" calcext:value-type="float">
            <text:p>1291.66</text:p>
          </table:table-cell>
          <table:table-cell table:number-columns-repeated="3"/>
          <table:table-cell table:formula="of:=[.J32]*24*3600" office:value-type="float" office:value="3844368" calcext:value-type="float">
            <text:p>3844368.00</text:p>
          </table:table-cell>
          <table:table-cell office:value-type="float" office:value="43.2" calcext:value-type="float">
            <text:p>43.200</text:p>
          </table:table-cell>
          <table:table-cell office:value-type="float" office:value="1.4" calcext:value-type="float">
            <text:p>1.400</text:p>
          </table:table-cell>
          <table:table-cell office:value-type="float" office:value="44.495" calcext:value-type="float">
            <text:p>44.50</text:p>
          </table:table-cell>
          <table:table-cell table:formula="of:=[.K31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60Co</text:p>
          </table:table-cell>
          <table:table-cell table:formula="of:=CONCATENATE([.J33];&quot;(&quot;;[.K33];&quot;) &quot;;[.L33])" office:value-type="string" office:string-value="1925.28(0) d" calcext:value-type="string">
            <text:p>1925.28(0) d</text:p>
          </table:table-cell>
          <table:table-cell office:value-type="float" office:value="1173.26588235294" calcext:value-type="float">
            <text:p>1173.27</text:p>
          </table:table-cell>
          <table:table-cell table:number-columns-repeated="3"/>
          <table:table-cell table:formula="of:=[.J33]*24*3600" office:value-type="float" office:value="166344192" calcext:value-type="float">
            <text:p>166344192.00</text:p>
          </table:table-cell>
          <table:table-cell office:value-type="float" office:value="99.85" calcext:value-type="float">
            <text:p>99.850</text:p>
          </table:table-cell>
          <table:table-cell office:value-type="float" office:value="0.03" calcext:value-type="float">
            <text:p>0.030</text:p>
          </table:table-cell>
          <table:table-cell office:value-type="float" office:value="1925.28" calcext:value-type="float">
            <text:p>1925.28</text:p>
          </table:table-cell>
          <table:table-cell table:formula="of:=[.K32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60Co</text:p>
          </table:table-cell>
          <table:table-cell table:formula="of:=CONCATENATE([.J34];&quot;(&quot;;[.K34];&quot;) &quot;;[.L34])" office:value-type="string" office:string-value="1925.28(0) d" calcext:value-type="string">
            <text:p>1925.28(0) d</text:p>
          </table:table-cell>
          <table:table-cell office:value-type="float" office:value="1332.7662962963" calcext:value-type="float">
            <text:p>1332.77</text:p>
          </table:table-cell>
          <table:table-cell table:number-columns-repeated="3"/>
          <table:table-cell table:formula="of:=[.J34]*24*3600" office:value-type="float" office:value="166344192" calcext:value-type="float">
            <text:p>166344192.00</text:p>
          </table:table-cell>
          <table:table-cell office:value-type="float" office:value="99.9826" calcext:value-type="float">
            <text:p>99.983</text:p>
          </table:table-cell>
          <table:table-cell office:value-type="float" office:value="0.0006" calcext:value-type="float">
            <text:p>0.001</text:p>
          </table:table-cell>
          <table:table-cell office:value-type="float" office:value="1925.28" calcext:value-type="float">
            <text:p>1925.28</text:p>
          </table:table-cell>
          <table:table-cell table:formula="of:=[.K33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61Cu</text:p>
          </table:table-cell>
          <table:table-cell table:formula="of:=CONCATENATE([.J35];&quot;(&quot;;[.K35];&quot;) &quot;;[.L35])" office:value-type="string" office:string-value="3.339(0) h" calcext:value-type="string">
            <text:p>3.339(0) h</text:p>
          </table:table-cell>
          <table:table-cell office:value-type="float" office:value="282.902105263158" calcext:value-type="float">
            <text:p>282.90</text:p>
          </table:table-cell>
          <table:table-cell table:number-columns-repeated="3"/>
          <table:table-cell table:formula="of:=[.J35]*3600" office:value-type="float" office:value="12020.4" calcext:value-type="float">
            <text:p>12020.40</text:p>
          </table:table-cell>
          <table:table-cell office:value-type="float" office:value="12.2" calcext:value-type="float">
            <text:p>12.200</text:p>
          </table:table-cell>
          <table:table-cell office:value-type="float" office:value="2.2" calcext:value-type="float">
            <text:p>2.200</text:p>
          </table:table-cell>
          <table:table-cell office:value-type="float" office:value="3.339" calcext:value-type="float">
            <text:p>3.34</text:p>
          </table:table-cell>
          <table:table-cell table:formula="of:=[.K34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61Cu</text:p>
          </table:table-cell>
          <table:table-cell table:formula="of:=CONCATENATE([.J36];&quot;(&quot;;[.K36];&quot;) &quot;;[.L36])" office:value-type="string" office:string-value="3.339(0) h" calcext:value-type="string">
            <text:p>3.339(0) h</text:p>
          </table:table-cell>
          <table:table-cell office:value-type="float" office:value="372.976" calcext:value-type="float">
            <text:p>372.98</text:p>
          </table:table-cell>
          <table:table-cell table:number-columns-repeated="3"/>
          <table:table-cell table:formula="of:=[.J36]*3600" office:value-type="float" office:value="12020.4" calcext:value-type="float">
            <text:p>12020.40</text:p>
          </table:table-cell>
          <table:table-cell office:value-type="float" office:value="2.1" calcext:value-type="float">
            <text:p>2.100</text:p>
          </table:table-cell>
          <table:table-cell office:value-type="float" office:value="0.4" calcext:value-type="float">
            <text:p>0.400</text:p>
          </table:table-cell>
          <table:table-cell office:value-type="float" office:value="3.339" calcext:value-type="float">
            <text:p>3.34</text:p>
          </table:table-cell>
          <table:table-cell table:formula="of:=[.K35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61Cu</text:p>
          </table:table-cell>
          <table:table-cell table:formula="of:=CONCATENATE([.J37];&quot;(&quot;;[.K37];&quot;) &quot;;[.L37])" office:value-type="string" office:string-value="3.339(0) h" calcext:value-type="string">
            <text:p>3.339(0) h</text:p>
          </table:table-cell>
          <table:table-cell office:value-type="float" office:value="588.428571428572" calcext:value-type="float">
            <text:p>588.43</text:p>
          </table:table-cell>
          <table:table-cell table:number-columns-repeated="3"/>
          <table:table-cell table:formula="of:=[.J37]*3600" office:value-type="float" office:value="12020.4" calcext:value-type="float">
            <text:p>12020.40</text:p>
          </table:table-cell>
          <table:table-cell office:value-type="float" office:value="1.17" calcext:value-type="float">
            <text:p>1.170</text:p>
          </table:table-cell>
          <table:table-cell office:value-type="float" office:value="0.21" calcext:value-type="float">
            <text:p>0.210</text:p>
          </table:table-cell>
          <table:table-cell office:value-type="float" office:value="3.339" calcext:value-type="float">
            <text:p>3.34</text:p>
          </table:table-cell>
          <table:table-cell table:formula="of:=[.K36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61Cu</text:p>
          </table:table-cell>
          <table:table-cell table:formula="of:=CONCATENATE([.J38];&quot;(&quot;;[.K38];&quot;) &quot;;[.L38])" office:value-type="string" office:string-value="3.339(0) h" calcext:value-type="string">
            <text:p>3.339(0) h</text:p>
          </table:table-cell>
          <table:table-cell office:value-type="float" office:value="655.891052631579" calcext:value-type="float">
            <text:p>655.89</text:p>
          </table:table-cell>
          <table:table-cell table:number-columns-repeated="3"/>
          <table:table-cell table:formula="of:=[.J38]*3600" office:value-type="float" office:value="12020.4" calcext:value-type="float">
            <text:p>12020.40</text:p>
          </table:table-cell>
          <table:table-cell office:value-type="float" office:value="10.8" calcext:value-type="float">
            <text:p>10.800</text:p>
          </table:table-cell>
          <table:table-cell office:value-type="float" office:value="2" calcext:value-type="float">
            <text:p>2.000</text:p>
          </table:table-cell>
          <table:table-cell office:value-type="float" office:value="3.339" calcext:value-type="float">
            <text:p>3.34</text:p>
          </table:table-cell>
          <table:table-cell table:formula="of:=[.K37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61Cu</text:p>
          </table:table-cell>
          <table:table-cell table:formula="of:=CONCATENATE([.J39];&quot;(&quot;;[.K39];&quot;) &quot;;[.L39])" office:value-type="string" office:string-value="3.339(0) h" calcext:value-type="string">
            <text:p>3.339(0) h</text:p>
          </table:table-cell>
          <table:table-cell office:value-type="float" office:value="1185.14666666667" calcext:value-type="float">
            <text:p>1185.15</text:p>
          </table:table-cell>
          <table:table-cell table:number-columns-repeated="3"/>
          <table:table-cell table:formula="of:=[.J39]*3600" office:value-type="float" office:value="12020.4" calcext:value-type="float">
            <text:p>12020.40</text:p>
          </table:table-cell>
          <table:table-cell office:value-type="float" office:value="3.7" calcext:value-type="float">
            <text:p>3.700</text:p>
          </table:table-cell>
          <table:table-cell office:value-type="float" office:value="0.7" calcext:value-type="float">
            <text:p>0.700</text:p>
          </table:table-cell>
          <table:table-cell office:value-type="float" office:value="3.339" calcext:value-type="float">
            <text:p>3.34</text:p>
          </table:table-cell>
          <table:table-cell table:formula="of:=[.K38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62Zn</text:p>
          </table:table-cell>
          <table:table-cell table:formula="of:=CONCATENATE([.J40];&quot;(&quot;;[.K40];&quot;) &quot;;[.L40])" office:value-type="string" office:string-value="9.193(0) h" calcext:value-type="string">
            <text:p>9.193(0) h</text:p>
          </table:table-cell>
          <table:table-cell office:value-type="float" office:value="243.3953125" calcext:value-type="float">
            <text:p>243.40</text:p>
          </table:table-cell>
          <table:table-cell table:number-columns-repeated="3"/>
          <table:table-cell table:formula="of:=[.J40]*3600" office:value-type="float" office:value="33094.8" calcext:value-type="float">
            <text:p>33094.80</text:p>
          </table:table-cell>
          <table:table-cell office:value-type="float" office:value="2.52" calcext:value-type="float">
            <text:p>2.520</text:p>
          </table:table-cell>
          <table:table-cell office:value-type="float" office:value="0.23" calcext:value-type="float">
            <text:p>0.230</text:p>
          </table:table-cell>
          <table:table-cell office:value-type="float" office:value="9.193" calcext:value-type="float">
            <text:p>9.19</text:p>
          </table:table-cell>
          <table:table-cell table:formula="of:=[.K39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62Zn</text:p>
          </table:table-cell>
          <table:table-cell table:formula="of:=CONCATENATE([.J41];&quot;(&quot;;[.K41];&quot;) &quot;;[.L41])" office:value-type="string" office:string-value="9.193(0) h" calcext:value-type="string">
            <text:p>9.193(0) h</text:p>
          </table:table-cell>
          <table:table-cell office:value-type="float" office:value="246.969" calcext:value-type="float">
            <text:p>246.97</text:p>
          </table:table-cell>
          <table:table-cell table:number-columns-repeated="3"/>
          <table:table-cell table:formula="of:=[.J41]*3600" office:value-type="float" office:value="33094.8" calcext:value-type="float">
            <text:p>33094.80</text:p>
          </table:table-cell>
          <table:table-cell office:value-type="float" office:value="1.9" calcext:value-type="float">
            <text:p>1.900</text:p>
          </table:table-cell>
          <table:table-cell office:value-type="float" office:value="0.18" calcext:value-type="float">
            <text:p>0.180</text:p>
          </table:table-cell>
          <table:table-cell office:value-type="float" office:value="9.193" calcext:value-type="float">
            <text:p>9.19</text:p>
          </table:table-cell>
          <table:table-cell table:formula="of:=[.K40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62Zn</text:p>
          </table:table-cell>
          <table:table-cell table:formula="of:=CONCATENATE([.J42];&quot;(&quot;;[.K42];&quot;) &quot;;[.L42])" office:value-type="string" office:string-value="9.193(0) h" calcext:value-type="string">
            <text:p>9.193(0) h</text:p>
          </table:table-cell>
          <table:table-cell office:value-type="float" office:value="260.477777777778" calcext:value-type="float">
            <text:p>260.48</text:p>
          </table:table-cell>
          <table:table-cell table:number-columns-repeated="3"/>
          <table:table-cell table:formula="of:=[.J42]*3600" office:value-type="float" office:value="33094.8" calcext:value-type="float">
            <text:p>33094.80</text:p>
          </table:table-cell>
          <table:table-cell office:value-type="float" office:value="1.35" calcext:value-type="float">
            <text:p>1.350</text:p>
          </table:table-cell>
          <table:table-cell office:value-type="float" office:value="0.13" calcext:value-type="float">
            <text:p>0.130</text:p>
          </table:table-cell>
          <table:table-cell office:value-type="float" office:value="9.193" calcext:value-type="float">
            <text:p>9.19</text:p>
          </table:table-cell>
          <table:table-cell table:formula="of:=[.K41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62Zn</text:p>
          </table:table-cell>
          <table:table-cell table:formula="of:=CONCATENATE([.J43];&quot;(&quot;;[.K43];&quot;) &quot;;[.L43])" office:value-type="string" office:string-value="9.193(0) h" calcext:value-type="string">
            <text:p>9.193(0) h</text:p>
          </table:table-cell>
          <table:table-cell office:value-type="float" office:value="304.8425" calcext:value-type="float">
            <text:p>304.84</text:p>
          </table:table-cell>
          <table:table-cell table:number-columns-repeated="3"/>
          <table:table-cell table:formula="of:=[.J43]*3600" office:value-type="float" office:value="33094.8" calcext:value-type="float">
            <text:p>33094.80</text:p>
          </table:table-cell>
          <table:table-cell office:value-type="float" office:value="0.29" calcext:value-type="float">
            <text:p>0.290</text:p>
          </table:table-cell>
          <table:table-cell office:value-type="float" office:value="0.03" calcext:value-type="float">
            <text:p>0.030</text:p>
          </table:table-cell>
          <table:table-cell office:value-type="float" office:value="9.193" calcext:value-type="float">
            <text:p>9.19</text:p>
          </table:table-cell>
          <table:table-cell table:formula="of:=[.K42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62Zn</text:p>
          </table:table-cell>
          <table:table-cell table:formula="of:=CONCATENATE([.J44];&quot;(&quot;;[.K44];&quot;) &quot;;[.L44])" office:value-type="string" office:string-value="9.193(0) h" calcext:value-type="string">
            <text:p>9.193(0) h</text:p>
          </table:table-cell>
          <table:table-cell office:value-type="float" office:value="349.44" calcext:value-type="float">
            <text:p>349.44</text:p>
          </table:table-cell>
          <table:table-cell table:number-columns-repeated="3"/>
          <table:table-cell table:formula="of:=[.J44]*3600" office:value-type="float" office:value="33094.8" calcext:value-type="float">
            <text:p>33094.80</text:p>
          </table:table-cell>
          <table:table-cell office:value-type="float" office:value="0.45" calcext:value-type="float">
            <text:p>0.450</text:p>
          </table:table-cell>
          <table:table-cell office:value-type="float" office:value="0.04" calcext:value-type="float">
            <text:p>0.040</text:p>
          </table:table-cell>
          <table:table-cell office:value-type="float" office:value="9.193" calcext:value-type="float">
            <text:p>9.19</text:p>
          </table:table-cell>
          <table:table-cell table:formula="of:=[.K43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62Zn</text:p>
          </table:table-cell>
          <table:table-cell table:formula="of:=CONCATENATE([.J45];&quot;(&quot;;[.K45];&quot;) &quot;;[.L45])" office:value-type="string" office:string-value="9.193(0) h" calcext:value-type="string">
            <text:p>9.193(0) h</text:p>
          </table:table-cell>
          <table:table-cell office:value-type="float" office:value="393.995517241379" calcext:value-type="float">
            <text:p>394.00</text:p>
          </table:table-cell>
          <table:table-cell table:number-columns-repeated="3"/>
          <table:table-cell table:formula="of:=[.J45]*3600" office:value-type="float" office:value="33094.8" calcext:value-type="float">
            <text:p>33094.80</text:p>
          </table:table-cell>
          <table:table-cell office:value-type="float" office:value="2.24" calcext:value-type="float">
            <text:p>2.240</text:p>
          </table:table-cell>
          <table:table-cell office:value-type="float" office:value="0.17" calcext:value-type="float">
            <text:p>0.170</text:p>
          </table:table-cell>
          <table:table-cell office:value-type="float" office:value="9.193" calcext:value-type="float">
            <text:p>9.19</text:p>
          </table:table-cell>
          <table:table-cell table:formula="of:=[.K44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62Zn</text:p>
          </table:table-cell>
          <table:table-cell table:formula="of:=CONCATENATE([.J46];&quot;(&quot;;[.K46];&quot;) &quot;;[.L46])" office:value-type="string" office:string-value="9.193(0) h" calcext:value-type="string">
            <text:p>9.193(0) h</text:p>
          </table:table-cell>
          <table:table-cell office:value-type="float" office:value="548.340606060606" calcext:value-type="float">
            <text:p>548.34</text:p>
          </table:table-cell>
          <table:table-cell table:number-columns-repeated="3"/>
          <table:table-cell table:formula="of:=[.J46]*3600" office:value-type="float" office:value="33094.8" calcext:value-type="float">
            <text:p>33094.80</text:p>
          </table:table-cell>
          <table:table-cell office:value-type="float" office:value="15.3" calcext:value-type="float">
            <text:p>15.300</text:p>
          </table:table-cell>
          <table:table-cell office:value-type="float" office:value="1.4" calcext:value-type="float">
            <text:p>1.400</text:p>
          </table:table-cell>
          <table:table-cell office:value-type="float" office:value="9.193" calcext:value-type="float">
            <text:p>9.19</text:p>
          </table:table-cell>
          <table:table-cell table:formula="of:=[.K45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62Zn</text:p>
          </table:table-cell>
          <table:table-cell table:formula="of:=CONCATENATE([.J47];&quot;(&quot;;[.K47];&quot;) &quot;;[.L47])" office:value-type="string" office:string-value="9.193(0) h" calcext:value-type="string">
            <text:p>9.193(0) h</text:p>
          </table:table-cell>
          <table:table-cell office:value-type="float" office:value="596.525428571429" calcext:value-type="float">
            <text:p>596.53</text:p>
          </table:table-cell>
          <table:table-cell table:number-columns-repeated="3"/>
          <table:table-cell table:formula="of:=[.J47]*3600" office:value-type="float" office:value="33094.8" calcext:value-type="float">
            <text:p>33094.80</text:p>
          </table:table-cell>
          <table:table-cell office:value-type="float" office:value="26" calcext:value-type="float">
            <text:p>26.000</text:p>
          </table:table-cell>
          <table:table-cell office:value-type="float" office:value="2" calcext:value-type="float">
            <text:p>2.000</text:p>
          </table:table-cell>
          <table:table-cell office:value-type="float" office:value="9.193" calcext:value-type="float">
            <text:p>9.19</text:p>
          </table:table-cell>
          <table:table-cell table:formula="of:=[.K46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62Zn</text:p>
          </table:table-cell>
          <table:table-cell table:formula="of:=CONCATENATE([.J48];&quot;(&quot;;[.K48];&quot;) &quot;;[.L48])" office:value-type="string" office:string-value="9.193(0) h" calcext:value-type="string">
            <text:p>9.193(0) h</text:p>
          </table:table-cell>
          <table:table-cell office:value-type="float" office:value="637.492222222222" calcext:value-type="float">
            <text:p>637.49</text:p>
          </table:table-cell>
          <table:table-cell table:number-columns-repeated="3"/>
          <table:table-cell table:formula="of:=[.J48]*3600" office:value-type="float" office:value="33094.8" calcext:value-type="float">
            <text:p>33094.80</text:p>
          </table:table-cell>
          <table:table-cell office:value-type="float" office:value="0.25" calcext:value-type="float">
            <text:p>0.250</text:p>
          </table:table-cell>
          <table:table-cell office:value-type="float" office:value="0.03" calcext:value-type="float">
            <text:p>0.030</text:p>
          </table:table-cell>
          <table:table-cell office:value-type="float" office:value="9.193" calcext:value-type="float">
            <text:p>9.19</text:p>
          </table:table-cell>
          <table:table-cell table:formula="of:=[.K47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64Cu</text:p>
          </table:table-cell>
          <table:table-cell table:formula="of:=CONCATENATE([.J49];&quot;(&quot;;[.K49];&quot;) &quot;;[.L49])" office:value-type="string" office:string-value="12.701(0) h" calcext:value-type="string">
            <text:p>12.701(0) h</text:p>
          </table:table-cell>
          <table:table-cell office:value-type="float" office:value="1345.85029411765" calcext:value-type="float">
            <text:p>1345.85</text:p>
          </table:table-cell>
          <table:table-cell table:number-columns-repeated="3"/>
          <table:table-cell table:formula="of:=[.J49]*3600" office:value-type="float" office:value="45723.6" calcext:value-type="float">
            <text:p>45723.60</text:p>
          </table:table-cell>
          <table:table-cell office:value-type="float" office:value="0.475" calcext:value-type="float">
            <text:p>0.475</text:p>
          </table:table-cell>
          <table:table-cell office:value-type="float" office:value="0.011" calcext:value-type="float">
            <text:p>0.011</text:p>
          </table:table-cell>
          <table:table-cell office:value-type="float" office:value="12.701" calcext:value-type="float">
            <text:p>12.70</text:p>
          </table:table-cell>
          <table:table-cell table:formula="of:=[.K48]" office:value-type="float" office:value="0" calcext:value-type="float">
            <text:p>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65Zn</text:p>
          </table:table-cell>
          <table:table-cell table:formula="of:=CONCATENATE([.J50];&quot;(&quot;;[.K50];&quot;) &quot;;[.L50])" office:value-type="string" office:string-value="243.93(0) d" calcext:value-type="string">
            <text:p>243.93(0) d</text:p>
          </table:table-cell>
          <table:table-cell office:value-type="float" office:value="1115.465" calcext:value-type="float">
            <text:p>1115.47</text:p>
          </table:table-cell>
          <table:table-cell table:number-columns-repeated="3"/>
          <table:table-cell table:formula="of:=[.J50]*24*3600" office:value-type="float" office:value="21075552" calcext:value-type="float">
            <text:p>21075552.00</text:p>
          </table:table-cell>
          <table:table-cell office:value-type="float" office:value="50.04" calcext:value-type="float">
            <text:p>50.040</text:p>
          </table:table-cell>
          <table:table-cell office:value-type="float" office:value="0.1" calcext:value-type="float">
            <text:p>0.100</text:p>
          </table:table-cell>
          <table:table-cell office:value-type="float" office:value="243.93" calcext:value-type="float">
            <text:p>243.93</text:p>
          </table:table-cell>
          <table:table-cell table:formula="of:=[.K49]" office:value-type="float" office:value="0" calcext:value-type="float">
            <text:p>0.00</text:p>
          </table:table-cell>
          <table:table-cell office:value-type="string" calcext:value-type="string">
            <text:p>d</text:p>
          </table:table-cell>
        </table:table-row>
      </table:table>
      <table:named-expressions/>
      <table:database-ranges>
        <table:database-range table:name="__Anonymous_Sheet_DB__0" table:target-range-address="Nb.I1:Nb.R1048574" table:contains-header="false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Cu.A2:Cu.L50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3" number:min-integer-digits="1" number:min-exponent-digits="3"/>
    </number:number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7-11-21T20:11:57.933558129</meta:creation-date>
    <dc:date>2017-11-22T21:07:03.314565117</dc:date>
    <dc:creator>Andrew </dc:creator>
    <meta:editing-duration>P1DT53M14S</meta:editing-duration>
    <meta:editing-cycles>76</meta:editing-cycles>
    <meta:generator>LibreOffice/4.2.8.2$Linux_X86_64 LibreOffice_project/420m0$Build-2</meta:generator>
    <meta:document-statistic meta:table-count="2" meta:cell-count="2130" meta:object-count="0"/>
  </office:meta>
</office:document-meta>
</file>